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20%" fo:margin-top="0.847cm" style:writing-mode="lr-tb"/>
    </style:style>
    <style:style style:name="T1_1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2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3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4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P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60%" fo:margin-bottom="0.423cm" style:writing-mode="lr-tb"/>
    </style:style>
    <style:style style:name="T3_1" style:family="text">
      <style:text-properties fo:color="#333333" fo:font-size="12pt" style:font-size-asian="12pt" style:font-size-complex="12pt"/>
    </style:style>
    <style:style style:name="T3_2" style:family="text">
      <style:text-properties fo:color="#333333" fo:font-size="12pt" style:font-size-asian="12pt" style:font-size-complex="12pt"/>
    </style:style>
    <style:style style:name="T3_3" style:family="text">
      <style:text-properties fo:color="#333333" fo:font-size="12pt" style:font-size-asian="12pt" style:font-size-complex="12pt"/>
    </style:style>
    <style:style style:name="T3_4" style:family="text">
      <style:text-properties fo:color="#333333" fo:font-size="12pt" style:font-size-asian="12pt" style:font-size-complex="12pt"/>
    </style:style>
    <style:style style:name="T3_5" style:family="text">
      <style:text-properties fo:color="#333333" fo:font-size="12pt" style:font-size-asian="12pt" style:font-size-complex="12pt"/>
    </style:style>
    <style:style style:name="T3_6" style:family="text">
      <style:text-properties fo:color="#333333" fo:font-size="12pt" style:font-size-asian="12pt" style:font-size-complex="12pt"/>
    </style:style>
    <style:style style:name="T3_7" style:family="text">
      <style:text-properties fo:color="#333333" fo:font-size="12pt" style:font-size-asian="12pt" style:font-size-complex="12pt"/>
    </style:style>
    <style:style style:name="T3_8" style:family="text">
      <style:text-properties fo:color="#333333" fo:font-size="12pt" style:font-size-asian="12pt" style:font-size-complex="12pt"/>
    </style:style>
    <style:style style:name="T3_9" style:family="text">
      <style:text-properties fo:color="#333333" fo:font-size="12pt" style:font-size-asian="12pt" style:font-size-complex="12pt"/>
    </style:style>
    <style:style style:name="T3_10" style:family="text">
      <style:text-properties fo:color="#333333" fo:font-size="12pt" style:font-size-asian="12pt" style:font-size-complex="12pt"/>
    </style:style>
    <style:style style:name="T3_11" style:family="text">
      <style:text-properties fo:color="#333333" fo:font-size="12pt" style:font-size-asian="12pt" style:font-size-complex="12pt"/>
    </style:style>
    <style:style style:name="T3_12" style:family="text">
      <style:text-properties fo:color="#333333" fo:font-size="12pt" style:font-size-asian="12pt" style:font-size-complex="12pt"/>
    </style:style>
    <style:style style:name="T3_13" style:family="text">
      <style:text-properties fo:color="#333333" fo:font-size="12pt" style:font-size-asian="12pt" style:font-size-complex="12pt"/>
    </style:style>
    <style:style style:name="T3_14" style:family="text">
      <style:text-properties fo:color="#333333" fo:font-size="12pt" style:font-size-asian="12pt" style:font-size-complex="12pt"/>
    </style:style>
    <style:style style:name="T3_15" style:family="text">
      <style:text-properties fo:color="#333333" fo:font-size="12pt" style:font-size-asian="12pt" style:font-size-complex="12pt"/>
    </style:style>
    <style:style style:name="T3_16" style:family="text">
      <style:text-properties fo:color="#333333" fo:font-size="12pt" style:font-size-asian="12pt" style:font-size-complex="12pt"/>
    </style:style>
    <style:style style:name="T3_17" style:family="text">
      <style:text-properties fo:color="#333333" fo:font-size="12pt" style:font-size-asian="12pt" style:font-size-complex="12pt"/>
    </style:style>
    <style:style style:name="T3_18" style:family="text">
      <style:text-properties fo:color="#333333" fo:font-size="12pt" style:font-size-asian="12pt" style:font-size-complex="12pt"/>
    </style:style>
    <style:style style:name="T3_19" style:family="text">
      <style:text-properties fo:color="#333333" fo:font-size="12pt" style:font-size-asian="12pt" style:font-size-complex="12pt"/>
    </style:style>
    <style:style style:name="T3_20" style:family="text">
      <style:text-properties fo:color="#333333" fo:font-size="12pt" style:font-size-asian="12pt" style:font-size-complex="12pt"/>
    </style:style>
    <style:style style:name="T3_21" style:family="text">
      <style:text-properties fo:color="#333333" fo:font-size="12pt" style:font-size-asian="12pt" style:font-size-complex="12pt"/>
    </style:style>
    <style:style style:name="T3_22" style:family="text">
      <style:text-properties fo:color="#333333" fo:font-size="12pt" style:font-size-asian="12pt" style:font-size-complex="12pt"/>
    </style:style>
    <style:style style:name="T3_23" style:family="text">
      <style:text-properties fo:color="#333333" fo:font-size="12pt" style:font-size-asian="12pt" style:font-size-complex="12pt"/>
    </style:style>
    <style:style style:name="T3_24" style:family="text">
      <style:text-properties fo:color="#333333" fo:font-size="12pt" style:font-size-asian="12pt" style:font-size-complex="12pt"/>
    </style:style>
    <style:style style:name="T3_25" style:family="text">
      <style:text-properties fo:color="#333333" fo:font-size="12pt" style:font-size-asian="12pt" style:font-size-complex="12pt"/>
    </style:style>
    <style:style style:name="T3_26" style:family="text">
      <style:text-properties fo:color="#333333" fo:font-size="12pt" style:font-size-asian="12pt" style:font-size-complex="12pt"/>
    </style:style>
    <style:style style:name="T3_27" style:family="text">
      <style:text-properties fo:color="#333333" fo:font-size="12pt" style:font-size-asian="12pt" style:font-size-complex="12pt"/>
    </style:style>
    <style:style style:name="T3_28" style:family="text">
      <style:text-properties fo:color="#333333" fo:font-size="12pt" style:font-size-asian="12pt" style:font-size-complex="12pt"/>
    </style:style>
    <style:style style:name="T3_29" style:family="text">
      <style:text-properties fo:color="#333333" fo:font-size="12pt" style:font-size-asian="12pt" style:font-size-complex="12pt"/>
    </style:style>
    <style:style style:name="T3_30" style:family="text">
      <style:text-properties fo:color="#333333" fo:font-size="12pt" style:font-size-asian="12pt" style:font-size-complex="12pt"/>
    </style:style>
    <style:style style:name="P4" style:family="paragraph" style:parent-style-name="Standard">
      <style:paragraph-properties fo:break-before="auto" fo:line-height="160%" fo:margin-bottom="0.423cm" style:writing-mode="lr-tb"/>
    </style:style>
    <style:style style:name="T4_1" style:family="text">
      <style:text-properties fo:color="#333333" fo:font-size="12pt" style:font-size-asian="12pt" style:font-size-complex="12pt"/>
    </style:style>
    <style:style style:name="T4_2" style:family="text">
      <style:text-properties fo:color="#333333" fo:font-size="12pt" style:font-size-asian="12pt" style:font-size-complex="12pt"/>
    </style:style>
    <style:style style:name="T4_3" style:family="text">
      <style:text-properties fo:color="#333333" fo:font-size="12pt" style:font-size-asian="12pt" style:font-size-complex="12pt"/>
    </style:style>
    <style:style style:name="T4_4" style:family="text">
      <style:text-properties fo:color="#333333" fo:font-size="12pt" style:font-size-asian="12pt" style:font-size-complex="12pt"/>
    </style:style>
    <style:style style:name="T4_5" style:family="text">
      <style:text-properties fo:color="#333333" fo:font-size="12pt" style:font-size-asian="12pt" style:font-size-complex="12pt"/>
    </style:style>
    <style:style style:name="T4_6" style:family="text">
      <style:text-properties fo:color="#333333" fo:font-size="12pt" style:font-size-asian="12pt" style:font-size-complex="12pt"/>
    </style:style>
    <style:style style:name="T4_7" style:family="text">
      <style:text-properties fo:color="#333333" fo:font-size="12pt" style:font-size-asian="12pt" style:font-size-complex="12pt"/>
    </style:style>
    <style:style style:name="T4_8" style:family="text">
      <style:text-properties fo:color="#333333" fo:font-size="12pt" style:font-size-asian="12pt" style:font-size-complex="12pt"/>
    </style:style>
    <style:style style:name="T4_9" style:family="text">
      <style:text-properties fo:color="#333333" fo:font-size="12pt" style:font-size-asian="12pt" style:font-size-complex="12pt"/>
    </style:style>
    <style:style style:name="T4_10" style:family="text">
      <style:text-properties fo:color="#333333" fo:font-size="12pt" style:font-size-asian="12pt" style:font-size-complex="12pt"/>
    </style:style>
    <style:style style:name="T4_11" style:family="text">
      <style:text-properties fo:color="#333333" fo:font-size="12pt" style:font-size-asian="12pt" style:font-size-complex="12pt"/>
    </style:style>
    <style:style style:name="T4_12" style:family="text">
      <style:text-properties fo:color="#333333" fo:font-size="12pt" style:font-size-asian="12pt" style:font-size-complex="12pt"/>
    </style:style>
    <style:style style:name="T4_13" style:family="text">
      <style:text-properties fo:color="#333333" fo:font-size="12pt" style:font-size-asian="12pt" style:font-size-complex="12pt"/>
    </style:style>
    <style:style style:name="T4_14" style:family="text">
      <style:text-properties fo:color="#333333" fo:font-size="12pt" style:font-size-asian="12pt" style:font-size-complex="12pt"/>
    </style:style>
    <style:style style:name="T4_15" style:family="text">
      <style:text-properties fo:color="#333333" fo:font-size="12pt" style:font-size-asian="12pt" style:font-size-complex="12pt"/>
    </style:style>
    <style:style style:name="T4_16" style:family="text">
      <style:text-properties fo:color="#333333" fo:font-size="12pt" style:font-size-asian="12pt" style:font-size-complex="12pt"/>
    </style:style>
    <style:style style:name="T4_17" style:family="text">
      <style:text-properties fo:color="#333333" fo:font-size="12pt" style:font-size-asian="12pt" style:font-size-complex="12pt"/>
    </style:style>
    <style:style style:name="T4_18" style:family="text">
      <style:text-properties fo:color="#333333" fo:font-size="12pt" style:font-size-asian="12pt" style:font-size-complex="12pt"/>
    </style:style>
    <style:style style:name="T4_19" style:family="text">
      <style:text-properties fo:color="#333333" fo:font-size="12pt" style:font-size-asian="12pt" style:font-size-complex="12pt"/>
    </style:style>
    <style:style style:name="T4_20" style:family="text">
      <style:text-properties fo:color="#333333" fo:font-size="12pt" style:font-size-asian="12pt" style:font-size-complex="12pt"/>
    </style:style>
    <style:style style:name="T4_21" style:family="text">
      <style:text-properties fo:color="#333333" fo:font-size="12pt" style:font-size-asian="12pt" style:font-size-complex="12pt"/>
    </style:style>
    <style:style style:name="T4_22" style:family="text">
      <style:text-properties fo:color="#333333" fo:font-size="12pt" style:font-size-asian="12pt" style:font-size-complex="12pt"/>
    </style:style>
    <style:style style:name="T4_23" style:family="text">
      <style:text-properties fo:color="#333333" fo:font-size="12pt" style:font-size-asian="12pt" style:font-size-complex="12pt"/>
    </style:style>
    <style:style style:name="T4_24" style:family="text">
      <style:text-properties fo:color="#333333" fo:font-size="12pt" style:font-size-asian="12pt" style:font-size-complex="12pt"/>
    </style:style>
    <style:style style:name="T4_25" style:family="text">
      <style:text-properties fo:color="#333333" fo:font-size="12pt" style:font-size-asian="12pt" style:font-size-complex="12pt"/>
    </style:style>
    <style:style style:name="T4_26" style:family="text">
      <style:text-properties fo:color="#333333" fo:font-size="12pt" style:font-size-asian="12pt" style:font-size-complex="12pt"/>
    </style:style>
    <style:style style:name="T4_27" style:family="text">
      <style:text-properties fo:color="#333333" fo:font-size="12pt" style:font-size-asian="12pt" style:font-size-complex="12pt"/>
    </style:style>
    <style:style style:name="T4_28" style:family="text">
      <style:text-properties fo:color="#333333" fo:font-size="12pt" style:font-size-asian="12pt" style:font-size-complex="12pt"/>
    </style:style>
    <style:style style:name="T4_29" style:family="text">
      <style:text-properties fo:color="#333333" fo:font-size="12pt" style:font-size-asian="12pt" style:font-size-complex="12pt"/>
    </style:style>
    <style:style style:name="T4_30" style:family="text">
      <style:text-properties fo:color="#333333" fo:font-size="12pt" style:font-size-asian="12pt" style:font-size-complex="12pt"/>
    </style:style>
    <style:style style:name="T4_31" style:family="text">
      <style:text-properties fo:color="#333333" fo:font-size="12pt" style:font-size-asian="12pt" style:font-size-complex="12pt"/>
    </style:style>
    <style:style style:name="T4_32" style:family="text">
      <style:text-properties fo:color="#333333" fo:font-size="12pt" style:font-size-asian="12pt" style:font-size-complex="12pt"/>
    </style:style>
    <style:style style:name="T4_33" style:family="text">
      <style:text-properties fo:color="#333333" fo:font-size="12pt" style:font-size-asian="12pt" style:font-size-complex="12pt"/>
    </style:style>
    <style:style style:name="T4_34" style:family="text">
      <style:text-properties fo:color="#333333" fo:font-size="12pt" style:font-size-asian="12pt" style:font-size-complex="12pt"/>
    </style:style>
    <style:style style:name="T4_35" style:family="text">
      <style:text-properties fo:color="#333333" fo:font-size="12pt" style:font-size-asian="12pt" style:font-size-complex="12pt"/>
    </style:style>
    <style:style style:name="T4_36" style:family="text">
      <style:text-properties fo:color="#333333" fo:font-size="12pt" style:font-size-asian="12pt" style:font-size-complex="12pt"/>
    </style:style>
    <style:style style:name="T4_37" style:family="text">
      <style:text-properties fo:color="#333333" fo:font-size="12pt" style:font-size-asian="12pt" style:font-size-complex="12pt"/>
    </style:style>
    <style:style style:name="T4_38" style:family="text">
      <style:text-properties fo:color="#333333" fo:font-size="12pt" style:font-size-asian="12pt" style:font-size-complex="12pt"/>
    </style:style>
    <style:style style:name="T4_39" style:family="text">
      <style:text-properties fo:color="#333333" fo:font-size="12pt" style:font-size-asian="12pt" style:font-size-complex="12pt"/>
    </style:style>
    <style:style style:name="T4_40" style:family="text">
      <style:text-properties fo:color="#333333" fo:font-size="12pt" style:font-size-asian="12pt" style:font-size-complex="12pt"/>
    </style:style>
    <style:style style:name="T4_41" style:family="text">
      <style:text-properties fo:color="#333333" fo:font-size="12pt" style:font-size-asian="12pt" style:font-size-complex="12pt"/>
    </style:style>
    <style:style style:name="T4_42" style:family="text">
      <style:text-properties fo:color="#333333" fo:font-size="12pt" style:font-size-asian="12pt" style:font-size-complex="12pt"/>
    </style:style>
    <style:style style:name="T4_43" style:family="text">
      <style:text-properties fo:color="#333333" fo:font-size="12pt" style:font-size-asian="12pt" style:font-size-complex="12pt"/>
    </style:style>
    <style:style style:name="T4_44" style:family="text">
      <style:text-properties fo:color="#333333" fo:font-size="12pt" style:font-size-asian="12pt" style:font-size-complex="12pt"/>
    </style:style>
    <style:style style:name="P5" style:family="paragraph" style:parent-style-name="Standard">
      <style:paragraph-properties fo:break-before="auto" fo:line-height="160%" fo:margin-bottom="0.423cm" style:writing-mode="lr-tb"/>
    </style:style>
    <style:style style:name="T5_1" style:family="text">
      <style:text-properties fo:color="#333333" fo:font-size="12pt" style:font-size-asian="12pt" style:font-size-complex="12pt"/>
    </style:style>
    <style:style style:name="T5_2" style:family="text">
      <style:text-properties fo:color="#333333" fo:font-size="12pt" style:font-size-asian="12pt" style:font-size-complex="12pt"/>
    </style:style>
    <style:style style:name="T5_3" style:family="text">
      <style:text-properties fo:color="#333333" fo:font-size="12pt" style:font-size-asian="12pt" style:font-size-complex="12pt"/>
    </style:style>
    <style:style style:name="T5_4" style:family="text">
      <style:text-properties fo:color="#333333" fo:font-size="12pt" style:font-size-asian="12pt" style:font-size-complex="12pt"/>
    </style:style>
    <style:style style:name="T5_5" style:family="text">
      <style:text-properties fo:color="#333333" fo:font-size="12pt" style:font-size-asian="12pt" style:font-size-complex="12pt"/>
    </style:style>
    <style:style style:name="T5_6" style:family="text">
      <style:text-properties fo:color="#333333" fo:font-size="12pt" style:font-size-asian="12pt" style:font-size-complex="12pt"/>
    </style:style>
    <style:style style:name="T5_7" style:family="text">
      <style:text-properties fo:color="#333333" fo:font-size="12pt" style:font-size-asian="12pt" style:font-size-complex="12pt"/>
    </style:style>
    <style:style style:name="T5_8" style:family="text">
      <style:text-properties fo:color="#333333" fo:font-size="12pt" style:font-size-asian="12pt" style:font-size-complex="12pt"/>
    </style:style>
    <style:style style:name="T5_9" style:family="text">
      <style:text-properties fo:color="#333333" fo:font-size="12pt" style:font-size-asian="12pt" style:font-size-complex="12pt"/>
    </style:style>
    <style:style style:name="T5_10" style:family="text">
      <style:text-properties fo:color="#333333" fo:font-size="12pt" style:font-size-asian="12pt" style:font-size-complex="12pt"/>
    </style:style>
    <style:style style:name="T5_11" style:family="text">
      <style:text-properties fo:color="#333333" fo:font-size="12pt" style:font-size-asian="12pt" style:font-size-complex="12pt"/>
    </style:style>
    <style:style style:name="T5_12" style:family="text">
      <style:text-properties fo:color="#333333" fo:font-size="12pt" style:font-size-asian="12pt" style:font-size-complex="12pt"/>
    </style:style>
    <style:style style:name="T5_13" style:family="text">
      <style:text-properties fo:color="#333333" fo:font-size="12pt" style:font-size-asian="12pt" style:font-size-complex="12pt"/>
    </style:style>
    <style:style style:name="T5_14" style:family="text">
      <style:text-properties fo:color="#333333" fo:font-size="12pt" style:font-size-asian="12pt" style:font-size-complex="12pt"/>
    </style:style>
    <style:style style:name="P6" style:family="paragraph" style:parent-style-name="Standard">
      <style:paragraph-properties fo:break-before="auto" fo:line-height="160%" fo:margin-bottom="0.423cm" style:writing-mode="lr-tb"/>
    </style:style>
    <style:style style:name="T6_1" style:family="text">
      <style:text-properties fo:color="#333333" fo:font-size="12pt" style:font-size-asian="12pt" style:font-size-complex="12pt"/>
    </style:style>
    <style:style style:name="T6_2" style:family="text">
      <style:text-properties fo:color="#333333" fo:font-size="12pt" style:font-size-asian="12pt" style:font-size-complex="12pt"/>
    </style:style>
    <style:style style:name="T6_3" style:family="text">
      <style:text-properties fo:color="#333333" fo:font-size="12pt" style:font-size-asian="12pt" style:font-size-complex="12pt"/>
    </style:style>
    <style:style style:name="T6_4" style:family="text">
      <style:text-properties fo:color="#333333" fo:font-size="12pt" style:font-size-asian="12pt" style:font-size-complex="12pt"/>
    </style:style>
    <style:style style:name="T6_5" style:family="text">
      <style:text-properties fo:color="#333333" fo:font-size="12pt" style:font-size-asian="12pt" style:font-size-complex="12pt"/>
    </style:style>
    <style:style style:name="T6_6" style:family="text">
      <style:text-properties fo:color="#333333" fo:font-size="12pt" style:font-size-asian="12pt" style:font-size-complex="12pt"/>
    </style:style>
    <style:style style:name="T6_7" style:family="text">
      <style:text-properties fo:color="#333333" fo:font-size="12pt" style:font-size-asian="12pt" style:font-size-complex="12pt"/>
    </style:style>
    <style:style style:name="T6_8" style:family="text">
      <style:text-properties fo:color="#333333" fo:font-size="12pt" style:font-size-asian="12pt" style:font-size-complex="12pt"/>
    </style:style>
    <style:style style:name="T6_9" style:family="text">
      <style:text-properties fo:color="#333333" fo:font-size="12pt" style:font-size-asian="12pt" style:font-size-complex="12pt"/>
    </style:style>
    <style:style style:name="T6_10" style:family="text">
      <style:text-properties fo:color="#333333" fo:font-size="12pt" style:font-size-asian="12pt" style:font-size-complex="12pt"/>
    </style:style>
    <style:style style:name="T6_11" style:family="text">
      <style:text-properties fo:color="#333333" fo:font-size="12pt" style:font-size-asian="12pt" style:font-size-complex="12pt"/>
    </style:style>
    <style:style style:name="T6_12" style:family="text">
      <style:text-properties fo:color="#333333" fo:font-size="12pt" style:font-size-asian="12pt" style:font-size-complex="12pt"/>
    </style:style>
    <style:style style:name="T6_13" style:family="text">
      <style:text-properties fo:color="#333333" fo:font-size="12pt" style:font-size-asian="12pt" style:font-size-complex="12pt"/>
    </style:style>
    <style:style style:name="T6_14" style:family="text">
      <style:text-properties fo:color="#333333" fo:font-size="12pt" style:font-size-asian="12pt" style:font-size-complex="12pt"/>
    </style:style>
    <style:style style:name="T6_15" style:family="text">
      <style:text-properties fo:color="#333333" fo:font-size="12pt" style:font-size-asian="12pt" style:font-size-complex="12pt"/>
    </style:style>
    <style:style style:name="T6_16" style:family="text">
      <style:text-properties fo:color="#333333" fo:font-size="12pt" style:font-size-asian="12pt" style:font-size-complex="12pt"/>
    </style:style>
    <style:style style:name="T6_17" style:family="text">
      <style:text-properties fo:color="#333333" fo:font-size="12pt" style:font-size-asian="12pt" style:font-size-complex="12pt"/>
    </style:style>
    <style:style style:name="T6_18" style:family="text">
      <style:text-properties fo:color="#333333" fo:font-size="12pt" style:font-size-asian="12pt" style:font-size-complex="12pt"/>
    </style:style>
    <style:style style:name="T6_19" style:family="text">
      <style:text-properties fo:color="#333333" fo:font-size="12pt" style:font-size-asian="12pt" style:font-size-complex="12pt"/>
    </style:style>
    <style:style style:name="T6_20" style:family="text">
      <style:text-properties fo:color="#333333" fo:font-size="12pt" style:font-size-asian="12pt" style:font-size-complex="12pt"/>
    </style:style>
    <style:style style:name="T6_21" style:family="text">
      <style:text-properties fo:color="#333333" fo:font-size="12pt" style:font-size-asian="12pt" style:font-size-complex="12pt"/>
    </style:style>
    <style:style style:name="T6_22" style:family="text">
      <style:text-properties fo:color="#333333" fo:font-size="12pt" style:font-size-asian="12pt" style:font-size-complex="12pt"/>
    </style:style>
    <style:style style:name="T6_23" style:family="text">
      <style:text-properties fo:color="#333333" fo:font-size="12pt" style:font-size-asian="12pt" style:font-size-complex="12pt"/>
    </style:style>
    <style:style style:name="T6_24" style:family="text">
      <style:text-properties fo:color="#333333" fo:font-size="12pt" style:font-size-asian="12pt" style:font-size-complex="12pt"/>
    </style:style>
    <style:style style:name="T6_25" style:family="text">
      <style:text-properties fo:color="#333333" fo:font-size="12pt" style:font-size-asian="12pt" style:font-size-complex="12pt"/>
    </style:style>
    <style:style style:name="T6_26" style:family="text">
      <style:text-properties fo:color="#333333" fo:font-size="12pt" style:font-size-asian="12pt" style:font-size-complex="12pt"/>
    </style:style>
    <style:style style:name="P7" style:family="paragraph" style:parent-style-name="Standard">
      <style:paragraph-properties fo:break-before="auto" fo:line-height="160%" fo:margin-bottom="0.423cm" style:writing-mode="lr-tb"/>
    </style:style>
    <style:style style:name="T7_1" style:family="text">
      <style:text-properties fo:color="#333333" fo:font-size="12pt" style:font-size-asian="12pt" style:font-size-complex="12pt"/>
    </style:style>
    <style:style style:name="T7_2" style:family="text">
      <style:text-properties fo:color="#333333" fo:font-size="12pt" style:font-size-asian="12pt" style:font-size-complex="12pt"/>
    </style:style>
    <style:style style:name="T7_3" style:family="text">
      <style:text-properties fo:color="#333333" fo:font-size="12pt" style:font-size-asian="12pt" style:font-size-complex="12pt"/>
    </style:style>
    <style:style style:name="T7_4" style:family="text">
      <style:text-properties fo:color="#333333" fo:font-size="12pt" style:font-size-asian="12pt" style:font-size-complex="12pt"/>
    </style:style>
    <style:style style:name="T7_5" style:family="text">
      <style:text-properties fo:color="#333333" fo:font-size="12pt" style:font-size-asian="12pt" style:font-size-complex="12pt"/>
    </style:style>
    <style:style style:name="T7_6" style:family="text">
      <style:text-properties fo:color="#333333" fo:font-size="12pt" style:font-size-asian="12pt" style:font-size-complex="12pt"/>
    </style:style>
    <style:style style:name="T7_7" style:family="text">
      <style:text-properties fo:color="#333333" fo:font-size="12pt" style:font-size-asian="12pt" style:font-size-complex="12pt"/>
    </style:style>
    <style:style style:name="T7_8" style:family="text">
      <style:text-properties fo:color="#333333" fo:font-size="12pt" style:font-size-asian="12pt" style:font-size-complex="12pt"/>
    </style:style>
    <style:style style:name="T7_9" style:family="text">
      <style:text-properties fo:color="#333333" fo:font-size="12pt" style:font-size-asian="12pt" style:font-size-complex="12pt"/>
    </style:style>
    <style:style style:name="T7_10" style:family="text">
      <style:text-properties fo:color="#333333" fo:font-size="12pt" style:font-size-asian="12pt" style:font-size-complex="12pt"/>
    </style:style>
    <style:style style:name="T7_11" style:family="text">
      <style:text-properties fo:color="#333333" fo:font-size="12pt" style:font-size-asian="12pt" style:font-size-complex="12pt"/>
    </style:style>
    <style:style style:name="T7_12" style:family="text">
      <style:text-properties fo:color="#333333" fo:font-size="12pt" style:font-size-asian="12pt" style:font-size-complex="12pt"/>
    </style:style>
    <style:style style:name="T7_13" style:family="text">
      <style:text-properties fo:color="#333333" fo:font-size="12pt" style:font-size-asian="12pt" style:font-size-complex="12pt"/>
    </style:style>
    <style:style style:name="T7_14" style:family="text">
      <style:text-properties fo:color="#333333" fo:font-size="12pt" style:font-size-asian="12pt" style:font-size-complex="12pt"/>
    </style:style>
    <style:style style:name="T7_15" style:family="text">
      <style:text-properties fo:color="#333333" fo:font-size="12pt" style:font-size-asian="12pt" style:font-size-complex="12pt"/>
    </style:style>
    <style:style style:name="T7_16" style:family="text">
      <style:text-properties fo:color="#333333" fo:font-size="12pt" style:font-size-asian="12pt" style:font-size-complex="12pt"/>
    </style:style>
    <style:style style:name="P8" style:family="paragraph" style:parent-style-name="Standard">
      <style:paragraph-properties fo:break-before="auto" fo:line-height="160%" fo:margin-bottom="0.423cm" style:writing-mode="lr-tb"/>
    </style:style>
    <style:style style:name="T8_1" style:family="text">
      <style:text-properties fo:color="#333333" fo:font-size="12pt" style:font-size-asian="12pt" style:font-size-complex="12pt"/>
    </style:style>
    <style:style style:name="T8_2" style:family="text">
      <style:text-properties fo:color="#333333" fo:font-size="12pt" style:font-size-asian="12pt" style:font-size-complex="12pt"/>
    </style:style>
    <style:style style:name="T8_3" style:family="text">
      <style:text-properties fo:color="#333333" fo:font-size="12pt" style:font-size-asian="12pt" style:font-size-complex="12pt"/>
    </style:style>
    <style:style style:name="T8_4" style:family="text">
      <style:text-properties fo:color="#333333" fo:font-size="12pt" style:font-size-asian="12pt" style:font-size-complex="12pt"/>
    </style:style>
    <style:style style:name="T8_5" style:family="text">
      <style:text-properties fo:color="#333333" fo:font-size="12pt" style:font-size-asian="12pt" style:font-size-complex="12pt"/>
    </style:style>
    <style:style style:name="T8_6" style:family="text">
      <style:text-properties fo:color="#333333" fo:font-size="12pt" style:font-size-asian="12pt" style:font-size-complex="12pt"/>
    </style:style>
    <style:style style:name="T8_7" style:family="text">
      <style:text-properties fo:color="#333333" fo:font-size="12pt" style:font-size-asian="12pt" style:font-size-complex="12pt"/>
    </style:style>
    <style:style style:name="T8_8" style:family="text">
      <style:text-properties fo:color="#333333" fo:font-size="12pt" style:font-size-asian="12pt" style:font-size-complex="12pt"/>
    </style:style>
    <style:style style:name="T8_9" style:family="text">
      <style:text-properties fo:color="#333333" fo:font-size="12pt" style:font-size-asian="12pt" style:font-size-complex="12pt"/>
    </style:style>
    <style:style style:name="T8_10" style:family="text">
      <style:text-properties fo:color="#333333" fo:font-size="12pt" style:font-size-asian="12pt" style:font-size-complex="12pt"/>
    </style:style>
    <style:style style:name="T8_11" style:family="text">
      <style:text-properties fo:color="#333333" fo:font-size="12pt" style:font-size-asian="12pt" style:font-size-complex="12pt"/>
    </style:style>
    <style:style style:name="T8_12" style:family="text">
      <style:text-properties fo:color="#333333" fo:font-size="12pt" style:font-size-asian="12pt" style:font-size-complex="12pt"/>
    </style:style>
    <style:style style:name="T8_13" style:family="text">
      <style:text-properties fo:color="#333333" fo:font-size="12pt" style:font-size-asian="12pt" style:font-size-complex="12pt"/>
    </style:style>
    <style:style style:name="T8_14" style:family="text">
      <style:text-properties fo:color="#333333" fo:font-size="12pt" style:font-size-asian="12pt" style:font-size-complex="12pt"/>
    </style:style>
    <style:style style:name="T8_15" style:family="text">
      <style:text-properties fo:color="#333333" fo:font-size="12pt" style:font-size-asian="12pt" style:font-size-complex="12pt"/>
    </style:style>
    <style:style style:name="T8_16" style:family="text">
      <style:text-properties fo:color="#333333" fo:font-size="12pt" style:font-size-asian="12pt" style:font-size-complex="12pt"/>
    </style:style>
    <style:style style:name="T8_17" style:family="text">
      <style:text-properties fo:color="#333333" fo:font-size="12pt" style:font-size-asian="12pt" style:font-size-complex="12pt"/>
    </style:style>
    <style:style style:name="T8_18" style:family="text">
      <style:text-properties fo:color="#333333" fo:font-size="12pt" style:font-size-asian="12pt" style:font-size-complex="12pt"/>
    </style:style>
    <style:style style:name="T8_19" style:family="text">
      <style:text-properties fo:color="#333333" fo:font-size="12pt" style:font-size-asian="12pt" style:font-size-complex="12pt"/>
    </style:style>
    <style:style style:name="T8_20" style:family="text">
      <style:text-properties fo:color="#333333" fo:font-size="12pt" style:font-size-asian="12pt" style:font-size-complex="12pt"/>
    </style:style>
    <style:style style:name="T8_21" style:family="text">
      <style:text-properties fo:color="#333333" fo:font-size="12pt" style:font-size-asian="12pt" style:font-size-complex="12pt"/>
    </style:style>
    <style:style style:name="T8_22" style:family="text">
      <style:text-properties fo:color="#333333" fo:font-size="12pt" style:font-size-asian="12pt" style:font-size-complex="12pt"/>
    </style:style>
    <style:style style:name="T8_23" style:family="text">
      <style:text-properties fo:color="#333333" fo:font-size="12pt" style:font-size-asian="12pt" style:font-size-complex="12pt"/>
    </style:style>
    <style:style style:name="T8_24" style:family="text">
      <style:text-properties fo:color="#333333" fo:font-size="12pt" style:font-size-asian="12pt" style:font-size-complex="12pt"/>
    </style:style>
    <style:style style:name="T8_25" style:family="text">
      <style:text-properties fo:color="#333333" fo:font-size="12pt" style:font-size-asian="12pt" style:font-size-complex="12pt"/>
    </style:style>
    <style:style style:name="T8_26" style:family="text">
      <style:text-properties fo:color="#333333" fo:font-size="12pt" style:font-size-asian="12pt" style:font-size-complex="12pt"/>
    </style:style>
    <style:style style:name="T8_27" style:family="text">
      <style:text-properties fo:color="#333333" fo:font-size="12pt" style:font-size-asian="12pt" style:font-size-complex="12pt"/>
    </style:style>
    <style:style style:name="T8_28" style:family="text">
      <style:text-properties fo:color="#333333" fo:font-size="12pt" style:font-size-asian="12pt" style:font-size-complex="12pt"/>
    </style:style>
    <style:style style:name="T8_29" style:family="text">
      <style:text-properties fo:color="#333333" fo:font-size="12pt" style:font-size-asian="12pt" style:font-size-complex="12pt"/>
    </style:style>
    <style:style style:name="T8_30" style:family="text">
      <style:text-properties fo:color="#333333" fo:font-size="12pt" style:font-size-asian="12pt" style:font-size-complex="12pt"/>
    </style:style>
    <style:style style:name="T8_31" style:family="text">
      <style:text-properties fo:color="#333333" fo:font-size="12pt" style:font-size-asian="12pt" style:font-size-complex="12pt"/>
    </style:style>
    <style:style style:name="T8_32" style:family="text">
      <style:text-properties fo:color="#333333" fo:font-size="12pt" style:font-size-asian="12pt" style:font-size-complex="12pt"/>
    </style:style>
    <style:style style:name="T8_33" style:family="text">
      <style:text-properties fo:color="#333333" fo:font-size="12pt" style:font-size-asian="12pt" style:font-size-complex="12pt"/>
    </style:style>
    <style:style style:name="T8_34" style:family="text">
      <style:text-properties fo:color="#333333" fo:font-size="12pt" style:font-size-asian="12pt" style:font-size-complex="12pt"/>
    </style:style>
    <style:style style:name="T8_35" style:family="text">
      <style:text-properties fo:color="#333333" fo:font-size="12pt" style:font-size-asian="12pt" style:font-size-complex="12pt"/>
    </style:style>
    <style:style style:name="T8_36" style:family="text">
      <style:text-properties fo:color="#333333" fo:font-size="12pt" style:font-size-asian="12pt" style:font-size-complex="12pt"/>
    </style:style>
    <style:style style:name="T8_37" style:family="text">
      <style:text-properties fo:color="#333333" fo:font-size="12pt" style:font-size-asian="12pt" style:font-size-complex="12pt"/>
    </style:style>
    <style:style style:name="T8_38" style:family="text">
      <style:text-properties fo:color="#333333" fo:font-size="12pt" style:font-size-asian="12pt" style:font-size-complex="12pt"/>
    </style:style>
    <style:style style:name="T8_39" style:family="text">
      <style:text-properties fo:color="#333333" fo:font-size="12pt" style:font-size-asian="12pt" style:font-size-complex="12pt"/>
    </style:style>
    <style:style style:name="T8_40" style:family="text">
      <style:text-properties fo:color="#333333" fo:font-size="12pt" style:font-size-asian="12pt" style:font-size-complex="12pt"/>
    </style:style>
    <style:style style:name="T8_41" style:family="text">
      <style:text-properties fo:color="#333333" fo:font-size="12pt" style:font-size-asian="12pt" style:font-size-complex="12pt"/>
    </style:style>
    <style:style style:name="T8_42" style:family="text">
      <style:text-properties fo:color="#333333" fo:font-size="12pt" style:font-size-asian="12pt" style:font-size-complex="12pt"/>
    </style:style>
    <style:style style:name="P9" style:family="paragraph" style:parent-style-name="Standard">
      <style:paragraph-properties fo:break-before="auto" fo:line-height="160%" fo:margin-bottom="0.423cm" style:writing-mode="lr-tb"/>
    </style:style>
    <style:style style:name="T9_1" style:family="text">
      <style:text-properties fo:color="#333333" fo:font-size="12pt" style:font-size-asian="12pt" style:font-size-complex="12pt"/>
    </style:style>
    <style:style style:name="T9_2" style:family="text">
      <style:text-properties fo:color="#333333" fo:font-size="12pt" style:font-size-asian="12pt" style:font-size-complex="12pt"/>
    </style:style>
    <style:style style:name="T9_3" style:family="text">
      <style:text-properties fo:color="#333333" fo:font-size="12pt" style:font-size-asian="12pt" style:font-size-complex="12pt"/>
    </style:style>
    <style:style style:name="T9_4" style:family="text">
      <style:text-properties fo:color="#333333" fo:font-size="12pt" style:font-size-asian="12pt" style:font-size-complex="12pt"/>
    </style:style>
    <style:style style:name="T9_5" style:family="text">
      <style:text-properties fo:color="#333333" fo:font-size="12pt" style:font-size-asian="12pt" style:font-size-complex="12pt"/>
    </style:style>
    <style:style style:name="T9_6" style:family="text">
      <style:text-properties fo:color="#333333" fo:font-size="12pt" style:font-size-asian="12pt" style:font-size-complex="12pt"/>
    </style:style>
    <style:style style:name="T9_7" style:family="text">
      <style:text-properties fo:color="#333333" fo:font-size="12pt" style:font-size-asian="12pt" style:font-size-complex="12pt"/>
    </style:style>
    <style:style style:name="T9_8" style:family="text">
      <style:text-properties fo:color="#333333" fo:font-size="12pt" style:font-size-asian="12pt" style:font-size-complex="12pt"/>
    </style:style>
    <style:style style:name="T9_9" style:family="text">
      <style:text-properties fo:color="#333333" fo:font-size="12pt" style:font-size-asian="12pt" style:font-size-complex="12pt"/>
    </style:style>
    <style:style style:name="T9_10" style:family="text">
      <style:text-properties fo:color="#333333" fo:font-size="12pt" style:font-size-asian="12pt" style:font-size-complex="12pt"/>
    </style:style>
    <style:style style:name="T9_11" style:family="text">
      <style:text-properties fo:color="#333333" fo:font-size="12pt" style:font-size-asian="12pt" style:font-size-complex="12pt"/>
    </style:style>
    <style:style style:name="T9_12" style:family="text">
      <style:text-properties fo:color="#333333" fo:font-size="12pt" style:font-size-asian="12pt" style:font-size-complex="12pt"/>
    </style:style>
    <style:style style:name="T9_13" style:family="text">
      <style:text-properties fo:color="#333333" fo:font-size="12pt" style:font-size-asian="12pt" style:font-size-complex="12pt"/>
    </style:style>
    <style:style style:name="T9_14" style:family="text">
      <style:text-properties fo:color="#333333" fo:font-size="12pt" style:font-size-asian="12pt" style:font-size-complex="12pt"/>
    </style:style>
    <style:style style:name="T9_15" style:family="text">
      <style:text-properties fo:color="#333333" fo:font-size="12pt" style:font-size-asian="12pt" style:font-size-complex="12pt"/>
    </style:style>
    <style:style style:name="T9_16" style:family="text">
      <style:text-properties fo:color="#333333" fo:font-size="12pt" style:font-size-asian="12pt" style:font-size-complex="12pt"/>
    </style:style>
    <style:style style:name="T9_17" style:family="text">
      <style:text-properties fo:color="#333333" fo:font-size="12pt" style:font-size-asian="12pt" style:font-size-complex="12pt"/>
    </style:style>
    <style:style style:name="T9_18" style:family="text">
      <style:text-properties fo:color="#333333" fo:font-size="12pt" style:font-size-asian="12pt" style:font-size-complex="12pt"/>
    </style:style>
    <style:style style:name="T9_19" style:family="text">
      <style:text-properties fo:color="#333333" fo:font-size="12pt" style:font-size-asian="12pt" style:font-size-complex="12pt"/>
    </style:style>
    <style:style style:name="T9_20" style:family="text">
      <style:text-properties fo:color="#333333" fo:font-size="12pt" style:font-size-asian="12pt" style:font-size-complex="12pt"/>
    </style:style>
    <style:style style:name="T9_21" style:family="text">
      <style:text-properties fo:color="#333333" fo:font-size="12pt" style:font-size-asian="12pt" style:font-size-complex="12pt"/>
    </style:style>
    <style:style style:name="T9_22" style:family="text">
      <style:text-properties fo:color="#333333" fo:font-size="12pt" style:font-size-asian="12pt" style:font-size-complex="12pt"/>
    </style:style>
    <style:style style:name="T9_23" style:family="text">
      <style:text-properties fo:color="#333333" fo:font-size="12pt" style:font-size-asian="12pt" style:font-size-complex="12pt"/>
    </style:style>
    <style:style style:name="T9_24" style:family="text">
      <style:text-properties fo:color="#333333" fo:font-size="12pt" style:font-size-asian="12pt" style:font-size-complex="12pt"/>
    </style:style>
    <style:style style:name="T9_25" style:family="text">
      <style:text-properties fo:color="#333333" fo:font-size="12pt" style:font-size-asian="12pt" style:font-size-complex="12pt"/>
    </style:style>
    <style:style style:name="T9_26" style:family="text">
      <style:text-properties fo:color="#333333" fo:font-size="12pt" style:font-size-asian="12pt" style:font-size-complex="12pt"/>
    </style:style>
    <style:style style:name="T9_27" style:family="text">
      <style:text-properties fo:color="#333333" fo:font-size="12pt" style:font-size-asian="12pt" style:font-size-complex="12pt"/>
    </style:style>
    <style:style style:name="T9_28" style:family="text">
      <style:text-properties fo:color="#333333" fo:font-size="12pt" style:font-size-asian="12pt" style:font-size-complex="12pt"/>
    </style:style>
    <style:style style:name="T9_29" style:family="text">
      <style:text-properties fo:color="#333333" fo:font-size="12pt" style:font-size-asian="12pt" style:font-size-complex="12pt"/>
    </style:style>
    <style:style style:name="T9_30" style:family="text">
      <style:text-properties fo:color="#333333" fo:font-size="12pt" style:font-size-asian="12pt" style:font-size-complex="12pt"/>
    </style:style>
    <style:style style:name="T9_31" style:family="text">
      <style:text-properties fo:color="#333333" fo:font-size="12pt" style:font-size-asian="12pt" style:font-size-complex="12pt"/>
    </style:style>
    <style:style style:name="T9_32" style:family="text">
      <style:text-properties fo:color="#333333" fo:font-size="12pt" style:font-size-asian="12pt" style:font-size-complex="12pt"/>
    </style:style>
    <style:style style:name="T9_33" style:family="text">
      <style:text-properties fo:color="#333333" fo:font-size="12pt" style:font-size-asian="12pt" style:font-size-complex="12pt"/>
    </style:style>
    <style:style style:name="T9_34" style:family="text">
      <style:text-properties fo:color="#333333" fo:font-size="12pt" style:font-size-asian="12pt" style:font-size-complex="12pt"/>
    </style:style>
    <style:style style:name="T9_35" style:family="text">
      <style:text-properties fo:color="#333333" fo:font-size="12pt" style:font-size-asian="12pt" style:font-size-complex="12pt"/>
    </style:style>
    <style:style style:name="T9_36" style:family="text"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fo:break-before="auto" fo:line-height="160%" fo:margin-bottom="0.423cm" style:writing-mode="lr-tb"/>
    </style:style>
    <style:style style:name="T10_1" style:family="text">
      <style:text-properties fo:color="#333333" fo:font-size="12pt" style:font-size-asian="12pt" style:font-size-complex="12pt"/>
    </style:style>
    <style:style style:name="T10_2" style:family="text">
      <style:text-properties fo:color="#333333" fo:font-size="12pt" style:font-size-asian="12pt" style:font-size-complex="12pt"/>
    </style:style>
    <style:style style:name="T10_3" style:family="text">
      <style:text-properties fo:color="#333333" fo:font-size="12pt" style:font-size-asian="12pt" style:font-size-complex="12pt"/>
    </style:style>
    <style:style style:name="T10_4" style:family="text">
      <style:text-properties fo:color="#333333" fo:font-size="12pt" style:font-size-asian="12pt" style:font-size-complex="12pt"/>
    </style:style>
    <style:style style:name="T10_5" style:family="text">
      <style:text-properties fo:color="#333333" fo:font-size="12pt" style:font-size-asian="12pt" style:font-size-complex="12pt"/>
    </style:style>
    <style:style style:name="T10_6" style:family="text">
      <style:text-properties fo:color="#333333" fo:font-size="12pt" style:font-size-asian="12pt" style:font-size-complex="12pt"/>
    </style:style>
    <style:style style:name="T10_7" style:family="text">
      <style:text-properties fo:color="#333333" fo:font-size="12pt" style:font-size-asian="12pt" style:font-size-complex="12pt"/>
    </style:style>
    <style:style style:name="T10_8" style:family="text">
      <style:text-properties fo:color="#333333" fo:font-size="12pt" style:font-size-asian="12pt" style:font-size-complex="12pt"/>
    </style:style>
    <style:style style:name="T10_9" style:family="text">
      <style:text-properties fo:color="#333333" fo:font-size="12pt" style:font-size-asian="12pt" style:font-size-complex="12pt"/>
    </style:style>
    <style:style style:name="T10_10" style:family="text">
      <style:text-properties fo:color="#333333" fo:font-size="12pt" style:font-size-asian="12pt" style:font-size-complex="12pt"/>
    </style:style>
    <style:style style:name="T10_11" style:family="text"/>
    <style:style style:name="T10_12" style:family="text">
      <style:text-properties fo:color="#4078c0" fo:font-size="12pt" style:font-size-asian="12pt" style:font-size-complex="12pt"/>
    </style:style>
    <style:style style:name="T10_13" style:family="text"/>
    <style:style style:name="T10_14" style:family="text">
      <style:text-properties fo:color="#4078c0" fo:font-size="12pt" style:font-size-asian="12pt" style:font-size-complex="12pt"/>
    </style:style>
    <style:style style:name="T10_15" style:family="text"/>
    <style:style style:name="T10_16" style:family="text">
      <style:text-properties fo:color="#4078c0" fo:font-size="12pt" style:font-size-asian="12pt" style:font-size-complex="12pt"/>
    </style:style>
    <style:style style:name="T10_17" style:family="text"/>
    <style:style style:name="T10_18" style:family="text">
      <style:text-properties fo:color="#4078c0" fo:font-size="12pt" style:font-size-asian="12pt" style:font-size-complex="12pt"/>
    </style:style>
    <style:style style:name="T10_19" style:family="text"/>
    <style:style style:name="T10_20" style:family="text">
      <style:text-properties fo:color="#4078c0" fo:font-size="12pt" style:font-size-asian="12pt" style:font-size-complex="12pt"/>
    </style:style>
    <style:style style:name="T10_21" style:family="text"/>
    <style:style style:name="T10_22" style:family="text">
      <style:text-properties fo:color="#4078c0" fo:font-size="12pt" style:font-size-asian="12pt" style:font-size-complex="12pt"/>
    </style:style>
    <style:style style:name="T10_23" style:family="text"/>
    <style:style style:name="T10_24" style:family="text">
      <style:text-properties fo:color="#4078c0" fo:font-size="12pt" style:font-size-asian="12pt" style:font-size-complex="12pt"/>
    </style:style>
    <style:style style:name="T10_25" style:family="text"/>
    <style:style style:name="T10_26" style:family="text">
      <style:text-properties fo:color="#4078c0" fo:font-size="12pt" style:font-size-asian="12pt" style:font-size-complex="12pt"/>
    </style:style>
    <style:style style:name="T10_27" style:family="text">
      <style:text-properties fo:color="#333333" fo:font-size="12pt" style:font-size-asian="12pt" style:font-size-complex="12pt"/>
    </style:style>
    <style:style style:name="T10_28" style:family="text">
      <style:text-properties fo:color="#333333" fo:font-size="12pt" style:font-size-asian="12pt" style:font-size-complex="12pt"/>
    </style:style>
    <style:style style:name="T10_29" style:family="text">
      <style:text-properties fo:color="#333333" fo:font-size="12pt" style:font-size-asian="12pt" style:font-size-complex="12pt"/>
    </style:style>
    <style:style style:name="T10_30" style:family="text">
      <style:text-properties fo:color="#333333" fo:font-size="12pt" style:font-size-asian="12pt" style:font-size-complex="12pt"/>
    </style:style>
    <style:style style:name="T10_31" style:family="text">
      <style:text-properties fo:color="#333333" fo:font-size="12pt" style:font-size-asian="12pt" style:font-size-complex="12pt"/>
    </style:style>
    <style:style style:name="T10_32" style:family="text">
      <style:text-properties fo:color="#333333" fo:font-size="12pt" style:font-size-asian="12pt" style:font-size-complex="12pt"/>
    </style:style>
    <style:style style:name="T10_33" style:family="text">
      <style:text-properties fo:color="#333333" fo:font-size="12pt" style:font-size-asian="12pt" style:font-size-complex="12pt"/>
    </style:style>
    <style:style style:name="T10_34" style:family="text">
      <style:text-properties fo:color="#333333" fo:font-size="12pt" style:font-size-asian="12pt" style:font-size-complex="12pt"/>
    </style:style>
    <style:style style:name="T10_35" style:family="text">
      <style:text-properties fo:color="#333333" fo:font-size="12pt" style:font-size-asian="12pt" style:font-size-complex="12pt"/>
    </style:style>
    <style:style style:name="T10_36" style:family="text">
      <style:text-properties fo:color="#333333" fo:font-size="12pt" style:font-size-asian="12pt" style:font-size-complex="12pt"/>
    </style:style>
    <style:style style:name="T10_37" style:family="text">
      <style:text-properties fo:color="#333333" fo:font-size="12pt" style:font-size-asian="12pt" style:font-size-complex="12pt"/>
    </style:style>
    <style:style style:name="T10_38" style:family="text">
      <style:text-properties fo:color="#333333" fo:font-size="12pt" style:font-size-asian="12pt" style:font-size-complex="12pt"/>
    </style:style>
    <style:style style:name="T10_39" style:family="text">
      <style:text-properties fo:color="#333333" fo:font-size="12pt" style:font-size-asian="12pt" style:font-size-complex="12pt"/>
    </style:style>
    <style:style style:name="T10_40" style:family="text">
      <style:text-properties fo:color="#333333" fo:font-size="12pt" style:font-size-asian="12pt" style:font-size-complex="12pt"/>
    </style:style>
    <style:style style:name="T10_41" style:family="text">
      <style:text-properties fo:color="#333333" fo:font-size="12pt" style:font-size-asian="12pt" style:font-size-complex="12pt"/>
    </style:style>
    <style:style style:name="P11" style:family="paragraph" style:parent-style-name="Standard">
      <style:paragraph-properties fo:break-before="auto" fo:line-height="160%" fo:margin-bottom="0.423cm" style:writing-mode="lr-tb"/>
    </style:style>
    <style:style style:name="T11_1" style:family="text">
      <style:text-properties fo:color="#333333" fo:font-size="12pt" style:font-size-asian="12pt" style:font-size-complex="12pt"/>
    </style:style>
    <style:style style:name="T11_2" style:family="text">
      <style:text-properties fo:color="#333333" fo:font-size="12pt" style:font-size-asian="12pt" style:font-size-complex="12pt"/>
    </style:style>
    <style:style style:name="T11_3" style:family="text">
      <style:text-properties fo:color="#333333" fo:font-size="12pt" style:font-size-asian="12pt" style:font-size-complex="12pt"/>
    </style:style>
    <style:style style:name="T11_4" style:family="text">
      <style:text-properties fo:color="#333333" fo:font-size="12pt" style:font-size-asian="12pt" style:font-size-complex="12pt"/>
    </style:style>
    <style:style style:name="T11_5" style:family="text">
      <style:text-properties fo:color="#333333" fo:font-size="12pt" style:font-size-asian="12pt" style:font-size-complex="12pt"/>
    </style:style>
    <style:style style:name="T11_6" style:family="text">
      <style:text-properties fo:color="#333333" fo:font-size="12pt" style:font-size-asian="12pt" style:font-size-complex="12pt"/>
    </style:style>
    <style:style style:name="T11_7" style:family="text">
      <style:text-properties fo:color="#333333" fo:font-size="12pt" style:font-size-asian="12pt" style:font-size-complex="12pt"/>
    </style:style>
    <style:style style:name="T11_8" style:family="text">
      <style:text-properties fo:color="#333333" fo:font-size="12pt" style:font-size-asian="12pt" style:font-size-complex="12pt"/>
    </style:style>
    <style:style style:name="T11_9" style:family="text">
      <style:text-properties fo:color="#333333" fo:font-size="12pt" style:font-size-asian="12pt" style:font-size-complex="12pt"/>
    </style:style>
    <style:style style:name="T11_10" style:family="text">
      <style:text-properties fo:color="#333333" fo:font-size="12pt" style:font-size-asian="12pt" style:font-size-complex="12pt"/>
    </style:style>
    <style:style style:name="T11_11" style:family="text">
      <style:text-properties fo:color="#333333" fo:font-size="12pt" style:font-size-asian="12pt" style:font-size-complex="12pt"/>
    </style:style>
    <style:style style:name="T11_12" style:family="text">
      <style:text-properties fo:color="#333333" fo:font-size="12pt" style:font-size-asian="12pt" style:font-size-complex="12pt"/>
    </style:style>
    <style:style style:name="T11_13" style:family="text">
      <style:text-properties fo:color="#333333" fo:font-size="12pt" style:font-size-asian="12pt" style:font-size-complex="12pt"/>
    </style:style>
    <style:style style:name="T11_14" style:family="text">
      <style:text-properties fo:color="#333333" fo:font-size="12pt" style:font-size-asian="12pt" style:font-size-complex="12pt"/>
    </style:style>
    <style:style style:name="T11_15" style:family="text">
      <style:text-properties fo:color="#333333" fo:font-size="12pt" style:font-size-asian="12pt" style:font-size-complex="12pt"/>
    </style:style>
    <style:style style:name="T11_16" style:family="text">
      <style:text-properties fo:color="#333333" fo:font-size="12pt" style:font-size-asian="12pt" style:font-size-complex="12pt"/>
    </style:style>
    <style:style style:name="T11_17" style:family="text">
      <style:text-properties fo:color="#333333" fo:font-size="12pt" style:font-size-asian="12pt" style:font-size-complex="12pt"/>
    </style:style>
    <style:style style:name="T11_18" style:family="text">
      <style:text-properties fo:color="#333333" fo:font-size="12pt" style:font-size-asian="12pt" style:font-size-complex="12pt"/>
    </style:style>
    <style:style style:name="T11_19" style:family="text">
      <style:text-properties fo:color="#333333" fo:font-size="12pt" style:font-size-asian="12pt" style:font-size-complex="12pt"/>
    </style:style>
    <style:style style:name="T11_20" style:family="text">
      <style:text-properties fo:color="#333333" fo:font-size="12pt" style:font-size-asian="12pt" style:font-size-complex="12pt"/>
    </style:style>
    <style:style style:name="T11_21" style:family="text">
      <style:text-properties fo:color="#333333" fo:font-size="12pt" style:font-size-asian="12pt" style:font-size-complex="12pt"/>
    </style:style>
    <style:style style:name="T11_22" style:family="text">
      <style:text-properties fo:color="#333333" fo:font-size="12pt" style:font-size-asian="12pt" style:font-size-complex="12pt"/>
    </style:style>
    <style:style style:name="T11_23" style:family="text">
      <style:text-properties fo:color="#333333" fo:font-size="12pt" style:font-size-asian="12pt" style:font-size-complex="12pt"/>
    </style:style>
    <style:style style:name="T11_24" style:family="text">
      <style:text-properties fo:color="#333333" fo:font-size="12pt" style:font-size-asian="12pt" style:font-size-complex="12pt"/>
    </style:style>
    <style:style style:name="T11_25" style:family="text">
      <style:text-properties fo:color="#333333" fo:font-size="12pt" style:font-size-asian="12pt" style:font-size-complex="12pt"/>
    </style:style>
    <style:style style:name="T11_26" style:family="text">
      <style:text-properties fo:color="#333333" fo:font-size="12pt" style:font-size-asian="12pt" style:font-size-complex="12pt"/>
    </style:style>
    <style:style style:name="T11_27" style:family="text">
      <style:text-properties fo:color="#333333" fo:font-size="12pt" style:font-size-asian="12pt" style:font-size-complex="12pt"/>
    </style:style>
    <style:style style:name="T11_28" style:family="text">
      <style:text-properties fo:color="#333333" fo:font-size="12pt" style:font-size-asian="12pt" style:font-size-complex="12pt"/>
    </style:style>
    <style:style style:name="T11_29" style:family="text">
      <style:text-properties fo:color="#333333" fo:font-size="12pt" style:font-size-asian="12pt" style:font-size-complex="12pt"/>
    </style:style>
    <style:style style:name="T11_30" style:family="text">
      <style:text-properties fo:color="#333333" fo:font-size="12pt" style:font-size-asian="12pt" style:font-size-complex="12pt"/>
    </style:style>
    <style:style style:name="T11_31" style:family="text">
      <style:text-properties fo:color="#333333" fo:font-size="12pt" style:font-size-asian="12pt" style:font-size-complex="12pt"/>
    </style:style>
    <style:style style:name="T11_32" style:family="text">
      <style:text-properties fo:color="#333333" fo:font-size="12pt" style:font-size-asian="12pt" style:font-size-complex="12pt"/>
    </style:style>
    <style:style style:name="T11_33" style:family="text">
      <style:text-properties fo:color="#333333" fo:font-size="12pt" style:font-size-asian="12pt" style:font-size-complex="12pt"/>
    </style:style>
    <style:style style:name="T11_34" style:family="text">
      <style:text-properties fo:color="#333333" fo:font-size="12pt" style:font-size-asian="12pt" style:font-size-complex="12pt"/>
    </style:style>
    <style:style style:name="T11_35" style:family="text">
      <style:text-properties fo:color="#333333" fo:font-size="12pt" style:font-size-asian="12pt" style:font-size-complex="12pt"/>
    </style:style>
    <style:style style:name="T11_36" style:family="text">
      <style:text-properties fo:color="#333333" fo:font-size="12pt" style:font-size-asian="12pt" style:font-size-complex="12pt"/>
    </style:style>
    <style:style style:name="P12" style:family="paragraph" style:parent-style-name="Standard">
      <style:paragraph-properties fo:break-before="auto" fo:line-height="160%" fo:margin-bottom="0.423cm" style:writing-mode="lr-tb"/>
    </style:style>
    <style:style style:name="T12_1" style:family="text">
      <style:text-properties fo:color="#333333" fo:font-size="12pt" style:font-size-asian="12pt" style:font-size-complex="12pt"/>
    </style:style>
    <style:style style:name="T12_2" style:family="text">
      <style:text-properties fo:color="#333333" fo:font-size="12pt" style:font-size-asian="12pt" style:font-size-complex="12pt"/>
    </style:style>
    <style:style style:name="T12_3" style:family="text">
      <style:text-properties fo:color="#333333" fo:font-size="12pt" style:font-size-asian="12pt" style:font-size-complex="12pt"/>
    </style:style>
    <style:style style:name="T12_4" style:family="text">
      <style:text-properties fo:color="#333333" fo:font-size="12pt" style:font-size-asian="12pt" style:font-size-complex="12pt"/>
    </style:style>
    <style:style style:name="T12_5" style:family="text">
      <style:text-properties fo:color="#333333" fo:font-size="12pt" style:font-size-asian="12pt" style:font-size-complex="12pt"/>
    </style:style>
    <style:style style:name="T12_6" style:family="text">
      <style:text-properties fo:color="#333333" fo:font-size="12pt" style:font-size-asian="12pt" style:font-size-complex="12pt"/>
    </style:style>
    <style:style style:name="T12_7" style:family="text">
      <style:text-properties fo:color="#333333" fo:font-size="12pt" style:font-size-asian="12pt" style:font-size-complex="12pt"/>
    </style:style>
    <style:style style:name="T12_8" style:family="text">
      <style:text-properties fo:color="#333333" fo:font-size="12pt" style:font-size-asian="12pt" style:font-size-complex="12pt"/>
    </style:style>
    <style:style style:name="T12_9" style:family="text">
      <style:text-properties fo:color="#333333" fo:font-size="12pt" style:font-size-asian="12pt" style:font-size-complex="12pt"/>
    </style:style>
    <style:style style:name="T12_10" style:family="text">
      <style:text-properties fo:color="#333333" fo:font-size="12pt" style:font-size-asian="12pt" style:font-size-complex="12pt"/>
    </style:style>
    <style:style style:name="T12_11" style:family="text">
      <style:text-properties fo:color="#333333" fo:font-size="12pt" style:font-size-asian="12pt" style:font-size-complex="12pt"/>
    </style:style>
    <style:style style:name="T12_12" style:family="text">
      <style:text-properties fo:color="#333333" fo:font-size="12pt" style:font-size-asian="12pt" style:font-size-complex="12pt"/>
    </style:style>
    <style:style style:name="T12_13" style:family="text">
      <style:text-properties fo:color="#333333" fo:font-size="12pt" style:font-size-asian="12pt" style:font-size-complex="12pt"/>
    </style:style>
    <style:style style:name="T12_14" style:family="text">
      <style:text-properties fo:color="#333333" fo:font-size="12pt" style:font-size-asian="12pt" style:font-size-complex="12pt"/>
    </style:style>
    <style:style style:name="T12_15" style:family="text">
      <style:text-properties fo:color="#333333" fo:font-size="12pt" style:font-size-asian="12pt" style:font-size-complex="12pt"/>
    </style:style>
    <style:style style:name="T12_16" style:family="text">
      <style:text-properties fo:color="#333333" fo:font-size="12pt" style:font-size-asian="12pt" style:font-size-complex="12pt"/>
    </style:style>
    <style:style style:name="T12_17" style:family="text">
      <style:text-properties fo:color="#333333" fo:font-size="12pt" style:font-size-asian="12pt" style:font-size-complex="12pt"/>
    </style:style>
    <style:style style:name="T12_18" style:family="text">
      <style:text-properties fo:color="#333333" fo:font-size="12pt" style:font-size-asian="12pt" style:font-size-complex="12pt"/>
    </style:style>
    <style:style style:name="T12_19" style:family="text">
      <style:text-properties fo:color="#333333" fo:font-size="12pt" style:font-size-asian="12pt" style:font-size-complex="12pt"/>
    </style:style>
    <style:style style:name="T12_20" style:family="text">
      <style:text-properties fo:color="#333333" fo:font-size="12pt" style:font-size-asian="12pt" style:font-size-complex="12pt"/>
    </style:style>
    <style:style style:name="T12_21" style:family="text">
      <style:text-properties fo:color="#333333" fo:font-size="12pt" style:font-size-asian="12pt" style:font-size-complex="12pt"/>
    </style:style>
    <style:style style:name="T12_22" style:family="text">
      <style:text-properties fo:color="#333333" fo:font-size="12pt" style:font-size-asian="12pt" style:font-size-complex="12pt"/>
    </style:style>
    <style:style style:name="T12_23" style:family="text">
      <style:text-properties fo:color="#333333" fo:font-size="12pt" style:font-size-asian="12pt" style:font-size-complex="12pt"/>
    </style:style>
    <style:style style:name="T12_24" style:family="text">
      <style:text-properties fo:color="#333333" fo:font-size="12pt" style:font-size-asian="12pt" style:font-size-complex="12pt"/>
    </style:style>
    <style:style style:name="T12_25" style:family="text">
      <style:text-properties fo:color="#333333" fo:font-size="12pt" style:font-size-asian="12pt" style:font-size-complex="12pt"/>
    </style:style>
    <style:style style:name="T12_26" style:family="text">
      <style:text-properties fo:color="#333333" fo:font-size="12pt" style:font-size-asian="12pt" style:font-size-complex="12pt"/>
    </style:style>
    <style:style style:name="T12_27" style:family="text">
      <style:text-properties fo:color="#333333" fo:font-size="12pt" style:font-size-asian="12pt" style:font-size-complex="12pt"/>
    </style:style>
    <style:style style:name="T12_28" style:family="text">
      <style:text-properties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60%" fo:margin-bottom="0.423cm" style:writing-mode="lr-tb"/>
    </style:style>
    <style:style style:name="T13_1" style:family="text">
      <style:text-properties fo:color="#333333" fo:font-size="12pt" style:font-size-asian="12pt" style:font-size-complex="12pt"/>
    </style:style>
    <style:style style:name="T13_2" style:family="text">
      <style:text-properties fo:color="#333333" fo:font-size="12pt" style:font-size-asian="12pt" style:font-size-complex="12pt"/>
    </style:style>
    <style:style style:name="T13_3" style:family="text">
      <style:text-properties fo:color="#333333" fo:font-size="12pt" style:font-size-asian="12pt" style:font-size-complex="12pt"/>
    </style:style>
    <style:style style:name="T13_4" style:family="text">
      <style:text-properties fo:color="#333333" fo:font-size="12pt" style:font-size-asian="12pt" style:font-size-complex="12pt"/>
    </style:style>
    <style:style style:name="T13_5" style:family="text">
      <style:text-properties fo:color="#333333" fo:font-size="12pt" style:font-size-asian="12pt" style:font-size-complex="12pt"/>
    </style:style>
    <style:style style:name="T13_6" style:family="text">
      <style:text-properties fo:color="#333333" fo:font-size="12pt" style:font-size-asian="12pt" style:font-size-complex="12pt"/>
    </style:style>
    <style:style style:name="T13_7" style:family="text">
      <style:text-properties fo:color="#333333" fo:font-size="12pt" style:font-size-asian="12pt" style:font-size-complex="12pt"/>
    </style:style>
    <style:style style:name="T13_8" style:family="text">
      <style:text-properties fo:color="#333333" fo:font-size="12pt" style:font-size-asian="12pt" style:font-size-complex="12pt"/>
    </style:style>
    <style:style style:name="P14" style:family="paragraph" style:parent-style-name="Standard">
      <style:paragraph-properties fo:break-before="auto" fo:line-height="160%" fo:margin-bottom="0.423cm" style:writing-mode="lr-tb"/>
    </style:style>
    <style:style style:name="T14_1" style:family="text">
      <style:text-properties fo:color="#333333" fo:font-size="12pt" style:font-size-asian="12pt" style:font-size-complex="12pt"/>
    </style:style>
    <style:style style:name="T14_2" style:family="text">
      <style:text-properties fo:color="#333333" fo:font-size="12pt" style:font-size-asian="12pt" style:font-size-complex="12pt"/>
    </style:style>
    <style:style style:name="T14_3" style:family="text">
      <style:text-properties fo:color="#333333" fo:font-size="12pt" style:font-size-asian="12pt" style:font-size-complex="12pt"/>
    </style:style>
    <style:style style:name="T14_4" style:family="text">
      <style:text-properties fo:color="#333333" fo:font-size="12pt" style:font-size-asian="12pt" style:font-size-complex="12pt"/>
    </style:style>
    <style:style style:name="T14_5" style:family="text">
      <style:text-properties fo:color="#333333" fo:font-size="12pt" style:font-size-asian="12pt" style:font-size-complex="12pt"/>
    </style:style>
    <style:style style:name="T14_6" style:family="text">
      <style:text-properties fo:color="#333333" fo:font-size="12pt" style:font-size-asian="12pt" style:font-size-complex="12pt"/>
    </style:style>
    <style:style style:name="T14_7" style:family="text">
      <style:text-properties fo:color="#333333" fo:font-size="12pt" style:font-size-asian="12pt" style:font-size-complex="12pt"/>
    </style:style>
    <style:style style:name="T14_8" style:family="text">
      <style:text-properties fo:color="#333333" fo:font-size="12pt" style:font-size-asian="12pt" style:font-size-complex="12pt"/>
    </style:style>
    <style:style style:name="T14_9" style:family="text">
      <style:text-properties fo:color="#333333" fo:font-size="12pt" style:font-size-asian="12pt" style:font-size-complex="12pt"/>
    </style:style>
    <style:style style:name="T14_10" style:family="text">
      <style:text-properties fo:color="#333333" fo:font-size="12pt" style:font-size-asian="12pt" style:font-size-complex="12pt"/>
    </style:style>
    <style:style style:name="T14_11" style:family="text">
      <style:text-properties fo:color="#333333" fo:font-size="12pt" style:font-size-asian="12pt" style:font-size-complex="12pt"/>
    </style:style>
    <style:style style:name="T14_12" style:family="text">
      <style:text-properties fo:color="#333333" fo:font-size="12pt" style:font-size-asian="12pt" style:font-size-complex="12pt"/>
    </style:style>
    <style:style style:name="T14_13" style:family="text">
      <style:text-properties fo:color="#333333" fo:font-size="12pt" style:font-size-asian="12pt" style:font-size-complex="12pt"/>
    </style:style>
    <style:style style:name="T14_14" style:family="text">
      <style:text-properties fo:color="#333333" fo:font-size="12pt" style:font-size-asian="12pt" style:font-size-complex="12pt"/>
    </style:style>
    <style:style style:name="T14_15" style:family="text">
      <style:text-properties fo:color="#333333" fo:font-size="12pt" style:font-size-asian="12pt" style:font-size-complex="12pt"/>
    </style:style>
    <style:style style:name="T14_16" style:family="text">
      <style:text-properties fo:color="#333333" fo:font-size="12pt" style:font-size-asian="12pt" style:font-size-complex="12pt"/>
    </style:style>
    <style:style style:name="T14_17" style:family="text">
      <style:text-properties fo:color="#333333" fo:font-size="12pt" style:font-size-asian="12pt" style:font-size-complex="12pt"/>
    </style:style>
    <style:style style:name="T14_18" style:family="text">
      <style:text-properties fo:color="#333333" fo:font-size="12pt" style:font-size-asian="12pt" style:font-size-complex="12pt"/>
    </style:style>
    <style:style style:name="P15" style:family="paragraph" style:parent-style-name="Standard">
      <style:paragraph-properties fo:break-before="auto" fo:line-height="160%" fo:margin-bottom="0.423cm" style:writing-mode="lr-tb"/>
    </style:style>
    <style:style style:name="T15_1" style:family="text">
      <style:text-properties fo:color="#333333" fo:font-size="12pt" style:font-size-asian="12pt" style:font-size-complex="12pt"/>
    </style:style>
    <style:style style:name="T15_2" style:family="text">
      <style:text-properties fo:color="#333333" fo:font-size="12pt" style:font-size-asian="12pt" style:font-size-complex="12pt"/>
    </style:style>
    <style:style style:name="T15_3" style:family="text">
      <style:text-properties fo:color="#333333" fo:font-size="12pt" style:font-size-asian="12pt" style:font-size-complex="12pt"/>
    </style:style>
    <style:style style:name="T15_4" style:family="text">
      <style:text-properties fo:color="#333333" fo:font-size="12pt" style:font-size-asian="12pt" style:font-size-complex="12pt"/>
    </style:style>
    <style:style style:name="T15_5" style:family="text">
      <style:text-properties fo:color="#333333" fo:font-size="12pt" style:font-size-asian="12pt" style:font-size-complex="12pt"/>
    </style:style>
    <style:style style:name="T15_6" style:family="text">
      <style:text-properties fo:color="#333333" fo:font-size="12pt" style:font-size-asian="12pt" style:font-size-complex="12pt"/>
    </style:style>
    <style:style style:name="T15_7" style:family="text">
      <style:text-properties fo:color="#333333" fo:font-size="12pt" style:font-size-asian="12pt" style:font-size-complex="12pt"/>
    </style:style>
    <style:style style:name="T15_8" style:family="text">
      <style:text-properties fo:color="#333333" fo:font-size="12pt" style:font-size-asian="12pt" style:font-size-complex="12pt"/>
    </style:style>
    <style:style style:name="T15_9" style:family="text">
      <style:text-properties fo:color="#333333" fo:font-size="12pt" style:font-size-asian="12pt" style:font-size-complex="12pt"/>
    </style:style>
    <style:style style:name="T15_10" style:family="text">
      <style:text-properties fo:color="#333333" fo:font-size="12pt" style:font-size-asian="12pt" style:font-size-complex="12pt"/>
    </style:style>
    <style:style style:name="T15_11" style:family="text">
      <style:text-properties fo:color="#333333" fo:font-size="12pt" style:font-size-asian="12pt" style:font-size-complex="12pt"/>
    </style:style>
    <style:style style:name="T15_12" style:family="text">
      <style:text-properties fo:color="#333333" fo:font-size="12pt" style:font-size-asian="12pt" style:font-size-complex="12pt"/>
    </style:style>
    <style:style style:name="T15_13" style:family="text">
      <style:text-properties fo:color="#333333" fo:font-size="12pt" style:font-size-asian="12pt" style:font-size-complex="12pt"/>
    </style:style>
    <style:style style:name="T15_14" style:family="text">
      <style:text-properties fo:color="#333333" fo:font-size="12pt" style:font-size-asian="12pt" style:font-size-complex="12pt"/>
    </style:style>
    <style:style style:name="T15_15" style:family="text">
      <style:text-properties fo:color="#333333" fo:font-size="12pt" style:font-size-asian="12pt" style:font-size-complex="12pt"/>
    </style:style>
    <style:style style:name="T15_16" style:family="text">
      <style:text-properties fo:color="#333333" fo:font-size="12pt" style:font-size-asian="12pt" style:font-size-complex="12pt"/>
    </style:style>
    <style:style style:name="T15_17" style:family="text">
      <style:text-properties fo:color="#333333" fo:font-size="12pt" style:font-size-asian="12pt" style:font-size-complex="12pt"/>
    </style:style>
    <style:style style:name="T15_18" style:family="text">
      <style:text-properties fo:color="#333333" fo:font-size="12pt" style:font-size-asian="12pt" style:font-size-complex="12pt"/>
    </style:style>
    <style:style style:name="T15_19" style:family="text">
      <style:text-properties fo:color="#333333" fo:font-size="12pt" style:font-size-asian="12pt" style:font-size-complex="12pt"/>
    </style:style>
    <style:style style:name="T15_20" style:family="text">
      <style:text-properties fo:color="#333333" fo:font-size="12pt" style:font-size-asian="12pt" style:font-size-complex="12pt"/>
    </style:style>
    <style:style style:name="T15_21" style:family="text">
      <style:text-properties fo:color="#333333" fo:font-size="12pt" style:font-size-asian="12pt" style:font-size-complex="12pt"/>
    </style:style>
    <style:style style:name="T15_22" style:family="text">
      <style:text-properties fo:color="#333333" fo:font-size="12pt" style:font-size-asian="12pt" style:font-size-complex="12pt"/>
    </style:style>
    <style:style style:name="T15_23" style:family="text">
      <style:text-properties fo:color="#333333" fo:font-size="12pt" style:font-size-asian="12pt" style:font-size-complex="12pt"/>
    </style:style>
    <style:style style:name="T15_24" style:family="text">
      <style:text-properties fo:color="#333333" fo:font-size="12pt" style:font-size-asian="12pt" style:font-size-complex="12pt"/>
    </style:style>
    <style:style style:name="T15_25" style:family="text">
      <style:text-properties fo:color="#333333" fo:font-size="12pt" style:font-size-asian="12pt" style:font-size-complex="12pt"/>
    </style:style>
    <style:style style:name="T15_26" style:family="text">
      <style:text-properties fo:color="#333333" fo:font-size="12pt" style:font-size-asian="12pt" style:font-size-complex="12pt"/>
    </style:style>
    <style:style style:name="T15_27" style:family="text">
      <style:text-properties fo:color="#333333" fo:font-size="12pt" style:font-size-asian="12pt" style:font-size-complex="12pt"/>
    </style:style>
    <style:style style:name="T15_28" style:family="text">
      <style:text-properties fo:color="#333333" fo:font-size="12pt" style:font-size-asian="12pt" style:font-size-complex="12pt"/>
    </style:style>
    <style:style style:name="T15_29" style:family="text">
      <style:text-properties fo:color="#333333" fo:font-size="12pt" style:font-size-asian="12pt" style:font-size-complex="12pt"/>
    </style:style>
    <style:style style:name="T15_30" style:family="text">
      <style:text-properties fo:color="#333333" fo:font-size="12pt" style:font-size-asian="12pt" style:font-size-complex="12pt"/>
    </style:style>
    <style:style style:name="T15_31" style:family="text">
      <style:text-properties fo:color="#333333" fo:font-size="12pt" style:font-size-asian="12pt" style:font-size-complex="12pt"/>
    </style:style>
    <style:style style:name="T15_32" style:family="text">
      <style:text-properties fo:color="#333333" fo:font-size="12pt" style:font-size-asian="12pt" style:font-size-complex="12pt"/>
    </style:style>
    <style:style style:name="T15_33" style:family="text">
      <style:text-properties fo:color="#333333" fo:font-size="12pt" style:font-size-asian="12pt" style:font-size-complex="12pt"/>
    </style:style>
    <style:style style:name="T15_34" style:family="text">
      <style:text-properties fo:color="#333333" fo:font-size="12pt" style:font-size-asian="12pt" style:font-size-complex="12pt"/>
    </style:style>
    <style:style style:name="T15_35" style:family="text">
      <style:text-properties fo:color="#333333" fo:font-size="12pt" style:font-size-asian="12pt" style:font-size-complex="12pt"/>
    </style:style>
    <style:style style:name="T15_36" style:family="text">
      <style:text-properties fo:color="#333333" fo:font-size="12pt" style:font-size-asian="12pt" style:font-size-complex="12pt"/>
    </style:style>
    <style:style style:name="T15_37" style:family="text">
      <style:text-properties fo:color="#333333" fo:font-size="12pt" style:font-size-asian="12pt" style:font-size-complex="12pt"/>
    </style:style>
    <style:style style:name="T15_38" style:family="text">
      <style:text-properties fo:color="#333333" fo:font-size="12pt" style:font-size-asian="12pt" style:font-size-complex="12pt"/>
    </style:style>
    <style:style style:name="T15_39" style:family="text">
      <style:text-properties fo:color="#333333" fo:font-size="12pt" style:font-size-asian="12pt" style:font-size-complex="12pt"/>
    </style:style>
    <style:style style:name="T15_40" style:family="text">
      <style:text-properties fo:color="#333333" fo:font-size="12pt" style:font-size-asian="12pt" style:font-size-complex="12pt"/>
    </style:style>
    <style:style style:name="T15_41" style:family="text">
      <style:text-properties fo:color="#333333" fo:font-size="12pt" style:font-size-asian="12pt" style:font-size-complex="12pt"/>
    </style:style>
    <style:style style:name="T15_42" style:family="text">
      <style:text-properties fo:color="#333333" fo:font-size="12pt" style:font-size-asian="12pt" style:font-size-complex="12pt"/>
    </style:style>
    <style:style style:name="T15_43" style:family="text">
      <style:text-properties fo:color="#333333" fo:font-size="12pt" style:font-size-asian="12pt" style:font-size-complex="12pt"/>
    </style:style>
    <style:style style:name="T15_44" style:family="text">
      <style:text-properties fo:color="#333333" fo:font-size="12pt" style:font-size-asian="12pt" style:font-size-complex="12pt"/>
    </style:style>
    <style:style style:name="T15_45" style:family="text">
      <style:text-properties fo:color="#333333" fo:font-size="12pt" style:font-size-asian="12pt" style:font-size-complex="12pt"/>
    </style:style>
    <style:style style:name="T15_46" style:family="text">
      <style:text-properties fo:color="#333333" fo:font-size="12pt" style:font-size-asian="12pt" style:font-size-complex="12pt"/>
    </style:style>
    <style:style style:name="T15_47" style:family="text">
      <style:text-properties fo:color="#333333" fo:font-size="12pt" style:font-size-asian="12pt" style:font-size-complex="12pt"/>
    </style:style>
    <style:style style:name="T15_48" style:family="text">
      <style:text-properties fo:color="#333333" fo:font-size="12pt" style:font-size-asian="12pt" style:font-size-complex="12pt"/>
    </style:style>
    <style:style style:name="T15_49" style:family="text">
      <style:text-properties fo:color="#333333" fo:font-size="12pt" style:font-size-asian="12pt" style:font-size-complex="12pt"/>
    </style:style>
    <style:style style:name="T15_50" style:family="text">
      <style:text-properties fo:color="#333333" fo:font-size="12pt" style:font-size-asian="12pt" style:font-size-complex="12pt"/>
    </style:style>
    <style:style style:name="T15_51" style:family="text">
      <style:text-properties fo:color="#333333" fo:font-size="12pt" style:font-size-asian="12pt" style:font-size-complex="12pt"/>
    </style:style>
    <style:style style:name="T15_52" style:family="text">
      <style:text-properties fo:color="#333333" fo:font-size="12pt" style:font-size-asian="12pt" style:font-size-complex="12pt"/>
    </style:style>
    <style:style style:name="T15_53" style:family="text">
      <style:text-properties fo:color="#333333" fo:font-size="12pt" style:font-size-asian="12pt" style:font-size-complex="12pt"/>
    </style:style>
    <style:style style:name="T15_54" style:family="text">
      <style:text-properties fo:color="#333333" fo:font-size="12pt" style:font-size-asian="12pt" style:font-size-complex="12pt"/>
    </style:style>
    <style:style style:name="T15_55" style:family="text">
      <style:text-properties fo:color="#333333" fo:font-size="12pt" style:font-size-asian="12pt" style:font-size-complex="12pt"/>
    </style:style>
    <style:style style:name="T15_56" style:family="text">
      <style:text-properties fo:color="#333333" fo:font-size="12pt" style:font-size-asian="12pt" style:font-size-complex="12pt"/>
    </style:style>
    <style:style style:name="T15_57" style:family="text">
      <style:text-properties fo:color="#333333" fo:font-size="12pt" style:font-size-asian="12pt" style:font-size-complex="12pt"/>
    </style:style>
    <style:style style:name="T15_58" style:family="text">
      <style:text-properties fo:color="#333333" fo:font-size="12pt" style:font-size-asian="12pt" style:font-size-complex="12pt"/>
    </style:style>
    <style:style style:name="T15_59" style:family="text">
      <style:text-properties fo:color="#333333" fo:font-size="12pt" style:font-size-asian="12pt" style:font-size-complex="12pt"/>
    </style:style>
    <style:style style:name="T15_60" style:family="text">
      <style:text-properties fo:color="#333333" fo:font-size="12pt" style:font-size-asian="12pt" style:font-size-complex="12pt"/>
    </style:style>
    <style:style style:name="T15_61" style:family="text">
      <style:text-properties fo:color="#333333" fo:font-size="12pt" style:font-size-asian="12pt" style:font-size-complex="12pt"/>
    </style:style>
    <style:style style:name="T15_62" style:family="text">
      <style:text-properties fo:color="#333333" fo:font-size="12pt" style:font-size-asian="12pt" style:font-size-complex="12pt"/>
    </style:style>
    <style:style style:name="T15_63" style:family="text">
      <style:text-properties fo:color="#333333" fo:font-size="12pt" style:font-size-asian="12pt" style:font-size-complex="12pt"/>
    </style:style>
    <style:style style:name="T15_64" style:family="text">
      <style:text-properties fo:color="#333333" fo:font-size="12pt" style:font-size-asian="12pt" style:font-size-complex="12pt"/>
    </style:style>
    <style:style style:name="T15_65" style:family="text">
      <style:text-properties fo:color="#333333" fo:font-size="12pt" style:font-size-asian="12pt" style:font-size-complex="12pt"/>
    </style:style>
    <style:style style:name="T15_66" style:family="text">
      <style:text-properties fo:color="#333333" fo:font-size="12pt" style:font-size-asian="12pt" style:font-size-complex="12pt"/>
    </style:style>
    <style:style style:name="T15_67" style:family="text">
      <style:text-properties fo:color="#333333" fo:font-size="12pt" style:font-size-asian="12pt" style:font-size-complex="12pt"/>
    </style:style>
    <style:style style:name="T15_68" style:family="text">
      <style:text-properties fo:color="#333333" fo:font-size="12pt" style:font-size-asian="12pt" style:font-size-complex="12pt"/>
    </style:style>
    <style:style style:name="P16" style:family="paragraph" style:parent-style-name="Standard">
      <style:paragraph-properties fo:break-before="auto" fo:line-height="160%" fo:margin-bottom="0.423cm" style:writing-mode="lr-tb"/>
    </style:style>
    <style:style style:name="T16_1" style:family="text">
      <style:text-properties fo:color="#333333" fo:font-size="12pt" style:font-size-asian="12pt" style:font-size-complex="12pt"/>
    </style:style>
    <style:style style:name="T16_2" style:family="text">
      <style:text-properties fo:color="#333333" fo:font-size="12pt" style:font-size-asian="12pt" style:font-size-complex="12pt"/>
    </style:style>
    <style:style style:name="T16_3" style:family="text">
      <style:text-properties fo:color="#333333" fo:font-size="12pt" style:font-size-asian="12pt" style:font-size-complex="12pt"/>
    </style:style>
    <style:style style:name="T16_4" style:family="text">
      <style:text-properties fo:color="#333333" fo:font-size="12pt" style:font-size-asian="12pt" style:font-size-complex="12pt"/>
    </style:style>
    <style:style style:name="T16_5" style:family="text">
      <style:text-properties fo:color="#333333" fo:font-size="12pt" style:font-size-asian="12pt" style:font-size-complex="12pt"/>
    </style:style>
    <style:style style:name="T16_6" style:family="text">
      <style:text-properties fo:color="#333333" fo:font-size="12pt" style:font-size-asian="12pt" style:font-size-complex="12pt"/>
    </style:style>
    <style:style style:name="T16_7" style:family="text">
      <style:text-properties fo:color="#333333" fo:font-size="12pt" style:font-size-asian="12pt" style:font-size-complex="12pt"/>
    </style:style>
    <style:style style:name="T16_8" style:family="text">
      <style:text-properties fo:color="#333333" fo:font-size="12pt" style:font-size-asian="12pt" style:font-size-complex="12pt"/>
    </style:style>
    <style:style style:name="T16_9" style:family="text">
      <style:text-properties fo:color="#333333" fo:font-size="12pt" style:font-size-asian="12pt" style:font-size-complex="12pt"/>
    </style:style>
    <style:style style:name="T16_10" style:family="text">
      <style:text-properties fo:color="#333333" fo:font-size="12pt" style:font-size-asian="12pt" style:font-size-complex="12pt"/>
    </style:style>
    <style:style style:name="T16_11" style:family="text">
      <style:text-properties fo:color="#333333" fo:font-size="12pt" style:font-size-asian="12pt" style:font-size-complex="12pt"/>
    </style:style>
    <style:style style:name="T16_12" style:family="text">
      <style:text-properties fo:color="#333333" fo:font-size="12pt" style:font-size-asian="12pt" style:font-size-complex="12pt"/>
    </style:style>
    <style:style style:name="T16_13" style:family="text">
      <style:text-properties fo:color="#333333" fo:font-size="12pt" style:font-size-asian="12pt" style:font-size-complex="12pt"/>
    </style:style>
    <style:style style:name="T16_14" style:family="text">
      <style:text-properties fo:color="#333333" fo:font-size="12pt" style:font-size-asian="12pt" style:font-size-complex="12pt"/>
    </style:style>
    <style:style style:name="T16_15" style:family="text">
      <style:text-properties fo:color="#333333" fo:font-size="12pt" style:font-size-asian="12pt" style:font-size-complex="12pt"/>
    </style:style>
    <style:style style:name="T16_16" style:family="text">
      <style:text-properties fo:color="#333333" fo:font-size="12pt" style:font-size-asian="12pt" style:font-size-complex="12pt"/>
    </style:style>
    <style:style style:name="T16_17" style:family="text">
      <style:text-properties fo:color="#333333" fo:font-size="12pt" style:font-size-asian="12pt" style:font-size-complex="12pt"/>
    </style:style>
    <style:style style:name="T16_18" style:family="text">
      <style:text-properties fo:color="#333333" fo:font-size="12pt" style:font-size-asian="12pt" style:font-size-complex="12pt"/>
    </style:style>
    <style:style style:name="T16_19" style:family="text">
      <style:text-properties fo:color="#333333" fo:font-size="12pt" style:font-size-asian="12pt" style:font-size-complex="12pt"/>
    </style:style>
    <style:style style:name="T16_20" style:family="text">
      <style:text-properties fo:color="#333333" fo:font-size="12pt" style:font-size-asian="12pt" style:font-size-complex="12pt"/>
    </style:style>
    <style:style style:name="T16_21" style:family="text">
      <style:text-properties fo:color="#333333" fo:font-size="12pt" style:font-size-asian="12pt" style:font-size-complex="12pt"/>
    </style:style>
    <style:style style:name="T16_22" style:family="text">
      <style:text-properties fo:color="#333333" fo:font-size="12pt" style:font-size-asian="12pt" style:font-size-complex="12pt"/>
    </style:style>
    <style:style style:name="T16_23" style:family="text">
      <style:text-properties fo:color="#333333" fo:font-size="12pt" style:font-size-asian="12pt" style:font-size-complex="12pt"/>
    </style:style>
    <style:style style:name="T16_24" style:family="text">
      <style:text-properties fo:color="#333333" fo:font-size="12pt" style:font-size-asian="12pt" style:font-size-complex="12pt"/>
    </style:style>
    <style:style style:name="T16_25" style:family="text">
      <style:text-properties fo:color="#333333" fo:font-size="12pt" style:font-size-asian="12pt" style:font-size-complex="12pt"/>
    </style:style>
    <style:style style:name="T16_26" style:family="text">
      <style:text-properties fo:color="#333333" fo:font-size="12pt" style:font-size-asian="12pt" style:font-size-complex="12pt"/>
    </style:style>
    <style:style style:name="T16_27" style:family="text">
      <style:text-properties fo:color="#333333" fo:font-size="12pt" style:font-size-asian="12pt" style:font-size-complex="12pt"/>
    </style:style>
    <style:style style:name="T16_28" style:family="text">
      <style:text-properties fo:color="#333333" fo:font-size="12pt" style:font-size-asian="12pt" style:font-size-complex="12pt"/>
    </style:style>
    <style:style style:name="T16_29" style:family="text">
      <style:text-properties fo:color="#333333" fo:font-size="12pt" style:font-size-asian="12pt" style:font-size-complex="12pt"/>
    </style:style>
    <style:style style:name="T16_30" style:family="text">
      <style:text-properties fo:color="#333333" fo:font-size="12pt" style:font-size-asian="12pt" style:font-size-complex="12pt"/>
    </style:style>
    <style:style style:name="T16_31" style:family="text">
      <style:text-properties fo:color="#333333" fo:font-size="12pt" style:font-size-asian="12pt" style:font-size-complex="12pt"/>
    </style:style>
    <style:style style:name="T16_32" style:family="text">
      <style:text-properties fo:color="#333333" fo:font-size="12pt" style:font-size-asian="12pt" style:font-size-complex="12pt"/>
    </style:style>
    <style:style style:name="T16_33" style:family="text">
      <style:text-properties fo:color="#333333" fo:font-size="12pt" style:font-size-asian="12pt" style:font-size-complex="12pt"/>
    </style:style>
    <style:style style:name="T16_34" style:family="text">
      <style:text-properties fo:color="#333333" fo:font-size="12pt" style:font-size-asian="12pt" style:font-size-complex="12pt"/>
    </style:style>
    <style:style style:name="P17" style:family="paragraph" style:parent-style-name="Standard">
      <style:paragraph-properties fo:break-before="auto" fo:line-height="160%" fo:margin-bottom="0.423cm" style:writing-mode="lr-tb"/>
    </style:style>
    <style:style style:name="T17_1" style:family="text">
      <style:text-properties fo:color="#333333" fo:font-size="12pt" style:font-size-asian="12pt" style:font-size-complex="12pt"/>
    </style:style>
    <style:style style:name="T17_2" style:family="text">
      <style:text-properties fo:color="#333333" fo:font-size="12pt" style:font-size-asian="12pt" style:font-size-complex="12pt"/>
    </style:style>
    <style:style style:name="T17_3" style:family="text">
      <style:text-properties fo:color="#333333" fo:font-size="12pt" style:font-size-asian="12pt" style:font-size-complex="12pt"/>
    </style:style>
    <style:style style:name="T17_4" style:family="text">
      <style:text-properties fo:color="#333333" fo:font-size="12pt" style:font-size-asian="12pt" style:font-size-complex="12pt"/>
    </style:style>
    <style:style style:name="T17_5" style:family="text">
      <style:text-properties fo:color="#333333" fo:font-size="12pt" style:font-size-asian="12pt" style:font-size-complex="12pt"/>
    </style:style>
    <style:style style:name="T17_6" style:family="text">
      <style:text-properties fo:color="#333333" fo:font-size="12pt" style:font-size-asian="12pt" style:font-size-complex="12pt"/>
    </style:style>
    <style:style style:name="T17_7" style:family="text">
      <style:text-properties fo:color="#333333" fo:font-size="12pt" style:font-size-asian="12pt" style:font-size-complex="12pt"/>
    </style:style>
    <style:style style:name="T17_8" style:family="text">
      <style:text-properties fo:color="#333333" fo:font-size="12pt" style:font-size-asian="12pt" style:font-size-complex="12pt"/>
    </style:style>
    <style:style style:name="T17_9" style:family="text">
      <style:text-properties fo:color="#333333" fo:font-size="12pt" style:font-size-asian="12pt" style:font-size-complex="12pt"/>
    </style:style>
    <style:style style:name="T17_10" style:family="text">
      <style:text-properties fo:color="#333333" fo:font-size="12pt" style:font-size-asian="12pt" style:font-size-complex="12pt"/>
    </style:style>
    <style:style style:name="T17_11" style:family="text">
      <style:text-properties fo:color="#333333" fo:font-size="12pt" style:font-size-asian="12pt" style:font-size-complex="12pt"/>
    </style:style>
    <style:style style:name="T17_12" style:family="text">
      <style:text-properties fo:color="#333333" fo:font-size="12pt" style:font-size-asian="12pt" style:font-size-complex="12pt"/>
    </style:style>
    <style:style style:name="T17_13" style:family="text">
      <style:text-properties fo:color="#333333" fo:font-size="12pt" style:font-size-asian="12pt" style:font-size-complex="12pt"/>
    </style:style>
    <style:style style:name="T17_14" style:family="text">
      <style:text-properties fo:color="#333333" fo:font-size="12pt" style:font-size-asian="12pt" style:font-size-complex="12pt"/>
    </style:style>
    <style:style style:name="T17_15" style:family="text">
      <style:text-properties fo:color="#333333" fo:font-size="12pt" style:font-size-asian="12pt" style:font-size-complex="12pt"/>
    </style:style>
    <style:style style:name="T17_16" style:family="text">
      <style:text-properties fo:color="#333333" fo:font-size="12pt" style:font-size-asian="12pt" style:font-size-complex="12pt"/>
    </style:style>
    <style:style style:name="T17_17" style:family="text">
      <style:text-properties fo:color="#333333" fo:font-size="12pt" style:font-size-asian="12pt" style:font-size-complex="12pt"/>
    </style:style>
    <style:style style:name="T17_18" style:family="text">
      <style:text-properties fo:color="#333333" fo:font-size="12pt" style:font-size-asian="12pt" style:font-size-complex="12pt"/>
    </style:style>
    <style:style style:name="T17_19" style:family="text">
      <style:text-properties fo:color="#333333" fo:font-size="12pt" style:font-size-asian="12pt" style:font-size-complex="12pt"/>
    </style:style>
    <style:style style:name="T17_20" style:family="text">
      <style:text-properties fo:color="#333333" fo:font-size="12pt" style:font-size-asian="12pt" style:font-size-complex="12pt"/>
    </style:style>
    <style:style style:name="T17_21" style:family="text">
      <style:text-properties fo:color="#333333" fo:font-size="12pt" style:font-size-asian="12pt" style:font-size-complex="12pt"/>
    </style:style>
    <style:style style:name="T17_22" style:family="text">
      <style:text-properties fo:color="#333333" fo:font-size="12pt" style:font-size-asian="12pt" style:font-size-complex="12pt"/>
    </style:style>
    <style:style style:name="T17_23" style:family="text">
      <style:text-properties fo:color="#333333" fo:font-size="12pt" style:font-size-asian="12pt" style:font-size-complex="12pt"/>
    </style:style>
    <style:style style:name="T17_24" style:family="text">
      <style:text-properties fo:color="#333333" fo:font-size="12pt" style:font-size-asian="12pt" style:font-size-complex="12pt"/>
    </style:style>
    <style:style style:name="T17_25" style:family="text">
      <style:text-properties fo:color="#333333" fo:font-size="12pt" style:font-size-asian="12pt" style:font-size-complex="12pt"/>
    </style:style>
    <style:style style:name="T17_26" style:family="text">
      <style:text-properties fo:color="#333333" fo:font-size="12pt" style:font-size-asian="12pt" style:font-size-complex="12pt"/>
    </style:style>
    <style:style style:name="T17_27" style:family="text">
      <style:text-properties fo:color="#333333" fo:font-size="12pt" style:font-size-asian="12pt" style:font-size-complex="12pt"/>
    </style:style>
    <style:style style:name="T17_28" style:family="text">
      <style:text-properties fo:color="#333333" fo:font-size="12pt" style:font-size-asian="12pt" style:font-size-complex="12pt"/>
    </style:style>
    <style:style style:name="T17_29" style:family="text">
      <style:text-properties fo:color="#333333" fo:font-size="12pt" style:font-size-asian="12pt" style:font-size-complex="12pt"/>
    </style:style>
    <style:style style:name="T17_30" style:family="text">
      <style:text-properties fo:color="#333333" fo:font-size="12pt" style:font-size-asian="12pt" style:font-size-complex="12pt"/>
    </style:style>
    <style:style style:name="T17_31" style:family="text">
      <style:text-properties fo:color="#333333" fo:font-size="12pt" style:font-size-asian="12pt" style:font-size-complex="12pt"/>
    </style:style>
    <style:style style:name="T17_32" style:family="text">
      <style:text-properties fo:color="#333333" fo:font-size="12pt" style:font-size-asian="12pt" style:font-size-complex="12pt"/>
    </style:style>
    <style:style style:name="T17_33" style:family="text">
      <style:text-properties fo:color="#333333" fo:font-size="12pt" style:font-size-asian="12pt" style:font-size-complex="12pt"/>
    </style:style>
    <style:style style:name="T17_34" style:family="text">
      <style:text-properties fo:color="#333333" fo:font-size="12pt" style:font-size-asian="12pt" style:font-size-complex="12pt"/>
    </style:style>
    <style:style style:name="T17_35" style:family="text">
      <style:text-properties fo:color="#333333" fo:font-size="12pt" style:font-size-asian="12pt" style:font-size-complex="12pt"/>
    </style:style>
    <style:style style:name="T17_36" style:family="text">
      <style:text-properties fo:color="#333333" fo:font-size="12pt" style:font-size-asian="12pt" style:font-size-complex="12pt"/>
    </style:style>
    <style:style style:name="T17_37" style:family="text">
      <style:text-properties fo:color="#333333" fo:font-size="12pt" style:font-size-asian="12pt" style:font-size-complex="12pt"/>
    </style:style>
    <style:style style:name="T17_38" style:family="text">
      <style:text-properties fo:color="#333333" fo:font-size="12pt" style:font-size-asian="12pt" style:font-size-complex="12pt"/>
    </style:style>
    <style:style style:name="T17_39" style:family="text">
      <style:text-properties fo:color="#333333" fo:font-size="12pt" style:font-size-asian="12pt" style:font-size-complex="12pt"/>
    </style:style>
    <style:style style:name="T17_40" style:family="text">
      <style:text-properties fo:color="#333333" fo:font-size="12pt" style:font-size-asian="12pt" style:font-size-complex="12pt"/>
    </style:style>
    <style:style style:name="T17_41" style:family="text">
      <style:text-properties fo:color="#333333" fo:font-size="12pt" style:font-size-asian="12pt" style:font-size-complex="12pt"/>
    </style:style>
    <style:style style:name="T17_42" style:family="text">
      <style:text-properties fo:color="#333333" fo:font-size="12pt" style:font-size-asian="12pt" style:font-size-complex="12pt"/>
    </style:style>
    <style:style style:name="T17_43" style:family="text">
      <style:text-properties fo:color="#333333" fo:font-size="12pt" style:font-size-asian="12pt" style:font-size-complex="12pt"/>
    </style:style>
    <style:style style:name="T17_44" style:family="text">
      <style:text-properties fo:color="#333333" fo:font-size="12pt" style:font-size-asian="12pt" style:font-size-complex="12pt"/>
    </style:style>
    <style:style style:name="T17_45" style:family="text">
      <style:text-properties fo:color="#333333" fo:font-size="12pt" style:font-size-asian="12pt" style:font-size-complex="12pt"/>
    </style:style>
    <style:style style:name="T17_46" style:family="text">
      <style:text-properties fo:color="#333333" fo:font-size="12pt" style:font-size-asian="12pt" style:font-size-complex="12pt"/>
    </style:style>
    <style:style style:name="T17_47" style:family="text">
      <style:text-properties fo:color="#333333" fo:font-size="12pt" style:font-size-asian="12pt" style:font-size-complex="12pt"/>
    </style:style>
    <style:style style:name="T17_48" style:family="text">
      <style:text-properties fo:color="#333333" fo:font-size="12pt" style:font-size-asian="12pt" style:font-size-complex="12pt"/>
    </style:style>
    <style:style style:name="T17_49" style:family="text">
      <style:text-properties fo:color="#333333" fo:font-size="12pt" style:font-size-asian="12pt" style:font-size-complex="12pt"/>
    </style:style>
    <style:style style:name="T17_50" style:family="text">
      <style:text-properties fo:color="#333333" fo:font-size="12pt" style:font-size-asian="12pt" style:font-size-complex="12pt"/>
    </style:style>
    <style:style style:name="P18" style:family="paragraph" style:parent-style-name="Standard">
      <style:paragraph-properties fo:break-before="auto" fo:line-height="160%" fo:margin-bottom="0.423cm" style:writing-mode="lr-tb"/>
    </style:style>
    <style:style style:name="T18_1" style:family="text">
      <style:text-properties fo:color="#333333" fo:font-size="12pt" style:font-size-asian="12pt" style:font-size-complex="12pt"/>
    </style:style>
    <style:style style:name="T18_2" style:family="text">
      <style:text-properties fo:color="#333333" fo:font-size="12pt" style:font-size-asian="12pt" style:font-size-complex="12pt"/>
    </style:style>
    <style:style style:name="T18_3" style:family="text">
      <style:text-properties fo:color="#333333" fo:font-size="12pt" style:font-size-asian="12pt" style:font-size-complex="12pt"/>
    </style:style>
    <style:style style:name="T18_4" style:family="text">
      <style:text-properties fo:color="#333333" fo:font-size="12pt" style:font-size-asian="12pt" style:font-size-complex="12pt"/>
    </style:style>
    <style:style style:name="T18_5" style:family="text">
      <style:text-properties fo:color="#333333" fo:font-size="12pt" style:font-size-asian="12pt" style:font-size-complex="12pt"/>
    </style:style>
    <style:style style:name="T18_6" style:family="text">
      <style:text-properties fo:color="#333333" fo:font-size="12pt" style:font-size-asian="12pt" style:font-size-complex="12pt"/>
    </style:style>
    <style:style style:name="T18_7" style:family="text">
      <style:text-properties fo:color="#333333" fo:font-size="12pt" style:font-size-asian="12pt" style:font-size-complex="12pt"/>
    </style:style>
    <style:style style:name="T18_8" style:family="text">
      <style:text-properties fo:color="#333333" fo:font-size="12pt" style:font-size-asian="12pt" style:font-size-complex="12pt"/>
    </style:style>
    <style:style style:name="T18_9" style:family="text">
      <style:text-properties fo:color="#333333" fo:font-size="12pt" style:font-size-asian="12pt" style:font-size-complex="12pt"/>
    </style:style>
    <style:style style:name="T18_10" style:family="text">
      <style:text-properties fo:color="#333333" fo:font-size="12pt" style:font-size-asian="12pt" style:font-size-complex="12pt"/>
    </style:style>
    <style:style style:name="T18_11" style:family="text">
      <style:text-properties fo:color="#333333" fo:font-size="12pt" style:font-size-asian="12pt" style:font-size-complex="12pt"/>
    </style:style>
    <style:style style:name="T18_12" style:family="text">
      <style:text-properties fo:color="#333333" fo:font-size="12pt" style:font-size-asian="12pt" style:font-size-complex="12pt"/>
    </style:style>
    <style:style style:name="T18_13" style:family="text">
      <style:text-properties fo:color="#333333" fo:font-size="12pt" style:font-size-asian="12pt" style:font-size-complex="12pt"/>
    </style:style>
    <style:style style:name="T18_14" style:family="text">
      <style:text-properties fo:color="#333333" fo:font-size="12pt" style:font-size-asian="12pt" style:font-size-complex="12pt"/>
    </style:style>
    <style:style style:name="P19" style:family="paragraph" style:parent-style-name="Standard">
      <style:paragraph-properties fo:break-before="auto" fo:line-height="160%" fo:margin-bottom="0.423cm" style:writing-mode="lr-tb"/>
    </style:style>
    <style:style style:name="T19_1" style:family="text">
      <style:text-properties fo:color="#333333" fo:font-size="12pt" style:font-size-asian="12pt" style:font-size-complex="12pt"/>
    </style:style>
    <style:style style:name="T19_2" style:family="text">
      <style:text-properties fo:color="#333333" fo:font-size="12pt" style:font-size-asian="12pt" style:font-size-complex="12pt"/>
    </style:style>
    <style:style style:name="T19_3" style:family="text">
      <style:text-properties fo:color="#333333" fo:font-size="12pt" style:font-size-asian="12pt" style:font-size-complex="12pt"/>
    </style:style>
    <style:style style:name="T19_4" style:family="text">
      <style:text-properties fo:color="#333333" fo:font-size="12pt" style:font-size-asian="12pt" style:font-size-complex="12pt"/>
    </style:style>
    <style:style style:name="T19_5" style:family="text">
      <style:text-properties fo:color="#333333" fo:font-size="12pt" style:font-size-asian="12pt" style:font-size-complex="12pt"/>
    </style:style>
    <style:style style:name="T19_6" style:family="text">
      <style:text-properties fo:color="#333333" fo:font-size="12pt" style:font-size-asian="12pt" style:font-size-complex="12pt"/>
    </style:style>
    <style:style style:name="T19_7" style:family="text">
      <style:text-properties fo:color="#333333" fo:font-size="12pt" style:font-size-asian="12pt" style:font-size-complex="12pt"/>
    </style:style>
    <style:style style:name="T19_8" style:family="text">
      <style:text-properties fo:color="#333333" fo:font-size="12pt" style:font-size-asian="12pt" style:font-size-complex="12pt"/>
    </style:style>
    <style:style style:name="T19_9" style:family="text">
      <style:text-properties fo:color="#333333" fo:font-size="12pt" style:font-size-asian="12pt" style:font-size-complex="12pt"/>
    </style:style>
    <style:style style:name="T19_10" style:family="text">
      <style:text-properties fo:color="#333333" fo:font-size="12pt" style:font-size-asian="12pt" style:font-size-complex="12pt"/>
    </style:style>
    <style:style style:name="T19_11" style:family="text">
      <style:text-properties fo:color="#333333" fo:font-size="12pt" style:font-size-asian="12pt" style:font-size-complex="12pt"/>
    </style:style>
    <style:style style:name="T19_12" style:family="text">
      <style:text-properties fo:color="#333333" fo:font-size="12pt" style:font-size-asian="12pt" style:font-size-complex="12pt"/>
    </style:style>
    <style:style style:name="T19_13" style:family="text">
      <style:text-properties fo:color="#333333" fo:font-size="12pt" style:font-size-asian="12pt" style:font-size-complex="12pt"/>
    </style:style>
    <style:style style:name="T19_14" style:family="text">
      <style:text-properties fo:color="#333333" fo:font-size="12pt" style:font-size-asian="12pt" style:font-size-complex="12pt"/>
    </style:style>
    <style:style style:name="T19_15" style:family="text">
      <style:text-properties fo:color="#333333" fo:font-size="12pt" style:font-size-asian="12pt" style:font-size-complex="12pt"/>
    </style:style>
    <style:style style:name="T19_16" style:family="text">
      <style:text-properties fo:color="#333333" fo:font-size="12pt" style:font-size-asian="12pt" style:font-size-complex="12pt"/>
    </style:style>
    <style:style style:name="T19_17" style:family="text">
      <style:text-properties fo:color="#333333" fo:font-size="12pt" style:font-size-asian="12pt" style:font-size-complex="12pt"/>
    </style:style>
    <style:style style:name="T19_18" style:family="text">
      <style:text-properties fo:color="#333333" fo:font-size="12pt" style:font-size-asian="12pt" style:font-size-complex="12pt"/>
    </style:style>
    <style:style style:name="T19_19" style:family="text">
      <style:text-properties fo:color="#333333" fo:font-size="12pt" style:font-size-asian="12pt" style:font-size-complex="12pt"/>
    </style:style>
    <style:style style:name="P20" style:family="paragraph" style:parent-style-name="Standard">
      <style:paragraph-properties fo:break-before="auto" fo:line-height="160%" style:writing-mode="lr-tb"/>
    </style:style>
    <style:style style:name="T20_1" style:family="text">
      <style:text-properties fo:color="#333333" fo:font-size="12pt" style:font-size-asian="12pt" style:font-size-complex="12pt"/>
    </style:style>
    <style:style style:name="T20_2" style:family="text">
      <style:text-properties fo:color="#333333" fo:font-size="12pt" style:font-size-asian="12pt" style:font-size-complex="12pt"/>
    </style:style>
    <style:style style:name="T20_3" style:family="text">
      <style:text-properties fo:color="#333333" fo:font-size="12pt" style:font-size-asian="12pt" style:font-size-complex="12pt"/>
    </style:style>
    <style:style style:name="T20_4" style:family="text">
      <style:text-properties fo:color="#333333" fo:font-size="12pt" style:font-size-asian="12pt" style:font-size-complex="12pt"/>
    </style:style>
    <style:style style:name="T20_5" style:family="text">
      <style:text-properties fo:color="#333333" fo:font-size="12pt" style:font-size-asian="12pt" style:font-size-complex="12pt"/>
    </style:style>
    <style:style style:name="T20_6" style:family="text">
      <style:text-properties fo:color="#333333" fo:font-size="12pt" style:font-size-asian="12pt" style:font-size-complex="12pt"/>
    </style:style>
    <style:style style:name="T20_7" style:family="text">
      <style:text-properties fo:color="#333333" fo:font-size="12pt" style:font-size-asian="12pt" style:font-size-complex="12pt"/>
    </style:style>
    <style:style style:name="T20_8" style:family="text">
      <style:text-properties fo:color="#333333" fo:font-size="12pt" style:font-size-asian="12pt" style:font-size-complex="12pt"/>
    </style:style>
    <style:style style:name="T20_9" style:family="text">
      <style:text-properties fo:color="#333333" fo:font-size="12pt" style:font-size-asian="12pt" style:font-size-complex="12pt"/>
    </style:style>
    <style:style style:name="T20_10" style:family="text">
      <style:text-properties fo:color="#333333" fo:font-size="12pt" style:font-size-asian="12pt" style:font-size-complex="12pt"/>
    </style:style>
    <style:style style:name="P21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1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60%" fo:margin-top="0cm" style:writing-mode="lr-tb"/>
    </style:style>
    <style:style style:name="T22_1" style:family="text">
      <style:text-properties fo:color="#333333" fo:font-size="12pt" style:font-size-asian="12pt" style:font-size-complex="12pt"/>
    </style:style>
    <style:style style:name="T22_2" style:family="text">
      <style:text-properties fo:color="#333333" fo:font-size="12pt" style:font-size-asian="12pt" style:font-size-complex="12pt"/>
    </style:style>
    <style:style style:name="T22_3" style:family="text">
      <style:text-properties fo:color="#333333" fo:font-size="12pt" style:font-size-asian="12pt" style:font-size-complex="12pt"/>
    </style:style>
    <style:style style:name="T22_4" style:family="text">
      <style:text-properties fo:color="#333333" fo:font-size="12pt" style:font-size-asian="12pt" style:font-size-complex="12pt"/>
    </style:style>
    <style:style style:name="T22_5" style:family="text">
      <style:text-properties fo:color="#333333" fo:font-size="12pt" style:font-size-asian="12pt" style:font-size-complex="12pt"/>
    </style:style>
    <style:style style:name="T22_6" style:family="text">
      <style:text-properties fo:color="#333333" fo:font-size="12pt" style:font-size-asian="12pt" style:font-size-complex="12pt"/>
    </style:style>
    <style:style style:name="T22_7" style:family="text">
      <style:text-properties fo:color="#333333" fo:font-size="12pt" style:font-size-asian="12pt" style:font-size-complex="12pt"/>
    </style:style>
    <style:style style:name="T22_8" style:family="text">
      <style:text-properties fo:color="#333333" fo:font-size="12pt" style:font-size-asian="12pt" style:font-size-complex="12pt"/>
    </style:style>
    <style:style style:name="T22_9" style:family="text">
      <style:text-properties fo:color="#333333" fo:font-size="12pt" style:font-size-asian="12pt" style:font-size-complex="12pt"/>
    </style:style>
    <style:style style:name="T22_10" style:family="text">
      <style:text-properties fo:color="#333333" fo:font-size="12pt" style:font-size-asian="12pt" style:font-size-complex="12pt"/>
    </style:style>
    <style:style style:name="T22_11" style:family="text">
      <style:text-properties fo:color="#333333" fo:font-size="12pt" style:font-size-asian="12pt" style:font-size-complex="12pt"/>
    </style:style>
    <style:style style:name="T22_12" style:family="text">
      <style:text-properties fo:color="#333333" fo:font-size="12pt" style:font-size-asian="12pt" style:font-size-complex="12pt"/>
    </style:style>
    <style:style style:name="T22_13" style:family="text">
      <style:text-properties fo:color="#333333" fo:font-size="12pt" style:font-size-asian="12pt" style:font-size-complex="12pt"/>
    </style:style>
    <style:style style:name="T22_14" style:family="text">
      <style:text-properties fo:color="#333333" fo:font-size="12pt" style:font-size-asian="12pt" style:font-size-complex="12pt"/>
    </style:style>
    <style:style style:name="T22_15" style:family="text">
      <style:text-properties fo:color="#333333" fo:font-size="12pt" style:font-size-asian="12pt" style:font-size-complex="12pt"/>
    </style:style>
    <style:style style:name="T22_16" style:family="text">
      <style:text-properties fo:color="#333333" fo:font-size="12pt" style:font-size-asian="12pt" style:font-size-complex="12pt"/>
    </style:style>
    <style:style style:name="T22_17" style:family="text">
      <style:text-properties fo:color="#333333" fo:font-size="12pt" style:font-size-asian="12pt" style:font-size-complex="12pt"/>
    </style:style>
    <style:style style:name="T22_18" style:family="text">
      <style:text-properties fo:color="#333333" fo:font-size="12pt" style:font-size-asian="12pt" style:font-size-complex="12pt"/>
    </style:style>
    <style:style style:name="T22_19" style:family="text">
      <style:text-properties fo:color="#333333" fo:font-size="12pt" style:font-size-asian="12pt" style:font-size-complex="12pt"/>
    </style:style>
    <style:style style:name="T22_20" style:family="text">
      <style:text-properties fo:color="#333333" fo:font-size="12pt" style:font-size-asian="12pt" style:font-size-complex="12pt"/>
    </style:style>
    <style:style style:name="T22_21" style:family="text">
      <style:text-properties fo:color="#333333" fo:font-size="12pt" style:font-size-asian="12pt" style:font-size-complex="12pt"/>
    </style:style>
    <style:style style:name="T22_22" style:family="text">
      <style:text-properties fo:color="#333333" fo:font-size="12pt" style:font-size-asian="12pt" style:font-size-complex="12pt"/>
    </style:style>
    <style:style style:name="P23" style:family="paragraph" style:parent-style-name="Standard">
      <style:paragraph-properties fo:break-before="auto" fo:line-height="160%" fo:margin-top="0cm" style:writing-mode="lr-tb"/>
    </style:style>
    <style:style style:name="T23_1" style:family="text">
      <style:text-properties fo:color="#333333" fo:font-size="12pt" style:font-size-asian="12pt" style:font-size-complex="12pt"/>
    </style:style>
    <style:style style:name="T23_2" style:family="text">
      <style:text-properties fo:color="#333333" fo:font-size="12pt" style:font-size-asian="12pt" style:font-size-complex="12pt"/>
    </style:style>
    <style:style style:name="T23_3" style:family="text">
      <style:text-properties fo:color="#333333" fo:font-size="12pt" style:font-size-asian="12pt" style:font-size-complex="12pt"/>
    </style:style>
    <style:style style:name="T23_4" style:family="text">
      <style:text-properties fo:color="#333333" fo:font-size="12pt" style:font-size-asian="12pt" style:font-size-complex="12pt"/>
    </style:style>
    <style:style style:name="T23_5" style:family="text">
      <style:text-properties fo:color="#333333" fo:font-size="12pt" style:font-size-asian="12pt" style:font-size-complex="12pt"/>
    </style:style>
    <style:style style:name="T23_6" style:family="text">
      <style:text-properties fo:color="#333333" fo:font-size="12pt" style:font-size-asian="12pt" style:font-size-complex="12pt"/>
    </style:style>
    <style:style style:name="T23_7" style:family="text">
      <style:text-properties fo:color="#333333" fo:font-size="12pt" style:font-size-asian="12pt" style:font-size-complex="12pt"/>
    </style:style>
    <style:style style:name="T23_8" style:family="text">
      <style:text-properties fo:color="#333333" fo:font-size="12pt" style:font-size-asian="12pt" style:font-size-complex="12pt"/>
    </style:style>
    <style:style style:name="T23_9" style:family="text">
      <style:text-properties fo:color="#333333" fo:font-size="12pt" style:font-size-asian="12pt" style:font-size-complex="12pt"/>
    </style:style>
    <style:style style:name="T23_10" style:family="text">
      <style:text-properties fo:color="#333333" fo:font-size="12pt" style:font-size-asian="12pt" style:font-size-complex="12pt"/>
    </style:style>
    <style:style style:name="T23_11" style:family="text">
      <style:text-properties fo:color="#333333" fo:font-size="12pt" style:font-size-asian="12pt" style:font-size-complex="12pt"/>
    </style:style>
    <style:style style:name="T23_12" style:family="text">
      <style:text-properties fo:color="#333333" fo:font-size="12pt" style:font-size-asian="12pt" style:font-size-complex="12pt"/>
    </style:style>
    <style:style style:name="P24" style:family="paragraph" style:parent-style-name="Standard">
      <style:paragraph-properties fo:break-before="auto" fo:line-height="160%" fo:margin-top="0cm" style:writing-mode="lr-tb"/>
    </style:style>
    <style:style style:name="T24_1" style:family="text">
      <style:text-properties fo:color="#333333" fo:font-size="12pt" style:font-size-asian="12pt" style:font-size-complex="12pt"/>
    </style:style>
    <style:style style:name="T24_2" style:family="text">
      <style:text-properties fo:color="#333333" fo:font-size="12pt" style:font-size-asian="12pt" style:font-size-complex="12pt"/>
    </style:style>
    <style:style style:name="T24_3" style:family="text">
      <style:text-properties fo:color="#333333" fo:font-size="12pt" style:font-size-asian="12pt" style:font-size-complex="12pt"/>
    </style:style>
    <style:style style:name="T24_4" style:family="text">
      <style:text-properties fo:color="#333333" fo:font-size="12pt" style:font-size-asian="12pt" style:font-size-complex="12pt"/>
    </style:style>
    <style:style style:name="T24_5" style:family="text">
      <style:text-properties fo:color="#333333" fo:font-size="12pt" style:font-size-asian="12pt" style:font-size-complex="12pt"/>
    </style:style>
    <style:style style:name="T24_6" style:family="text">
      <style:text-properties fo:color="#333333" fo:font-size="12pt" style:font-size-asian="12pt" style:font-size-complex="12pt"/>
    </style:style>
    <style:style style:name="T24_7" style:family="text">
      <style:text-properties fo:color="#333333" fo:font-size="12pt" style:font-size-asian="12pt" style:font-size-complex="12pt"/>
    </style:style>
    <style:style style:name="P25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5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5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5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60%" fo:margin-top="0cm" style:writing-mode="lr-tb"/>
    </style:style>
    <style:style style:name="T26_1" style:family="text">
      <style:text-properties fo:color="#333333" fo:font-size="12pt" style:font-size-asian="12pt" style:font-size-complex="12pt"/>
    </style:style>
    <style:style style:name="T26_2" style:family="text">
      <style:text-properties fo:color="#333333" fo:font-size="12pt" style:font-size-asian="12pt" style:font-size-complex="12pt"/>
    </style:style>
    <style:style style:name="T26_3" style:family="text">
      <style:text-properties fo:color="#333333" fo:font-size="12pt" style:font-size-asian="12pt" style:font-size-complex="12pt"/>
    </style:style>
    <style:style style:name="T26_4" style:family="text">
      <style:text-properties fo:color="#333333" fo:font-size="12pt" style:font-size-asian="12pt" style:font-size-complex="12pt"/>
    </style:style>
    <style:style style:name="T26_5" style:family="text">
      <style:text-properties fo:color="#333333" fo:font-size="12pt" style:font-size-asian="12pt" style:font-size-complex="12pt"/>
    </style:style>
    <style:style style:name="T26_6" style:family="text">
      <style:text-properties fo:color="#333333" fo:font-size="12pt" style:font-size-asian="12pt" style:font-size-complex="12pt"/>
    </style:style>
    <style:style style:name="T26_7" style:family="text">
      <style:text-properties fo:color="#333333" fo:font-size="12pt" style:font-size-asian="12pt" style:font-size-complex="12pt"/>
    </style:style>
    <style:style style:name="T26_8" style:family="text">
      <style:text-properties fo:color="#333333" fo:font-size="12pt" style:font-size-asian="12pt" style:font-size-complex="12pt"/>
    </style:style>
    <style:style style:name="T26_9" style:family="text">
      <style:text-properties fo:color="#333333" fo:font-size="12pt" style:font-size-asian="12pt" style:font-size-complex="12pt"/>
    </style:style>
    <style:style style:name="T26_10" style:family="text">
      <style:text-properties fo:color="#333333" fo:font-size="12pt" style:font-size-asian="12pt" style:font-size-complex="12pt"/>
    </style:style>
    <style:style style:name="T26_11" style:family="text">
      <style:text-properties fo:color="#333333" fo:font-size="12pt" style:font-size-asian="12pt" style:font-size-complex="12pt"/>
    </style:style>
    <style:style style:name="T26_12" style:family="text">
      <style:text-properties fo:color="#333333" fo:font-size="12pt" style:font-size-asian="12pt" style:font-size-complex="12pt"/>
    </style:style>
    <style:style style:name="T26_13" style:family="text">
      <style:text-properties fo:color="#333333" fo:font-size="12pt" style:font-size-asian="12pt" style:font-size-complex="12pt"/>
    </style:style>
    <style:style style:name="T26_14" style:family="text">
      <style:text-properties fo:color="#333333" fo:font-size="12pt" style:font-size-asian="12pt" style:font-size-complex="12pt"/>
    </style:style>
    <style:style style:name="T26_15" style:family="text">
      <style:text-properties fo:color="#333333" fo:font-size="12pt" style:font-size-asian="12pt" style:font-size-complex="12pt"/>
    </style:style>
    <style:style style:name="T26_16" style:family="text">
      <style:text-properties fo:color="#333333" fo:font-size="12pt" style:font-size-asian="12pt" style:font-size-complex="12pt"/>
    </style:style>
    <style:style style:name="T26_17" style:family="text">
      <style:text-properties fo:color="#333333" fo:font-size="12pt" style:font-size-asian="12pt" style:font-size-complex="12pt"/>
    </style:style>
    <style:style style:name="T26_18" style:family="text">
      <style:text-properties fo:color="#333333" fo:font-size="12pt" style:font-size-asian="12pt" style:font-size-complex="12pt"/>
    </style:style>
    <style:style style:name="T26_19" style:family="text">
      <style:text-properties fo:color="#333333" fo:font-size="12pt" style:font-size-asian="12pt" style:font-size-complex="12pt"/>
    </style:style>
    <style:style style:name="T26_20" style:family="text">
      <style:text-properties fo:color="#333333" fo:font-size="12pt" style:font-size-asian="12pt" style:font-size-complex="12pt"/>
    </style:style>
    <style:style style:name="T26_21" style:family="text">
      <style:text-properties fo:color="#333333" fo:font-size="12pt" style:font-size-asian="12pt" style:font-size-complex="12pt"/>
    </style:style>
    <style:style style:name="T26_22" style:family="text">
      <style:text-properties fo:color="#333333" fo:font-size="12pt" style:font-size-asian="12pt" style:font-size-complex="12pt"/>
    </style:style>
    <style:style style:name="T26_23" style:family="text">
      <style:text-properties fo:color="#333333" fo:font-size="12pt" style:font-size-asian="12pt" style:font-size-complex="12pt"/>
    </style:style>
    <style:style style:name="T26_24" style:family="text">
      <style:text-properties fo:color="#333333" fo:font-size="12pt" style:font-size-asian="12pt" style:font-size-complex="12pt"/>
    </style:style>
    <style:style style:name="P27" style:family="paragraph" style:parent-style-name="Standard">
      <style:paragraph-properties fo:break-before="auto" fo:line-height="160%" fo:margin-top="0cm" style:writing-mode="lr-tb"/>
    </style:style>
    <style:style style:name="T27_1" style:family="text">
      <style:text-properties fo:color="#333333" fo:font-size="12pt" style:font-size-asian="12pt" style:font-size-complex="12pt"/>
    </style:style>
    <style:style style:name="T27_2" style:family="text">
      <style:text-properties fo:color="#333333" fo:font-size="12pt" style:font-size-asian="12pt" style:font-size-complex="12pt"/>
    </style:style>
    <style:style style:name="T27_3" style:family="text">
      <style:text-properties fo:color="#333333" fo:font-size="12pt" style:font-size-asian="12pt" style:font-size-complex="12pt"/>
    </style:style>
    <style:style style:name="T27_4" style:family="text">
      <style:text-properties fo:color="#333333" fo:font-size="12pt" style:font-size-asian="12pt" style:font-size-complex="12pt"/>
    </style:style>
    <style:style style:name="T27_5" style:family="text">
      <style:text-properties fo:color="#333333" fo:font-size="12pt" style:font-size-asian="12pt" style:font-size-complex="12pt"/>
    </style:style>
    <style:style style:name="T27_6" style:family="text">
      <style:text-properties fo:color="#333333" fo:font-size="12pt" style:font-size-asian="12pt" style:font-size-complex="12pt"/>
    </style:style>
    <style:style style:name="T27_7" style:family="text">
      <style:text-properties fo:color="#333333" fo:font-size="12pt" style:font-size-asian="12pt" style:font-size-complex="12pt"/>
    </style:style>
    <style:style style:name="T27_8" style:family="text">
      <style:text-properties fo:color="#333333" fo:font-size="12pt" style:font-size-asian="12pt" style:font-size-complex="12pt"/>
    </style:style>
    <style:style style:name="T27_9" style:family="text">
      <style:text-properties fo:color="#333333" fo:font-size="12pt" style:font-size-asian="12pt" style:font-size-complex="12pt"/>
    </style:style>
    <style:style style:name="T27_10" style:family="text">
      <style:text-properties fo:color="#333333" fo:font-size="12pt" style:font-size-asian="12pt" style:font-size-complex="12pt"/>
    </style:style>
    <style:style style:name="T27_11" style:family="text">
      <style:text-properties fo:color="#333333" fo:font-size="12pt" style:font-size-asian="12pt" style:font-size-complex="12pt"/>
    </style:style>
    <style:style style:name="T27_12" style:family="text">
      <style:text-properties fo:color="#333333" fo:font-size="12pt" style:font-size-asian="12pt" style:font-size-complex="12pt"/>
    </style:style>
    <style:style style:name="T27_13" style:family="text">
      <style:text-properties fo:color="#333333" fo:font-size="12pt" style:font-size-asian="12pt" style:font-size-complex="12pt"/>
    </style:style>
    <style:style style:name="T27_14" style:family="text">
      <style:text-properties fo:color="#333333" fo:font-size="12pt" style:font-size-asian="12pt" style:font-size-complex="12pt"/>
    </style:style>
    <style:style style:name="T27_15" style:family="text">
      <style:text-properties fo:color="#333333" fo:font-size="12pt" style:font-size-asian="12pt" style:font-size-complex="12pt"/>
    </style:style>
    <style:style style:name="T27_16" style:family="text">
      <style:text-properties fo:color="#333333" fo:font-size="12pt" style:font-size-asian="12pt" style:font-size-complex="12pt"/>
    </style:style>
    <style:style style:name="P28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8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60%" style:writing-mode="lr-tb"/>
    </style:style>
    <style:style style:name="T29_1" style:family="text">
      <style:text-properties fo:color="#333333" fo:font-size="12pt" style:font-size-asian="12pt" style:font-size-complex="12pt"/>
    </style:style>
    <style:style style:name="T29_2" style:family="text">
      <style:text-properties fo:color="#333333" fo:font-size="12pt" style:font-size-asian="12pt" style:font-size-complex="12pt"/>
    </style:style>
    <style:style style:name="T29_3" style:family="text">
      <style:text-properties fo:color="#333333" fo:font-size="12pt" style:font-size-asian="12pt" style:font-size-complex="12pt"/>
    </style:style>
    <style:style style:name="T29_4" style:family="text">
      <style:text-properties fo:color="#333333" fo:font-size="12pt" style:font-size-asian="12pt" style:font-size-complex="12pt"/>
    </style:style>
    <style:style style:name="T29_5" style:family="text">
      <style:text-properties fo:color="#333333" fo:font-size="12pt" style:font-size-asian="12pt" style:font-size-complex="12pt"/>
    </style:style>
    <style:style style:name="P30" style:family="paragraph" style:parent-style-name="Heading_20_2">
      <style:paragraph-properties fo:break-before="auto" fo:text-indent="0cm" fo:line-height="100%" fo:margin-top="0.6cm" fo:margin-left="-0.459cm" style:writing-mode="lr-tb"/>
    </style:style>
    <style:style style:name="T30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31" style:family="paragraph" style:parent-style-name="Heading_20_3">
      <style:paragraph-properties fo:break-before="auto" fo:text-indent="0cm" fo:line-height="120%" fo:margin-top="0.459cm" fo:margin-bottom="0.423cm" fo:margin-left="-0.459cm" style:writing-mode="lr-tb"/>
    </style:style>
    <style:style style:name="T31_1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T31_2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T31_3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60%" fo:margin-top="0cm" style:writing-mode="lr-tb"/>
    </style:style>
    <style:style style:name="T32_1" style:family="text">
      <style:text-properties fo:color="#333333" fo:font-size="12pt" style:font-size-asian="12pt" style:font-size-complex="12pt"/>
    </style:style>
    <style:style style:name="T32_2" style:family="text">
      <style:text-properties fo:color="#333333" fo:font-size="12pt" style:font-size-asian="12pt" style:font-size-complex="12pt"/>
    </style:style>
    <style:style style:name="T32_3" style:family="text">
      <style:text-properties fo:color="#333333" fo:font-size="12pt" style:font-size-asian="12pt" style:font-size-complex="12pt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color="#333333" fo:font-size="12pt" style:font-size-asian="12pt" style:font-size-complex="12pt"/>
    </style:style>
    <style:style style:name="T33_2" style:family="text">
      <style:text-properties fo:color="#333333" fo:font-size="12pt" style:font-size-asian="12pt" style:font-size-complex="12pt"/>
    </style:style>
    <style:style style:name="T33_3" style:family="text">
      <style:text-properties fo:color="#333333" fo:font-size="12pt" style:font-size-asian="12pt" style:font-size-complex="12pt"/>
    </style:style>
    <style:style style:name="T33_4" style:family="text">
      <style:text-properties fo:color="#333333" fo:font-size="12pt" style:font-size-asian="12pt" style:font-size-complex="12pt"/>
    </style:style>
    <style:style style:name="T33_5" style:family="text">
      <style:text-properties fo:color="#333333" fo:font-size="12pt" style:font-size-asian="12pt" style:font-size-complex="12pt"/>
    </style:style>
    <style:style style:name="T33_6" style:family="text">
      <style:text-properties fo:color="#333333" fo:font-size="12pt" style:font-size-asian="12pt" style:font-size-complex="12pt"/>
    </style:style>
    <style:style style:name="T33_7" style:family="text">
      <style:text-properties fo:color="#333333" fo:font-size="12pt" style:font-size-asian="12pt" style:font-size-complex="12pt"/>
    </style:style>
    <style:style style:name="T33_8" style:family="text">
      <style:text-properties fo:color="#333333" fo:font-size="12pt" style:font-size-asian="12pt" style:font-size-complex="12pt"/>
    </style:style>
    <style:style style:name="T33_9" style:family="text">
      <style:text-properties fo:color="#333333"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color="#333333" fo:font-size="12pt" style:font-size-asian="12pt" style:font-size-complex="12pt"/>
    </style:style>
    <style:style style:name="T34_2" style:family="text">
      <style:text-properties fo:color="#333333" fo:font-size="12pt" style:font-size-asian="12pt" style:font-size-complex="12pt"/>
    </style:style>
    <style:style style:name="T34_3" style:family="text">
      <style:text-properties fo:color="#333333" fo:font-size="12pt" style:font-size-asian="12pt" style:font-size-complex="12pt"/>
    </style:style>
    <style:style style:name="T34_4" style:family="text">
      <style:text-properties fo:color="#333333" fo:font-size="12pt" style:font-size-asian="12pt" style:font-size-complex="12pt"/>
    </style:style>
    <style:style style:name="T34_5" style:family="text">
      <style:text-properties fo:color="#333333"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color="#333333" fo:font-size="12pt" style:font-size-asian="12pt" style:font-size-complex="12pt"/>
    </style:style>
    <style:style style:name="T35_2" style:family="text">
      <style:text-properties fo:color="#333333" fo:font-size="12pt" style:font-size-asian="12pt" style:font-size-complex="12pt"/>
    </style:style>
    <style:style style:name="T35_3" style:family="text">
      <style:text-properties fo:color="#333333" fo:font-size="12pt" style:font-size-asian="12pt" style:font-size-complex="12pt"/>
    </style:style>
    <style:style style:name="T35_4" style:family="text">
      <style:text-properties fo:color="#333333" fo:font-size="12pt" style:font-size-asian="12pt" style:font-size-complex="12pt"/>
    </style:style>
    <style:style style:name="T35_5" style:family="text">
      <style:text-properties fo:color="#333333" fo:font-size="12pt" style:font-size-asian="12pt" style:font-size-complex="12pt"/>
    </style:style>
    <style:style style:name="T35_6" style:family="text">
      <style:text-properties fo:color="#333333" fo:font-size="12pt" style:font-size-asian="12pt" style:font-size-complex="12pt"/>
    </style:style>
    <style:style style:name="T35_7" style:family="text">
      <style:text-properties fo:color="#333333" fo:font-size="12pt" style:font-size-asian="12pt" style:font-size-complex="12pt"/>
    </style:style>
    <style:style style:name="T35_8" style:family="text">
      <style:text-properties fo:color="#333333" fo:font-size="12pt" style:font-size-asian="12pt" style:font-size-complex="12pt"/>
    </style:style>
    <style:style style:name="T35_9" style:family="text">
      <style:text-properties fo:color="#333333" fo:font-size="12pt" style:font-size-asian="12pt" style:font-size-complex="12pt"/>
    </style:style>
    <style:style style:name="T35_10" style:family="text">
      <style:text-properties fo:color="#333333" fo:font-size="12pt" style:font-size-asian="12pt" style:font-size-complex="12pt"/>
    </style:style>
    <style:style style:name="T35_11" style:family="text">
      <style:text-properties fo:color="#333333" fo:font-size="12pt" style:font-size-asian="12pt" style:font-size-complex="12pt"/>
    </style:style>
    <style:style style:name="T35_12" style:family="text">
      <style:text-properties fo:color="#333333" fo:font-size="12pt" style:font-size-asian="12pt" style:font-size-complex="12pt"/>
    </style:style>
    <style:style style:name="T35_13" style:family="text">
      <style:text-properties fo:color="#333333"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color="#333333" fo:font-size="12pt" style:font-size-asian="12pt" style:font-size-complex="12pt"/>
    </style:style>
    <style:style style:name="T36_2" style:family="text">
      <style:text-properties fo:color="#333333" fo:font-size="12pt" style:font-size-asian="12pt" style:font-size-complex="12pt"/>
    </style:style>
    <style:style style:name="T36_3" style:family="text">
      <style:text-properties fo:color="#333333" fo:font-size="12pt" style:font-size-asian="12pt" style:font-size-complex="12pt"/>
    </style:style>
    <style:style style:name="T36_4" style:family="text">
      <style:text-properties fo:color="#333333" fo:font-size="12pt" style:font-size-asian="12pt" style:font-size-complex="12pt"/>
    </style:style>
    <style:style style:name="T36_5" style:family="text">
      <style:text-properties fo:color="#333333" fo:font-size="12pt" style:font-size-asian="12pt" style:font-size-complex="12pt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color="#333333" fo:font-size="12pt" style:font-size-asian="12pt" style:font-size-complex="12pt"/>
    </style:style>
    <style:style style:name="T37_2" style:family="text">
      <style:text-properties fo:color="#333333" fo:font-size="12pt" style:font-size-asian="12pt" style:font-size-complex="12pt"/>
    </style:style>
    <style:style style:name="T37_3" style:family="text">
      <style:text-properties fo:color="#333333" fo:font-size="12pt" style:font-size-asian="12pt" style:font-size-complex="12pt"/>
    </style:style>
    <style:style style:name="T37_4" style:family="text">
      <style:text-properties fo:color="#333333" fo:font-size="12pt" style:font-size-asian="12pt" style:font-size-complex="12pt"/>
    </style:style>
    <style:style style:name="T37_5" style:family="text">
      <style:text-properties fo:color="#333333" fo:font-size="12pt" style:font-size-asian="12pt" style:font-size-complex="12pt"/>
    </style:style>
    <style:style style:name="T37_6" style:family="text">
      <style:text-properties fo:color="#333333" fo:font-size="12pt" style:font-size-asian="12pt" style:font-size-complex="12pt"/>
    </style:style>
    <style:style style:name="T37_7" style:family="text">
      <style:text-properties fo:color="#333333" fo:font-size="12pt" style:font-size-asian="12pt" style:font-size-complex="12pt"/>
    </style:style>
    <style:style style:name="T37_8" style:family="text">
      <style:text-properties fo:color="#333333" fo:font-size="12pt" style:font-size-asian="12pt" style:font-size-complex="12pt"/>
    </style:style>
    <style:style style:name="T37_9" style:family="text">
      <style:text-properties fo:color="#333333" fo:font-size="12pt" style:font-size-asian="12pt" style:font-size-complex="12pt"/>
    </style:style>
    <style:style style:name="T37_10" style:family="text">
      <style:text-properties fo:color="#333333" fo:font-size="12pt" style:font-size-asian="12pt" style:font-size-complex="12pt"/>
    </style:style>
    <style:style style:name="T37_11" style:family="text">
      <style:text-properties fo:color="#333333"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color="#333333" fo:font-size="12pt" style:font-size-asian="12pt" style:font-size-complex="12pt"/>
    </style:style>
    <style:style style:name="T38_2" style:family="text">
      <style:text-properties fo:color="#333333" fo:font-size="12pt" style:font-size-asian="12pt" style:font-size-complex="12pt"/>
    </style:style>
    <style:style style:name="T38_3" style:family="text">
      <style:text-properties fo:color="#333333" fo:font-size="12pt" style:font-size-asian="12pt" style:font-size-complex="12pt"/>
    </style:style>
    <style:style style:name="T38_4" style:family="text">
      <style:text-properties fo:color="#333333" fo:font-size="12pt" style:font-size-asian="12pt" style:font-size-complex="12pt"/>
    </style:style>
    <style:style style:name="T38_5" style:family="text">
      <style:text-properties fo:color="#333333" fo:font-size="12pt" style:font-size-asian="12pt" style:font-size-complex="12pt"/>
    </style:style>
    <style:style style:name="P39" style:family="paragraph" style:parent-style-name="Standard">
      <style:paragraph-properties fo:break-before="auto" fo:line-height="160%" fo:margin-top="0cm" style:writing-mode="lr-tb"/>
    </style:style>
    <style:style style:name="T39_1" style:family="text">
      <style:text-properties fo:color="#333333" fo:font-size="12pt" style:font-size-asian="12pt" style:font-size-complex="12pt"/>
    </style:style>
    <style:style style:name="T39_2" style:family="text">
      <style:text-properties fo:color="#333333" fo:font-size="12pt" style:font-size-asian="12pt" style:font-size-complex="12pt"/>
    </style:style>
    <style:style style:name="T39_3" style:family="text">
      <style:text-properties fo:color="#333333" fo:font-size="12pt" style:font-size-asian="12pt" style:font-size-complex="12pt"/>
    </style:style>
    <style:style style:name="T39_4" style:family="text">
      <style:text-properties fo:color="#333333" fo:font-size="12pt" style:font-size-asian="12pt" style:font-size-complex="12pt"/>
    </style:style>
    <style:style style:name="T39_5" style:family="text">
      <style:text-properties fo:color="#333333" fo:font-size="12pt" style:font-size-asian="12pt" style:font-size-complex="12pt"/>
    </style:style>
    <style:style style:name="T39_6" style:family="text">
      <style:text-properties fo:color="#333333" fo:font-size="12pt" style:font-size-asian="12pt" style:font-size-complex="12pt"/>
    </style:style>
    <style:style style:name="T39_7" style:family="text">
      <style:text-properties fo:color="#333333" fo:font-size="12pt" style:font-size-asian="12pt" style:font-size-complex="12pt"/>
    </style:style>
    <style:style style:name="P40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0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60%" fo:margin-top="0cm" style:writing-mode="lr-tb"/>
    </style:style>
    <style:style style:name="T41_1" style:family="text">
      <style:text-properties fo:color="#333333" fo:font-size="12pt" style:font-size-asian="12pt" style:font-size-complex="12pt"/>
    </style:style>
    <style:style style:name="T41_2" style:family="text">
      <style:text-properties fo:color="#333333" fo:font-size="12pt" style:font-size-asian="12pt" style:font-size-complex="12pt"/>
    </style:style>
    <style:style style:name="T41_3" style:family="text">
      <style:text-properties fo:color="#333333" fo:font-size="12pt" style:font-size-asian="12pt" style:font-size-complex="12pt"/>
    </style:style>
    <style:style style:name="T41_4" style:family="text">
      <style:text-properties fo:color="#333333" fo:font-size="12pt" style:font-size-asian="12pt" style:font-size-complex="12pt"/>
    </style:style>
    <style:style style:name="T41_5" style:family="text">
      <style:text-properties fo:color="#333333" fo:font-size="12pt" style:font-size-asian="12pt" style:font-size-complex="12pt"/>
    </style:style>
    <style:style style:name="T41_6" style:family="text">
      <style:text-properties fo:color="#333333" fo:font-size="12pt" style:font-size-asian="12pt" style:font-size-complex="12pt"/>
    </style:style>
    <style:style style:name="T41_7" style:family="text">
      <style:text-properties fo:color="#333333" fo:font-size="12pt" style:font-size-asian="12pt" style:font-size-complex="12pt"/>
    </style:style>
    <style:style style:name="T41_8" style:family="text">
      <style:text-properties fo:color="#333333" fo:font-size="12pt" style:font-size-asian="12pt" style:font-size-complex="12pt"/>
    </style:style>
    <style:style style:name="T41_9" style:family="text">
      <style:text-properties fo:color="#333333" fo:font-size="12pt" style:font-size-asian="12pt" style:font-size-complex="12pt"/>
    </style:style>
    <style:style style:name="T41_10" style:family="text">
      <style:text-properties fo:color="#333333" fo:font-size="12pt" style:font-size-asian="12pt" style:font-size-complex="12pt"/>
    </style:style>
    <style:style style:name="T41_11" style:family="text">
      <style:text-properties fo:color="#333333" fo:font-size="12pt" style:font-size-asian="12pt" style:font-size-complex="12pt"/>
    </style:style>
    <style:style style:name="P42" style:family="paragraph" style:parent-style-name="Standard">
      <style:paragraph-properties fo:break-before="auto" fo:line-height="160%" fo:margin-top="0cm" style:writing-mode="lr-tb"/>
    </style:style>
    <style:style style:name="T42_1" style:family="text">
      <style:text-properties fo:color="#333333" fo:font-size="12pt" style:font-size-asian="12pt" style:font-size-complex="12pt"/>
    </style:style>
    <style:style style:name="T42_2" style:family="text">
      <style:text-properties fo:color="#333333" fo:font-size="12pt" style:font-size-asian="12pt" style:font-size-complex="12pt"/>
    </style:style>
    <style:style style:name="T42_3" style:family="text">
      <style:text-properties fo:color="#333333" fo:font-size="12pt" style:font-size-asian="12pt" style:font-size-complex="12pt"/>
    </style:style>
    <style:style style:name="T42_4" style:family="text">
      <style:text-properties fo:color="#333333" fo:font-size="12pt" style:font-size-asian="12pt" style:font-size-complex="12pt"/>
    </style:style>
    <style:style style:name="T42_5" style:family="text">
      <style:text-properties fo:color="#333333" fo:font-size="12pt" style:font-size-asian="12pt" style:font-size-complex="12pt"/>
    </style:style>
    <style:style style:name="T42_6" style:family="text">
      <style:text-properties fo:color="#333333" fo:font-size="12pt" style:font-size-asian="12pt" style:font-size-complex="12pt"/>
    </style:style>
    <style:style style:name="T42_7" style:family="text">
      <style:text-properties fo:color="#333333" fo:font-size="12pt" style:font-size-asian="12pt" style:font-size-complex="12pt"/>
    </style:style>
    <style:style style:name="T42_8" style:family="text">
      <style:text-properties fo:color="#333333" fo:font-size="12pt" style:font-size-asian="12pt" style:font-size-complex="12pt"/>
    </style:style>
    <style:style style:name="T42_9" style:family="text">
      <style:text-properties fo:color="#333333" fo:font-size="12pt" style:font-size-asian="12pt" style:font-size-complex="12pt"/>
    </style:style>
    <style:style style:name="P43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3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43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43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60%" fo:margin-top="0cm" style:writing-mode="lr-tb"/>
    </style:style>
    <style:style style:name="T44_1" style:family="text">
      <style:text-properties fo:color="#333333" fo:font-size="12pt" style:font-size-asian="12pt" style:font-size-complex="12pt"/>
    </style:style>
    <style:style style:name="T44_2" style:family="text">
      <style:text-properties fo:color="#333333" fo:font-size="12pt" style:font-size-asian="12pt" style:font-size-complex="12pt"/>
    </style:style>
    <style:style style:name="T44_3" style:family="text">
      <style:text-properties fo:color="#333333" fo:font-size="12pt" style:font-size-asian="12pt" style:font-size-complex="12pt"/>
    </style:style>
    <style:style style:name="T44_4" style:family="text">
      <style:text-properties fo:color="#333333" fo:font-size="12pt" style:font-size-asian="12pt" style:font-size-complex="12pt"/>
    </style:style>
    <style:style style:name="T44_5" style:family="text">
      <style:text-properties fo:color="#333333" fo:font-size="12pt" style:font-size-asian="12pt" style:font-size-complex="12pt"/>
    </style:style>
    <style:style style:name="T44_6" style:family="text">
      <style:text-properties fo:color="#333333" fo:font-size="12pt" style:font-size-asian="12pt" style:font-size-complex="12pt"/>
    </style:style>
    <style:style style:name="T44_7" style:family="text">
      <style:text-properties fo:color="#333333" fo:font-size="12pt" style:font-size-asian="12pt" style:font-size-complex="12pt"/>
    </style:style>
    <style:style style:name="T44_8" style:family="text">
      <style:text-properties fo:color="#333333" fo:font-size="12pt" style:font-size-asian="12pt" style:font-size-complex="12pt"/>
    </style:style>
    <style:style style:name="T44_9" style:family="text">
      <style:text-properties fo:color="#333333" fo:font-size="12pt" style:font-size-asian="12pt" style:font-size-complex="12pt"/>
    </style:style>
    <style:style style:name="T44_10" style:family="text">
      <style:text-properties fo:color="#333333" fo:font-size="12pt" style:font-size-asian="12pt" style:font-size-complex="12pt"/>
    </style:style>
    <style:style style:name="T44_11" style:family="text">
      <style:text-properties fo:color="#333333" fo:font-size="12pt" style:font-size-asian="12pt" style:font-size-complex="12pt"/>
    </style:style>
    <style:style style:name="T44_12" style:family="text">
      <style:text-properties fo:color="#333333" fo:font-size="12pt" style:font-size-asian="12pt" style:font-size-complex="12pt"/>
    </style:style>
    <style:style style:name="P45" style:family="paragraph" style:parent-style-name="Standard">
      <style:paragraph-properties fo:break-before="auto" fo:line-height="160%" fo:margin-top="0cm" fo:margin-bottom="0cm" style:writing-mode="lr-tb"/>
    </style:style>
    <style:style style:name="T45_1" style:family="text">
      <style:text-properties fo:color="#333333" fo:font-size="12pt" style:font-size-asian="12pt" style:font-size-complex="12pt"/>
    </style:style>
    <style:style style:name="T45_2" style:family="text">
      <style:text-properties fo:color="#333333" fo:font-size="12pt" style:font-size-asian="12pt" style:font-size-complex="12pt"/>
    </style:style>
    <style:style style:name="T45_3" style:family="text">
      <style:text-properties fo:color="#333333" fo:font-size="12pt" style:font-size-asian="12pt" style:font-size-complex="12pt"/>
    </style:style>
    <style:style style:name="T45_4" style:family="text">
      <style:text-properties fo:color="#333333" fo:font-size="12pt" style:font-size-asian="12pt" style:font-size-complex="12pt"/>
    </style:style>
    <style:style style:name="T45_5" style:family="text">
      <style:text-properties fo:color="#333333" fo:font-size="12pt" style:font-size-asian="12pt" style:font-size-complex="12pt"/>
    </style:style>
    <style:style style:name="T45_6" style:family="text">
      <style:text-properties fo:color="#333333" fo:font-size="12pt" style:font-size-asian="12pt" style:font-size-complex="12pt"/>
    </style:style>
    <style:style style:name="T45_7" style:family="text">
      <style:text-properties fo:color="#333333" fo:font-size="12pt" style:font-size-asian="12pt" style:font-size-complex="12pt"/>
    </style:style>
    <style:style style:name="P4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0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1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2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0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1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2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7" style:family="paragraph" style:parent-style-name="Heading_20_3">
      <style:paragraph-properties fo:break-before="auto" fo:line-height="16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text-underline-style="solid" style:text-underline-color="font-color"/>
    </style:style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>
      <style:text-properties fo:font-style="italic" style:font-style-asian="italic" style:font-style-complex="italic"/>
    </style:style>
    <style:style style:name="T73_32" style:family="text">
      <style:text-properties fo:font-style="italic" style:font-style-asian="italic" style:font-style-complex="italic"/>
    </style:style>
    <style:style style:name="T73_33" style:family="text">
      <style:text-properties fo:font-style="italic" style:font-style-asian="italic" style:font-style-complex="italic"/>
    </style:style>
    <style:style style:name="T73_34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>
      <style:text-properties fo:font-style="italic" style:font-style-asian="italic" style:font-style-complex="italic"/>
    </style:style>
    <style:style style:name="T75_46" style:family="text">
      <style:text-properties fo:font-style="italic" style:font-style-asian="italic" style:font-style-complex="italic"/>
    </style:style>
    <style:style style:name="T75_47" style:family="text">
      <style:text-properties fo:font-style="italic" style:font-style-asian="italic" style:font-style-complex="italic"/>
    </style:style>
    <style:style style:name="T75_48" style:family="text">
      <style:text-properties fo:font-style="italic" style:font-style-asian="italic" style:font-style-complex="italic"/>
    </style:style>
    <style:style style:name="T75_49" style:family="text">
      <style:text-properties fo:font-style="italic" style:font-style-asian="italic" style:font-style-complex="italic"/>
    </style:style>
    <style:style style:name="T75_50" style:family="text">
      <style:text-properties fo:font-style="italic" style:font-style-asian="italic" style:font-style-complex="italic"/>
    </style:style>
    <style:style style:name="T75_51" style:family="text">
      <style:text-properties fo:font-style="italic" style:font-style-asian="italic" style:font-style-complex="italic"/>
    </style:style>
    <style:style style:name="T75_52" style:family="text">
      <style:text-properties fo:font-style="italic" style:font-style-asian="italic" style:font-style-complex="italic"/>
    </style:style>
    <style:style style:name="T75_53" style:family="text">
      <style:text-properties fo:font-style="italic" style:font-style-asian="italic" style:font-style-complex="italic"/>
    </style:style>
    <style:style style:name="T75_54" style:family="text">
      <style:text-properties fo:font-style="italic" style:font-style-asian="italic" style:font-style-complex="italic"/>
    </style:style>
    <style:style style:name="T75_55" style:family="text">
      <style:text-properties fo:font-style="italic" style:font-style-asian="italic" style:font-style-complex="italic"/>
    </style:style>
    <style:style style:name="T75_56" style:family="text">
      <style:text-properties fo:font-style="italic" style:font-style-asian="italic" style:font-style-complex="italic"/>
    </style:style>
    <style:style style:name="T75_57" style:family="text">
      <style:text-properties fo:font-style="italic" style:font-style-asian="italic" style:font-style-complex="italic"/>
    </style:style>
    <style:style style:name="T75_58" style:family="text">
      <style:text-properties fo:font-style="italic" style:font-style-asian="italic" style:font-style-complex="italic"/>
    </style:style>
    <style:style style:name="T75_59" style:family="text">
      <style:text-properties fo:font-style="italic" style:font-style-asian="italic" style:font-style-complex="italic"/>
    </style:style>
    <style:style style:name="T75_60" style:family="text">
      <style:text-properties fo:font-style="italic" style:font-style-asian="italic" style:font-style-complex="italic"/>
    </style:style>
    <style:style style:name="T75_61" style:family="text">
      <style:text-properties fo:font-style="italic" style:font-style-asian="italic" style:font-style-complex="italic"/>
    </style:style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>
      <style:text-properties fo:color="#1155cc" style:text-underline-style="solid" style:text-underline-color="font-color"/>
    </style:style>
    <style:style style:name="T75_67" style:family="text"/>
    <style:style style:name="T75_68" style:family="text">
      <style:text-properties fo:color="#1155cc" style:text-underline-style="solid" style:text-underline-color="font-color"/>
    </style:style>
    <style:style style:name="T75_69" style:family="text"/>
    <style:style style:name="T75_70" style:family="text">
      <style:text-properties fo:color="#1155cc" style:text-underline-style="solid" style:text-underline-color="font-color"/>
    </style:style>
    <style:style style:name="T75_71" style:family="text"/>
    <style:style style:name="T75_72" style:family="text">
      <style:text-properties fo:color="#1155cc" style:text-underline-style="solid" style:text-underline-color="font-color"/>
    </style:style>
    <style:style style:name="T75_73" style:family="text"/>
    <style:style style:name="T75_74" style:family="text">
      <style:text-properties fo:color="#1155cc" style:text-underline-style="solid" style:text-underline-color="font-color"/>
    </style:style>
    <style:style style:name="T75_75" style:family="text"/>
    <style:style style:name="T75_76" style:family="text">
      <style:text-properties fo:color="#1155cc" style:text-underline-style="solid" style:text-underline-color="font-color"/>
    </style:style>
    <style:style style:name="T75_77" style:family="text"/>
    <style:style style:name="T75_78" style:family="text">
      <style:text-properties fo:color="#1155cc" style:text-underline-style="solid" style:text-underline-color="font-color"/>
    </style:style>
    <style:style style:name="T75_79" style:family="text"/>
    <style:style style:name="T75_80" style:family="text">
      <style:text-properties fo:color="#1155cc" style:text-underline-style="solid" style:text-underline-color="font-color"/>
    </style:style>
    <style:style style:name="T75_81" style:family="text"/>
    <style:style style:name="T75_82" style:family="text">
      <style:text-properties fo:color="#1155cc" style:text-underline-style="solid" style:text-underline-color="font-color"/>
    </style:style>
    <style:style style:name="T75_83" style:family="text"/>
    <style:style style:name="T75_84" style:family="text">
      <style:text-properties fo:color="#1155cc" style:text-underline-style="solid" style:text-underline-color="font-color"/>
    </style:style>
    <style:style style:name="T75_85" style:family="text"/>
    <style:style style:name="T75_86" style:family="text">
      <style:text-properties fo:color="#1155cc" style:text-underline-style="solid" style:text-underline-color="font-color"/>
    </style:style>
    <style:style style:name="T75_87" style:family="text"/>
    <style:style style:name="T75_88" style:family="text">
      <style:text-properties fo:color="#1155cc" style:text-underline-style="solid" style:text-underline-color="font-color"/>
    </style:style>
    <style:style style:name="T75_89" style:family="text"/>
    <style:style style:name="T75_90" style:family="text">
      <style:text-properties fo:color="#1155cc" style:text-underline-style="solid" style:text-underline-color="font-color"/>
    </style:style>
    <style:style style:name="T75_91" style:family="text"/>
    <style:style style:name="T75_92" style:family="text">
      <style:text-properties fo:color="#1155cc" style:text-underline-style="solid" style:text-underline-color="font-color"/>
    </style:style>
    <style:style style:name="T75_93" style:family="text"/>
    <style:style style:name="T75_94" style:family="text">
      <style:text-properties fo:color="#1155cc" style:text-underline-style="solid" style:text-underline-color="font-color"/>
    </style:style>
    <style:style style:name="T75_95" style:family="text"/>
    <style:style style:name="T75_96" style:family="text">
      <style:text-properties fo:color="#1155cc" style:text-underline-style="solid" style:text-underline-color="font-color"/>
    </style:style>
    <style:style style:name="T75_97" style:family="text"/>
    <style:style style:name="T75_98" style:family="text">
      <style:text-properties fo:color="#1155cc" style:text-underline-style="solid" style:text-underline-color="font-color"/>
    </style:style>
    <style:style style:name="T75_99" style:family="text"/>
    <style:style style:name="T75_100" style:family="text">
      <style:text-properties fo:color="#1155cc" style:text-underline-style="solid" style:text-underline-color="font-color"/>
    </style:style>
    <style:style style:name="T75_101" style:family="text"/>
    <style:style style:name="T75_102" style:family="text">
      <style:text-properties fo:color="#1155cc" style:text-underline-style="solid" style:text-underline-color="font-color"/>
    </style:style>
    <style:style style:name="T75_103" style:family="text"/>
    <style:style style:name="T75_104" style:family="text"/>
    <style:style style:name="T75_10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ubtitle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ubtitle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dvaxcy4hafnm"/><text:bookmark-end text:name="h.dvaxcy4hafnm"/><text:span text:style-name="T1_1">SFI</text:span><text:span text:style-name="T1_2"><text:s/></text:span><text:span text:style-name="T1_3">Meeting</text:span><text:span text:style-name="T1_4"><text:s/>-<text:s/>17/06/2016</text:span></text:h>
      <text:h text:style-name="P2" text:outline-level="10"><text:bookmark-start text:name="h.fx8qio5y8kav"/><text:bookmark-end text:name="h.fx8qio5y8kav"/><text:span text:style-name="T2_1">Summary</text:span><text:span text:style-name="T2_2"><text:s/>/<text:s/></text:span><text:span text:style-name="T2_3">ideas</text:span></text:h>
      <text:p text:style-name="P3"><text:span text:style-name="T3_1">Q</text:span><text:span text:style-name="T3_2"><text:s/>:<text:s/></text:span><text:span text:style-name="T3_3">optimal</text:span><text:span text:style-name="T3_4"><text:s/></text:span><text:span text:style-name="T3_5">size</text:span><text:span text:style-name="T3_6">/</text:span><text:span text:style-name="T3_7">scale</text:span><text:span text:style-name="T3_8"><text:s/></text:span><text:span text:style-name="T3_9">Analogy</text:span><text:span text:style-name="T3_10"><text:s/></text:span><text:span text:style-name="T3_11">to</text:span><text:span text:style-name="T3_12"><text:s/></text:span><text:span text:style-name="T3_13">ecosystem</text:span><text:span text:style-name="T3_14"><text:s/>:<text:s/></text:span><text:span text:style-name="T3_15">relatively</text:span><text:span text:style-name="T3_16"><text:s/></text:span><text:span text:style-name="T3_17">closed</text:span><text:span text:style-name="T3_18"><text:s/></text:span><text:span text:style-name="T3_19">system</text:span><text:span text:style-name="T3_20">,<text:s/></text:span><text:span text:style-name="T3_21">as</text:span><text:span text:style-name="T3_22"><text:s/></text:span><text:span text:style-name="T3_23">an</text:span><text:span text:style-name="T3_24"><text:s/></text:span><text:span text:style-name="T3_25">island</text:span><text:span text:style-name="T3_26"><text:s/>?<text:s/>-&gt;<text:s/></text:span><text:span text:style-name="T3_27">Urban</text:span><text:span text:style-name="T3_28"><text:s/></text:span><text:span text:style-name="T3_29">metabolism</text:span><text:span text:style-name="T3_30">.</text:span></text:p>
      <text:p text:style-name="P4"><text:span text:style-name="T4_1">conditions</text:span><text:span text:style-name="T4_2"><text:s/></text:span><text:span text:style-name="T4_3">and</text:span><text:span text:style-name="T4_4"><text:s/></text:span><text:span text:style-name="T4_5">sensitivity</text:span><text:span text:style-name="T4_6"><text:s/></text:span><text:span text:style-name="T4_7">to</text:span><text:span text:style-name="T4_8"><text:s/></text:span><text:span text:style-name="T4_9">parameters</text:span><text:span text:style-name="T4_10"><text:s/>?<text:s/></text:span><text:span text:style-name="T4_11">sensitivity</text:span><text:span text:style-name="T4_12"><text:s/></text:span><text:span text:style-name="T4_13">to</text:span><text:span text:style-name="T4_14"><text:s/></text:span><text:span text:style-name="T4_15">shrink</text:span><text:span text:style-name="T4_16">/</text:span><text:span text:style-name="T4_17">growth</text:span><text:span text:style-name="T4_18"><text:s/>(</text:span><text:span text:style-name="T4_19">add</text:span><text:span text:style-name="T4_20"><text:s/></text:span><text:span text:style-name="T4_21">node</text:span><text:span text:style-name="T4_22">)<text:s/>;<text:s/></text:span><text:span text:style-name="T4_23">resilience</text:span><text:span text:style-name="T4_24"><text:s/></text:span><text:span text:style-name="T4_25">of</text:span><text:span text:style-name="T4_26"><text:s/></text:span><text:span text:style-name="T4_27">the</text:span><text:span text:style-name="T4_28"><text:s/></text:span><text:span text:style-name="T4_29">network</text:span><text:span text:style-name="T4_30"><text:s/></text:span><text:span text:style-name="T4_31">of</text:span><text:span text:style-name="T4_32"><text:s/></text:span><text:span text:style-name="T4_33">flows</text:span><text:span text:style-name="T4_34"><text:s/>?<text:s/></text:span><text:span text:style-name="T4_35">diagram</text:span><text:span text:style-name="T4_36"><text:s/></text:span><text:span text:style-name="T4_37">on</text:span><text:span text:style-name="T4_38"><text:s/></text:span><text:span text:style-name="T4_39">energy</text:span><text:span text:style-name="T4_40"><text:s/></text:span><text:span text:style-name="T4_41">flows</text:span><text:span text:style-name="T4_42"><text:s/></text:span><text:span text:style-name="T4_43">etc</text:span><text:span text:style-name="T4_44">.</text:span></text:p>
      <text:p text:style-name="P5"><text:span text:style-name="T5_1">optimizing</text:span><text:span text:style-name="T5_2"><text:s/></text:span><text:span text:style-name="T5_3">on</text:span><text:span text:style-name="T5_4"><text:s/></text:span><text:span text:style-name="T5_5">a</text:span><text:span text:style-name="T5_6"><text:s/></text:span><text:span text:style-name="T5_7">single</text:span><text:span text:style-name="T5_8"><text:s/></text:span><text:span text:style-name="T5_9">objective</text:span><text:span text:style-name="T5_10">/</text:span><text:span text:style-name="T5_11">multi</text:span><text:span text:style-name="T5_12">-</text:span><text:span text:style-name="T5_13">objective</text:span><text:span text:style-name="T5_14"><text:s/>?</text:span></text:p>
      <text:p text:style-name="P6"><text:span text:style-name="T6_1">Abstract</text:span><text:span text:style-name="T6_2"><text:s/></text:span><text:span text:style-name="T6_3">question</text:span><text:span text:style-name="T6_4"><text:s/>:<text:s/></text:span><text:span text:style-name="T6_5">implies</text:span><text:span text:style-name="T6_6"><text:s/></text:span><text:span text:style-name="T6_7">zero</text:span><text:span text:style-name="T6_8"><text:s/></text:span><text:span text:style-name="T6_9">growth</text:span><text:span text:style-name="T6_10">.<text:s/></text:span><text:span text:style-name="T6_11">which</text:span><text:span text:style-name="T6_12"><text:s/></text:span><text:span text:style-name="T6_13">growth</text:span><text:span text:style-name="T6_14"><text:s/>?<text:s/></text:span><text:span text:style-name="T6_15">Jim</text:span><text:span text:style-name="T6_16"><text:s/></text:span><text:span text:style-name="T6_17">Jackson</text:span><text:span text:style-name="T6_18"><text:s/>:<text:s/></text:span><text:span text:style-name="T6_19">book</text:span><text:span text:style-name="T6_20"><text:s/>[</text:span><text:span text:style-name="T6_21">prosperity</text:span><text:span text:style-name="T6_22"><text:s/></text:span><text:span text:style-name="T6_23">without</text:span><text:span text:style-name="T6_24"><text:s/></text:span><text:span text:style-name="T6_25">growth</text:span><text:span text:style-name="T6_26">].</text:span></text:p>
      <text:p text:style-name="P7"><text:span text:style-name="T7_1">be</text:span><text:span text:style-name="T7_2"><text:s/></text:span><text:span text:style-name="T7_3">careful</text:span><text:span text:style-name="T7_4"><text:s/></text:span><text:span text:style-name="T7_5">not</text:span><text:span text:style-name="T7_6"><text:s/></text:span><text:span text:style-name="T7_7">to</text:span><text:span text:style-name="T7_8"><text:s/></text:span><text:span text:style-name="T7_9">be</text:span><text:span text:style-name="T7_10"><text:s/></text:span><text:span text:style-name="T7_11">political</text:span><text:span text:style-name="T7_12"><text:s/>!<text:s/>(</text:span><text:span text:style-name="T7_13">cf</text:span><text:span text:style-name="T7_14"><text:s/></text:span><text:span text:style-name="T7_15">Abigail</text:span><text:span text:style-name="T7_16">)</text:span></text:p>
      <text:p text:style-name="P8"><text:span text:style-name="T8_1">is</text:span><text:span text:style-name="T8_2"><text:s/></text:span><text:span text:style-name="T8_3">it</text:span><text:span text:style-name="T8_4"><text:s/></text:span><text:span text:style-name="T8_5">possible</text:span><text:span text:style-name="T8_6">/</text:span><text:span text:style-name="T8_7">feasible</text:span><text:span text:style-name="T8_8"><text:s/>?<text:s/>-&gt;<text:s/></text:span><text:span text:style-name="T8_9">implies</text:span><text:span text:style-name="T8_10"><text:s/></text:span><text:span text:style-name="T8_11">quantitatively</text:span><text:span text:style-name="T8_12"><text:s/></text:span><text:span text:style-name="T8_13">resilience</text:span><text:span text:style-name="T8_14"><text:s/></text:span><text:span text:style-name="T8_15">etc</text:span><text:span text:style-name="T8_16">.<text:s/>(</text:span><text:span text:style-name="T8_17">ex</text:span><text:span text:style-name="T8_18">.<text:s/></text:span><text:span text:style-name="T8_19">too</text:span><text:span text:style-name="T8_20"><text:s/></text:span><text:span text:style-name="T8_21">much</text:span><text:span text:style-name="T8_22"><text:s/></text:span><text:span text:style-name="T8_23">specialized</text:span><text:span text:style-name="T8_24"><text:s/></text:span><text:span text:style-name="T8_25">systems</text:span><text:span text:style-name="T8_26"><text:s/>:<text:s/></text:span><text:span text:style-name="T8_27">more</text:span><text:span text:style-name="T8_28"><text:s/></text:span><text:span text:style-name="T8_29">sensitive</text:span><text:span text:style-name="T8_30"><text:s/></text:span><text:span text:style-name="T8_31">to</text:span><text:span text:style-name="T8_32"><text:s/></text:span><text:span text:style-name="T8_33">disruption</text:span><text:span text:style-name="T8_34">.<text:s/></text:span><text:span text:style-name="T8_35">applies</text:span><text:span text:style-name="T8_36"><text:s/></text:span><text:span text:style-name="T8_37">to</text:span><text:span text:style-name="T8_38"><text:s/></text:span><text:span text:style-name="T8_39">ecosystem</text:span><text:span text:style-name="T8_40">,<text:s/></text:span><text:span text:style-name="T8_41">innovation</text:span><text:span text:style-name="T8_42">)</text:span></text:p>
      <text:p text:style-name="P9"><text:span text:style-name="T9_1">Concept</text:span><text:span text:style-name="T9_2"><text:s/></text:span><text:span text:style-name="T9_3">of</text:span><text:span text:style-name="T9_4"><text:s/></text:span><text:span text:style-name="T9_5">ecological</text:span><text:span text:style-name="T9_6"><text:s/></text:span><text:span text:style-name="T9_7">niche</text:span><text:span text:style-name="T9_8">.<text:s/></text:span><text:span text:style-name="T9_9">how</text:span><text:span text:style-name="T9_10"><text:s/></text:span><text:span text:style-name="T9_11">does</text:span><text:span text:style-name="T9_12"><text:s/></text:span><text:span text:style-name="T9_13">recycle</text:span><text:span text:style-name="T9_14"><text:s/></text:span><text:span text:style-name="T9_15">such</text:span><text:span text:style-name="T9_16"><text:s/></text:span><text:span text:style-name="T9_17">materials</text:span><text:span text:style-name="T9_18">,<text:s/></text:span><text:span text:style-name="T9_19">type</text:span><text:span text:style-name="T9_20"><text:s/></text:span><text:span text:style-name="T9_21">of</text:span><text:span text:style-name="T9_22"><text:s/></text:span><text:span text:style-name="T9_23">flows</text:span><text:span text:style-name="T9_24">,<text:s/></text:span><text:span text:style-name="T9_25">many</text:span><text:span text:style-name="T9_26"><text:s/></text:span><text:span text:style-name="T9_27">species</text:span><text:span text:style-name="T9_28"><text:s/></text:span><text:span text:style-name="T9_29">compete</text:span><text:span text:style-name="T9_30">.<text:s/>-&gt;<text:s/></text:span><text:span text:style-name="T9_31">network</text:span><text:span text:style-name="T9_32"><text:s/></text:span><text:span text:style-name="T9_33">of</text:span><text:span text:style-name="T9_34"><text:s/></text:span><text:span text:style-name="T9_35">interactions</text:span><text:span text:style-name="T9_36"><text:s/>?</text:span></text:p>
      <text:p text:style-name="P10"><text:span text:style-name="T10_1">modeling</text:span><text:span text:style-name="T10_2"><text:s/></text:span><text:span text:style-name="T10_3">techniques</text:span><text:span text:style-name="T10_4"><text:s/>?<text:s/>!<text:s/></text:span><text:span text:style-name="T10_5">influence</text:span><text:span text:style-name="T10_6"><text:s/></text:span><text:span text:style-name="T10_7">Q</text:span><text:span text:style-name="T10_8">/</text:span><text:span text:style-name="T10_9">paradigms</text:span><text:span text:style-name="T10_10">.<text:s/></text:span><text:span text:style-name="T10_11"><text:a xlink:type="simple" xlink:href="https://github.com/SFICSSS16-CircularEconomy/CircularEconomy/blob/master/Docs/Meetings/what%20about%20model%20of%20reorganizing%20systems"><text:span text:style-name="T10_12">Q</text:span></text:a></text:span><text:span text:style-name="T10_13"><text:a xlink:type="simple" xlink:href="https://github.com/SFICSSS16-CircularEconomy/CircularEconomy/blob/master/Docs/Meetings/what%20about%20model%20of%20reorganizing%20systems"><text:span text:style-name="T10_14"><text:s/>:<text:s/></text:span></text:a></text:span><text:span text:style-name="T10_15"><text:a xlink:type="simple" xlink:href="https://github.com/SFICSSS16-CircularEconomy/CircularEconomy/blob/master/Docs/Meetings/what%20about%20model%20of%20reorganizing%20systems"><text:span text:style-name="T10_16">nw</text:span></text:a></text:span><text:span text:style-name="T10_17"><text:a xlink:type="simple" xlink:href="https://github.com/SFICSSS16-CircularEconomy/CircularEconomy/blob/master/Docs/Meetings/what%20about%20model%20of%20reorganizing%20systems"><text:span text:style-name="T10_18"><text:s/></text:span></text:a></text:span><text:span text:style-name="T10_19"><text:a xlink:type="simple" xlink:href="https://github.com/SFICSSS16-CircularEconomy/CircularEconomy/blob/master/Docs/Meetings/what%20about%20model%20of%20reorganizing%20systems"><text:span text:style-name="T10_20">modelers</text:span></text:a></text:span><text:span text:style-name="T10_21"><text:a xlink:type="simple" xlink:href="https://github.com/SFICSSS16-CircularEconomy/CircularEconomy/blob/master/Docs/Meetings/what%20about%20model%20of%20reorganizing%20systems"><text:span text:style-name="T10_22"><text:s/>:<text:s/></text:span></text:a></text:span><text:span text:style-name="T10_23"><text:a xlink:type="simple" xlink:href="https://github.com/SFICSSS16-CircularEconomy/CircularEconomy/blob/master/Docs/Meetings/what%20about%20model%20of%20reorganizing%20systems"><text:span text:style-name="T10_24">Mika</text:span></text:a></text:span><text:span text:style-name="T10_25"><text:a xlink:type="simple" xlink:href="https://github.com/SFICSSS16-CircularEconomy/CircularEconomy/blob/master/Docs/Meetings/what%20about%20model%20of%20reorganizing%20systems"><text:span text:style-name="T10_26"><text:s/>?</text:span></text:a></text:span><text:span text:style-name="T10_27">.<text:s/></text:span><text:span text:style-name="T10_28">interconnectedness</text:span><text:span text:style-name="T10_29"><text:s/></text:span><text:span text:style-name="T10_30">of</text:span><text:span text:style-name="T10_31"><text:s/></text:span><text:span text:style-name="T10_32">the</text:span><text:span text:style-name="T10_33"><text:s/></text:span><text:span text:style-name="T10_34">network</text:span><text:span text:style-name="T10_35"><text:s/>?<text:s/></text:span><text:span text:style-name="T10_36">definitively</text:span><text:span text:style-name="T10_37"><text:s/></text:span><text:span text:style-name="T10_38">network</text:span><text:span text:style-name="T10_39"><text:s/></text:span><text:span text:style-name="T10_40">properties</text:span><text:span text:style-name="T10_41">.</text:span></text:p>
      <text:p text:style-name="P11"><text:span text:style-name="T11_1">Growth</text:span><text:span text:style-name="T11_2"><text:s/></text:span><text:span text:style-name="T11_3">model</text:span><text:span text:style-name="T11_4"><text:s/>:<text:s/></text:span><text:span text:style-name="T11_5">network</text:span><text:span text:style-name="T11_6"><text:s/></text:span><text:span text:style-name="T11_7">growth</text:span><text:span text:style-name="T11_8"><text:s/></text:span><text:span text:style-name="T11_9">model</text:span><text:span text:style-name="T11_10">.<text:s/>!!<text:s/></text:span><text:span text:style-name="T11_11">choice</text:span><text:span text:style-name="T11_12"><text:s/></text:span><text:span text:style-name="T11_13">between</text:span><text:span text:style-name="T11_14"><text:s/></text:span><text:span text:style-name="T11_15">static</text:span><text:span text:style-name="T11_16">/</text:span><text:span text:style-name="T11_17">dynamic</text:span><text:span text:style-name="T11_18">.<text:s/>¡¡<text:s/></text:span><text:span text:style-name="T11_19">open</text:span><text:span text:style-name="T11_20">/</text:span><text:span text:style-name="T11_21">close</text:span><text:span text:style-name="T11_22"><text:s/></text:span><text:span text:style-name="T11_23">system</text:span><text:span text:style-name="T11_24"><text:s/>?<text:s/></text:span><text:span text:style-name="T11_25">Human</text:span><text:span text:style-name="T11_26"><text:s/></text:span><text:span text:style-name="T11_27">naturally</text:span><text:span text:style-name="T11_28"><text:s/></text:span><text:span text:style-name="T11_29">tend</text:span><text:span text:style-name="T11_30"><text:s/></text:span><text:span text:style-name="T11_31">to</text:span><text:span text:style-name="T11_32"><text:s/></text:span><text:span text:style-name="T11_33">put</text:span><text:span text:style-name="T11_34"><text:s/></text:span><text:span text:style-name="T11_35">boundaries</text:span><text:span text:style-name="T11_36">.</text:span></text:p>
      <text:p text:style-name="P12"><text:span text:style-name="T12_1">Modeling</text:span><text:span text:style-name="T12_2"><text:s/></text:span><text:span text:style-name="T12_3">as</text:span><text:span text:style-name="T12_4"><text:s/></text:span><text:span text:style-name="T12_5">a</text:span><text:span text:style-name="T12_6"><text:s/></text:span><text:span text:style-name="T12_7">foodweb</text:span><text:span text:style-name="T12_8"><text:s/>--<text:s/></text:span><text:span text:style-name="T12_9">linked</text:span><text:span text:style-name="T12_10"><text:s/></text:span><text:span text:style-name="T12_11">to</text:span><text:span text:style-name="T12_12"><text:s/></text:span><text:span text:style-name="T12_13">niche</text:span><text:span text:style-name="T12_14"><text:s/>(</text:span><text:span text:style-name="T12_15">more</text:span><text:span text:style-name="T12_16"><text:s/></text:span><text:span text:style-name="T12_17">precise</text:span><text:span text:style-name="T12_18"><text:s/></text:span><text:span text:style-name="T12_19">on</text:span><text:span text:style-name="T12_20"><text:s/></text:span><text:span text:style-name="T12_21">habitat</text:span><text:span text:style-name="T12_22">,<text:s/></text:span><text:span text:style-name="T12_23">environmental</text:span><text:span text:style-name="T12_24"><text:s/></text:span><text:span text:style-name="T12_25">conditions</text:span><text:span text:style-name="T12_26"><text:s/></text:span><text:span text:style-name="T12_27">etc</text:span><text:span text:style-name="T12_28">)</text:span></text:p>
      <text:p text:style-name="P13"><text:span text:style-name="T13_1">Cities</text:span><text:span text:style-name="T13_2"><text:s/>:<text:s/></text:span><text:span text:style-name="T13_3">policy</text:span><text:span text:style-name="T13_4"><text:s/>/<text:s/></text:span><text:span text:style-name="T13_5">spatial</text:span><text:span text:style-name="T13_6"><text:s/></text:span><text:span text:style-name="T13_7">embedding</text:span><text:span text:style-name="T13_8">.</text:span></text:p>
      <text:p text:style-name="P14"><text:span text:style-name="T14_1">context</text:span><text:span text:style-name="T14_2"><text:s/></text:span><text:span text:style-name="T14_3">of</text:span><text:span text:style-name="T14_4"><text:s/></text:span><text:span text:style-name="T14_5">global</text:span><text:span text:style-name="T14_6"><text:s/></text:span><text:span text:style-name="T14_7">human</text:span><text:span text:style-name="T14_8"><text:s/></text:span><text:span text:style-name="T14_9">settlements</text:span><text:span text:style-name="T14_10">.<text:s/>-&gt;<text:s/></text:span><text:span text:style-name="T14_11">focus</text:span><text:span text:style-name="T14_12"><text:s/></text:span><text:span text:style-name="T14_13">on</text:span><text:span text:style-name="T14_14"><text:s/></text:span><text:span text:style-name="T14_15">single</text:span><text:span text:style-name="T14_16"><text:s/></text:span><text:span text:style-name="T14_17">scale</text:span><text:span text:style-name="T14_18">.</text:span></text:p>
      <text:p text:style-name="P15"><text:span text:style-name="T15_1">coupling</text:span><text:span text:style-name="T15_2"><text:s/></text:span><text:span text:style-name="T15_3">scales</text:span><text:span text:style-name="T15_4"><text:s/>:<text:s/></text:span><text:span text:style-name="T15_5">local</text:span><text:span text:style-name="T15_6"><text:s/></text:span><text:span text:style-name="T15_7">foodweb</text:span><text:span text:style-name="T15_8">,<text:s/></text:span><text:span text:style-name="T15_9">optimized</text:span><text:span text:style-name="T15_10">.<text:s/></text:span><text:span text:style-name="T15_11">embedd</text:span><text:span text:style-name="T15_12"><text:s/></text:span><text:span text:style-name="T15_13">into</text:span><text:span text:style-name="T15_14"><text:s/></text:span><text:span text:style-name="T15_15">urban</text:span><text:span text:style-name="T15_16"><text:s/></text:span><text:span text:style-name="T15_17">system</text:span><text:span text:style-name="T15_18"><text:s/>:<text:s/></text:span><text:span text:style-name="T15_19">macro</text:span><text:span text:style-name="T15_20">-</text:span><text:span text:style-name="T15_21">scale</text:span><text:span text:style-name="T15_22">.<text:s/></text:span><text:span text:style-name="T15_23">if</text:span><text:span text:style-name="T15_24"><text:s/></text:span><text:span text:style-name="T15_25">only</text:span><text:span text:style-name="T15_26"><text:s/></text:span><text:span text:style-name="T15_27">the</text:span><text:span text:style-name="T15_28"><text:s/></text:span><text:span text:style-name="T15_29">bottom</text:span><text:span text:style-name="T15_30">-</text:span><text:span text:style-name="T15_31">up</text:span><text:span text:style-name="T15_32"><text:s/></text:span><text:span text:style-name="T15_33">feedback</text:span><text:span text:style-name="T15_34">,<text:s/></text:span><text:span text:style-name="T15_35">not</text:span><text:span text:style-name="T15_36"><text:s/></text:span><text:span text:style-name="T15_37">top</text:span><text:span text:style-name="T15_38">-</text:span><text:span text:style-name="T15_39">down</text:span><text:span text:style-name="T15_40">,<text:s/></text:span><text:span text:style-name="T15_41">should</text:span><text:span text:style-name="T15_42"><text:s/></text:span><text:span text:style-name="T15_43">be</text:span><text:span text:style-name="T15_44"><text:s/></text:span><text:span text:style-name="T15_45">simple</text:span><text:span text:style-name="T15_46"><text:s/></text:span><text:span text:style-name="T15_47">coupling</text:span><text:span text:style-name="T15_48">.<text:s/></text:span><text:span text:style-name="T15_49">mean</text:span><text:span text:style-name="T15_50">-</text:span><text:span text:style-name="T15_51">field</text:span><text:span text:style-name="T15_52"><text:s/></text:span><text:span text:style-name="T15_53">approximation</text:span><text:span text:style-name="T15_54">.<text:s/></text:span><text:span text:style-name="T15_55">scale</text:span><text:span text:style-name="T15_56"><text:s/></text:span><text:span text:style-name="T15_57">the</text:span><text:span text:style-name="T15_58"><text:s/></text:span><text:span text:style-name="T15_59">local</text:span><text:span text:style-name="T15_60"><text:s/></text:span><text:span text:style-name="T15_61">foodweb</text:span><text:span text:style-name="T15_62"><text:s/></text:span><text:span text:style-name="T15_63">with</text:span><text:span text:style-name="T15_64"><text:s/></text:span><text:span text:style-name="T15_65">scaling</text:span><text:span text:style-name="T15_66"><text:s/></text:span><text:span text:style-name="T15_67">laws</text:span><text:span text:style-name="T15_68">.</text:span></text:p>
      <text:p text:style-name="P16"><text:span text:style-name="T16_1">Q</text:span><text:span text:style-name="T16_2"><text:s/>:<text:s/></text:span><text:span text:style-name="T16_3">is</text:span><text:span text:style-name="T16_4"><text:s/></text:span><text:span text:style-name="T16_5">it</text:span><text:span text:style-name="T16_6"><text:s/></text:span><text:span text:style-name="T16_7">capitalism</text:span><text:span text:style-name="T16_8"><text:s/>?<text:s/></text:span><text:span text:style-name="T16_9">what</text:span><text:span text:style-name="T16_10"><text:s/></text:span><text:span text:style-name="T16_11">utility</text:span><text:span text:style-name="T16_12"><text:s/></text:span><text:span text:style-name="T16_13">function</text:span><text:span text:style-name="T16_14"><text:s/>?<text:s/></text:span><text:span text:style-name="T16_15">economic</text:span><text:span text:style-name="T16_16"><text:s/></text:span><text:span text:style-name="T16_17">component</text:span><text:span text:style-name="T16_18">.<text:s/></text:span><text:span text:style-name="T16_19">costful</text:span><text:span text:style-name="T16_20"><text:s/></text:span><text:span text:style-name="T16_21">for</text:span><text:span text:style-name="T16_22"><text:s/></text:span><text:span text:style-name="T16_23">the</text:span><text:span text:style-name="T16_24"><text:s/></text:span><text:span text:style-name="T16_25">transition</text:span><text:span text:style-name="T16_26">,<text:s/></text:span><text:span text:style-name="T16_27">but</text:span><text:span text:style-name="T16_28"><text:s/></text:span><text:span text:style-name="T16_29">less</text:span><text:span text:style-name="T16_30"><text:s/></text:span><text:span text:style-name="T16_31">after</text:span><text:span text:style-name="T16_32"><text:s/></text:span><text:span text:style-name="T16_33">that</text:span><text:span text:style-name="T16_34">.</text:span></text:p>
      <text:p text:style-name="P17"><text:span text:style-name="T17_1">quantity</text:span><text:span text:style-name="T17_2"><text:s/></text:span><text:span text:style-name="T17_3">of</text:span><text:span text:style-name="T17_4"><text:s/></text:span><text:span text:style-name="T17_5">top</text:span><text:span text:style-name="T17_6">-</text:span><text:span text:style-name="T17_7">down</text:span><text:span text:style-name="T17_8"><text:s/></text:span><text:span text:style-name="T17_9">control</text:span><text:span text:style-name="T17_10"><text:s/>:<text:s/></text:span><text:span text:style-name="T17_11">governance</text:span><text:span text:style-name="T17_12">.<text:s/>(</text:span><text:span text:style-name="T17_13">local</text:span><text:span text:style-name="T17_14"><text:s/></text:span><text:span text:style-name="T17_15">communes</text:span><text:span text:style-name="T17_16"><text:s/>?)<text:s/>-&gt;<text:s/></text:span><text:span text:style-name="T17_17">if</text:span><text:span text:style-name="T17_18"><text:s/></text:span><text:span text:style-name="T17_19">this</text:span><text:span text:style-name="T17_20"><text:s/></text:span><text:span text:style-name="T17_21">question</text:span><text:span text:style-name="T17_22"><text:s/></text:span><text:span text:style-name="T17_23">is</text:span><text:span text:style-name="T17_24"><text:s/></text:span><text:span text:style-name="T17_25">answered</text:span><text:span text:style-name="T17_26"><text:s/></text:span><text:span text:style-name="T17_27">at</text:span><text:span text:style-name="T17_28"><text:s/></text:span><text:span text:style-name="T17_29">the</text:span><text:span text:style-name="T17_30"><text:s/></text:span><text:span text:style-name="T17_31">local</text:span><text:span text:style-name="T17_32"><text:s/></text:span><text:span text:style-name="T17_33">level</text:span><text:span text:style-name="T17_34">,<text:s/></text:span><text:span text:style-name="T17_35">then</text:span><text:span text:style-name="T17_36"><text:s/></text:span><text:span text:style-name="T17_37">embedding</text:span><text:span text:style-name="T17_38"><text:s/></text:span><text:span text:style-name="T17_39">into</text:span><text:span text:style-name="T17_40"><text:s/></text:span><text:span text:style-name="T17_41">urban</text:span><text:span text:style-name="T17_42"><text:s/></text:span><text:span text:style-name="T17_43">system</text:span><text:span text:style-name="T17_44"><text:s/></text:span><text:span text:style-name="T17_45">should</text:span><text:span text:style-name="T17_46"><text:s/></text:span><text:span text:style-name="T17_47">yield</text:span><text:span text:style-name="T17_48"><text:s/></text:span><text:span text:style-name="T17_49">feasibility</text:span><text:span text:style-name="T17_50">.</text:span></text:p>
      <text:p text:style-name="P18"><text:span text:style-name="T18_1">How</text:span><text:span text:style-name="T18_2"><text:s/></text:span><text:span text:style-name="T18_3">do</text:span><text:span text:style-name="T18_4"><text:s/></text:span><text:span text:style-name="T18_5">you</text:span><text:span text:style-name="T18_6"><text:s/></text:span><text:span text:style-name="T18_7">spend</text:span><text:span text:style-name="T18_8"><text:s/></text:span><text:span text:style-name="T18_9">your</text:span><text:span text:style-name="T18_10"><text:s/></text:span><text:span text:style-name="T18_11">money</text:span><text:span text:style-name="T18_12">/</text:span><text:span text:style-name="T18_13">energy</text:span><text:span text:style-name="T18_14"><text:s/>?</text:span></text:p>
      <text:p text:style-name="P19"><text:span text:style-name="T19_1">Remainder</text:span><text:span text:style-name="T19_2"><text:s/>:<text:s/></text:span><text:span text:style-name="T19_3">social</text:span><text:span text:style-name="T19_4"><text:s/></text:span><text:span text:style-name="T19_5">system</text:span><text:span text:style-name="T19_6"><text:s/>:<text:s/></text:span><text:span text:style-name="T19_7">top</text:span><text:span text:style-name="T19_8">-</text:span><text:span text:style-name="T19_9">down</text:span><text:span text:style-name="T19_10"><text:s/></text:span><text:span text:style-name="T19_11">control</text:span><text:span text:style-name="T19_12"><text:s/>--<text:s/></text:span><text:span text:style-name="T19_13">the</text:span><text:span text:style-name="T19_14"><text:s/></text:span><text:span text:style-name="T19_15">importance</text:span><text:span text:style-name="T19_16"><text:s/></text:span><text:span text:style-name="T19_17">of</text:span><text:span text:style-name="T19_18"><text:s/></text:span><text:span text:style-name="T19_19">governance</text:span></text:p>
      <text:p text:style-name="P20"><text:span text:style-name="T20_1">humanities</text:span><text:span text:style-name="T20_2"><text:s/></text:span><text:span text:style-name="T20_3">approach</text:span><text:span text:style-name="T20_4"><text:s/>:<text:s/></text:span><text:span text:style-name="T20_5">history</text:span><text:span text:style-name="T20_6">,<text:s/></text:span><text:span text:style-name="T20_7">etc</text:span><text:span text:style-name="T20_8">.<text:s/></text:span><text:span text:style-name="T20_9">feasibility</text:span><text:span text:style-name="T20_10">.</text:span></text:p>
      <text:h text:style-name="P21" text:outline-level="10"><text:bookmark-start text:name="h.8gzzl3pomucs"/><text:bookmark-end text:name="h.8gzzl3pomucs"/><text:span text:style-name="T21_1">Choices</text:span></text:h>
      <text:list text:style-name="LS1" xml:id="list0">
        <text:list-item>
          <text:p text:style-name="P22"><text:span text:style-name="T22_1">Network</text:span><text:span text:style-name="T22_2"><text:s/>(</text:span><text:span text:style-name="T22_3">ecological</text:span><text:span text:style-name="T22_4"><text:s/></text:span><text:span text:style-name="T22_5">model</text:span><text:span text:style-name="T22_6">)<text:s/>:<text:s/></text:span><text:span text:style-name="T22_7">OK</text:span><text:span text:style-name="T22_8"><text:s/>.<text:s/></text:span><text:span text:style-name="T22_9">BUT</text:span><text:span text:style-name="T22_10"><text:s/></text:span><text:span text:style-name="T22_11">include</text:span><text:span text:style-name="T22_12"><text:s/></text:span><text:span text:style-name="T22_13">givernance</text:span><text:span text:style-name="T22_14"><text:s/></text:span><text:span text:style-name="T22_15">principles</text:span><text:span text:style-name="T22_16">,<text:s/>"</text:span><text:span text:style-name="T22_17">top</text:span><text:span text:style-name="T22_18">-</text:span><text:span text:style-name="T22_19">down</text:span><text:span text:style-name="T22_20"><text:s/></text:span><text:span text:style-name="T22_21">control</text:span><text:span text:style-name="T22_22">"</text:span></text:p>
        </text:list-item>
        <text:list-item>
          <text:p text:style-name="P23"><text:span text:style-name="T23_1">Choice</text:span><text:span text:style-name="T23_2"><text:s/>:<text:s/></text:span><text:span text:style-name="T23_3">network</text:span><text:span text:style-name="T23_4"><text:s/></text:span><text:span text:style-name="T23_5">growth</text:span><text:span text:style-name="T23_6"><text:s/></text:span><text:span text:style-name="T23_7">model</text:span><text:span text:style-name="T23_8"><text:s/>/<text:s/></text:span><text:span text:style-name="T23_9">static</text:span><text:span text:style-name="T23_10"><text:s/></text:span><text:span text:style-name="T23_11">model</text:span><text:span text:style-name="T23_12"><text:s/>?</text:span></text:p>
        </text:list-item>
        <text:list-item>
          <text:p text:style-name="P24"><text:span text:style-name="T24_1">Choice</text:span><text:span text:style-name="T24_2"><text:s/>:<text:s/></text:span><text:span text:style-name="T24_3">one</text:span><text:span text:style-name="T24_4">_</text:span><text:span text:style-name="T24_5">two</text:span><text:span text:style-name="T24_6"><text:s/></text:span><text:span text:style-name="T24_7">scales</text:span></text:p>
        </text:list-item>
      </text:list>
      <text:h text:style-name="P25" text:outline-level="10"><text:bookmark-start text:name="h.kxbz0aynz2q"/><text:bookmark-end text:name="h.kxbz0aynz2q"/><text:span text:style-name="T25_1">Research</text:span><text:span text:style-name="T25_2"><text:s/></text:span><text:span text:style-name="T25_3">Questions</text:span></text:h>
      <text:list text:style-name="LS2" xml:id="list3">
        <text:list-item>
          <text:p text:style-name="P26"><text:span text:style-name="T26_1">Feasibility</text:span><text:span text:style-name="T26_2">,<text:s/></text:span><text:span text:style-name="T26_3">depending</text:span><text:span text:style-name="T26_4"><text:s/></text:span><text:span text:style-name="T26_5">on</text:span><text:span text:style-name="T26_6"><text:s/></text:span><text:span text:style-name="T26_7">parameters</text:span><text:span text:style-name="T26_8"><text:s/></text:span><text:span text:style-name="T26_9">such</text:span><text:span text:style-name="T26_10"><text:s/></text:span><text:span text:style-name="T26_11">as</text:span><text:span text:style-name="T26_12"><text:s/></text:span><text:span text:style-name="T26_13">governance</text:span><text:span text:style-name="T26_14"><text:s/></text:span><text:span text:style-name="T26_15">level</text:span><text:span text:style-name="T26_16">.<text:s/></text:span><text:span text:style-name="T26_17">consequence</text:span><text:span text:style-name="T26_18"><text:s/></text:span><text:span text:style-name="T26_19">on</text:span><text:span text:style-name="T26_20"><text:s/></text:span><text:span text:style-name="T26_21">reseilence</text:span><text:span text:style-name="T26_22"><text:s/></text:span><text:span text:style-name="T26_23">etc</text:span><text:span text:style-name="T26_24">.</text:span></text:p>
        </text:list-item>
        <text:list-item>
          <text:p text:style-name="P27"><text:span text:style-name="T27_1">Embeddability</text:span><text:span text:style-name="T27_2"><text:s/></text:span><text:span text:style-name="T27_3">into</text:span><text:span text:style-name="T27_4"><text:s/></text:span><text:span text:style-name="T27_5">existing</text:span><text:span text:style-name="T27_6"><text:s/></text:span><text:span text:style-name="T27_7">urban</text:span><text:span text:style-name="T27_8"><text:s/></text:span><text:span text:style-name="T27_9">systems</text:span><text:span text:style-name="T27_10"><text:s/>-&gt;<text:s/></text:span><text:span text:style-name="T27_11">multi</text:span><text:span text:style-name="T27_12">-</text:span><text:span text:style-name="T27_13">scale</text:span><text:span text:style-name="T27_14"><text:s/></text:span><text:span text:style-name="T27_15">modeling</text:span><text:span text:style-name="T27_16">.</text:span></text:p>
        </text:list-item>
      </text:list>
      <text:h text:style-name="P28" text:outline-level="10"><text:bookmark-start text:name="h.v52cb9pwkwb"/><text:bookmark-end text:name="h.v52cb9pwkwb"/><text:span text:style-name="T28_1">Methods</text:span></text:h>
      <text:p text:style-name="P29"><text:span text:style-name="T29_1">to</text:span><text:span text:style-name="T29_2"><text:s/></text:span><text:span text:style-name="T29_3">be</text:span><text:span text:style-name="T29_4"><text:s/></text:span><text:span text:style-name="T29_5">precised</text:span></text:p>
      <text:h text:style-name="P30" text:outline-level="10"><text:bookmark-start text:name="h.ot2i0aewn8y0"/><text:bookmark-end text:name="h.ot2i0aewn8y0"/><text:span text:style-name="T30_1">Organization</text:span></text:h>
      <text:h text:style-name="P31" text:outline-level="10"><text:bookmark-start text:name="h.v9ru0saarsr3"/><text:bookmark-end text:name="h.v9ru0saarsr3"/><text:span text:style-name="T31_1">Todo</text:span><text:span text:style-name="T31_2"><text:s/></text:span><text:span text:style-name="T31_3">list</text:span></text:h>
      <text:list text:style-name="LS3" xml:id="list5">
        <text:list-item>
          <text:p text:style-name="P32"><text:span text:style-name="T32_1">Literature</text:span><text:span text:style-name="T32_2"><text:s/></text:span><text:span text:style-name="T32_3">review</text:span></text:p>
          <text:list>
            <text:list-item>
              <text:p text:style-name="P33"><text:span text:style-name="T33_1">ecological</text:span><text:span text:style-name="T33_2"><text:s/></text:span><text:span text:style-name="T33_3">foodweb</text:span><text:span text:style-name="T33_4"><text:s/>:<text:s/></text:span><text:span text:style-name="T33_5">Marius</text:span><text:span text:style-name="T33_6">,<text:s/></text:span><text:span text:style-name="T33_7">Chrsitine</text:span><text:span text:style-name="T33_8">,<text:s/></text:span><text:span text:style-name="T33_9">Evelyn</text:span></text:p>
            </text:list-item>
            <text:list-item>
              <text:p text:style-name="P34"><text:span text:style-name="T34_1">scale</text:span><text:span text:style-name="T34_2">/</text:span><text:span text:style-name="T34_3">management</text:span><text:span text:style-name="T34_4"><text:s/>:<text:s/></text:span><text:span text:style-name="T34_5">Evelyn</text:span></text:p>
            </text:list-item>
            <text:list-item>
              <text:p text:style-name="P35"><text:span text:style-name="T35_1">city</text:span><text:span text:style-name="T35_2"><text:s/></text:span><text:span text:style-name="T35_3">metabolism</text:span><text:span text:style-name="T35_4"><text:s/>/<text:s/></text:span><text:span text:style-name="T35_5">cities</text:span><text:span text:style-name="T35_6"><text:s/></text:span><text:span text:style-name="T35_7">as</text:span><text:span text:style-name="T35_8"><text:s/></text:span><text:span text:style-name="T35_9">ecosystems</text:span><text:span text:style-name="T35_10"><text:s/>:<text:s/></text:span><text:span text:style-name="T35_11">Lorraine</text:span><text:span text:style-name="T35_12">,<text:s/></text:span><text:span text:style-name="T35_13">Ben</text:span></text:p>
            </text:list-item>
            <text:list-item>
              <text:p text:style-name="P36"><text:span text:style-name="T36_1">History</text:span><text:span text:style-name="T36_2"><text:s/></text:span><text:span text:style-name="T36_3">etc</text:span><text:span text:style-name="T36_4">.<text:s/>:<text:s/></text:span><text:span text:style-name="T36_5">Jesus</text:span></text:p>
            </text:list-item>
            <text:list-item>
              <text:p text:style-name="P37"><text:span text:style-name="T37_1">Network</text:span><text:span text:style-name="T37_2"><text:s/></text:span><text:span text:style-name="T37_3">Growth</text:span><text:span text:style-name="T37_4">/<text:s/></text:span><text:span text:style-name="T37_5">Urban</text:span><text:span text:style-name="T37_6"><text:s/></text:span><text:span text:style-name="T37_7">econmy</text:span><text:span text:style-name="T37_8"><text:s/>:<text:s/></text:span><text:span text:style-name="T37_9">Juste</text:span><text:span text:style-name="T37_10">,<text:s/></text:span><text:span text:style-name="T37_11">Joris</text:span></text:p>
            </text:list-item>
            <text:list-item>
              <text:p text:style-name="P38"><text:span text:style-name="T38_1">industrial</text:span><text:span text:style-name="T38_2"><text:s/></text:span><text:span text:style-name="T38_3">symbiosis</text:span><text:span text:style-name="T38_4"><text:s/>:<text:s/></text:span><text:span text:style-name="T38_5">Joris</text:span></text:p>
            </text:list-item>
          </text:list>
        </text:list-item>
        <text:list-item>
          <text:p text:style-name="P39"><text:span text:style-name="T39_1">Begin</text:span><text:span text:style-name="T39_2"><text:s/></text:span><text:span text:style-name="T39_3">models</text:span><text:span text:style-name="T39_4"><text:s/>-&gt;<text:s/></text:span><text:span text:style-name="T39_5">next</text:span><text:span text:style-name="T39_6"><text:s/></text:span><text:span text:style-name="T39_7">brainstorming</text:span></text:p>
        </text:list-item>
      </text:list>
      <text:h text:style-name="P40" text:outline-level="10"><text:bookmark-start text:name="h.6n7a0c3bo3yz"/><text:bookmark-end text:name="h.6n7a0c3bo3yz"/><text:span text:style-name="T40_1">Deadlines</text:span></text:h>
      <text:list text:style-name="LS4" xml:id="list13">
        <text:list-item>
          <text:p text:style-name="P41"><text:span text:style-name="T41_1">Tuesday</text:span><text:span text:style-name="T41_2"><text:s/>21/06<text:s/>:<text:s/></text:span><text:span text:style-name="T41_3">first</text:span><text:span text:style-name="T41_4"><text:s/></text:span><text:span text:style-name="T41_5">pass</text:span><text:span text:style-name="T41_6"><text:s/></text:span><text:span text:style-name="T41_7">on</text:span><text:span text:style-name="T41_8"><text:s/></text:span><text:span text:style-name="T41_9">litearture</text:span><text:span text:style-name="T41_10"><text:s/></text:span><text:span text:style-name="T41_11">review</text:span></text:p>
        </text:list-item>
        <text:list-item>
          <text:p text:style-name="P42"><text:span text:style-name="T42_1">Wednesday</text:span><text:span text:style-name="T42_2"><text:s/>22/06<text:s/>:<text:s/></text:span><text:span text:style-name="T42_3">first</text:span><text:span text:style-name="T42_4"><text:s/></text:span><text:span text:style-name="T42_5">draft</text:span><text:span text:style-name="T42_6"><text:s/></text:span><text:span text:style-name="T42_7">for</text:span><text:span text:style-name="T42_8"><text:s/></text:span><text:span text:style-name="T42_9">proposal</text:span></text:p>
        </text:list-item>
      </text:list>
      <text:h text:style-name="P43" text:outline-level="10"><text:bookmark-start text:name="h.be5zb8cbly7f"/><text:bookmark-end text:name="h.be5zb8cbly7f"/><text:span text:style-name="T43_1">Next</text:span><text:span text:style-name="T43_2"><text:s/></text:span><text:span text:style-name="T43_3">meetings</text:span></text:h>
      <text:list text:style-name="LS5" xml:id="list15">
        <text:list-item>
          <text:p text:style-name="P44"><text:span text:style-name="T44_1">Tuesday</text:span><text:span text:style-name="T44_2"><text:s/>21/06<text:s/>:<text:s/>7</text:span><text:span text:style-name="T44_3">pm</text:span><text:span text:style-name="T44_4"><text:s/>:<text:s/></text:span><text:span text:style-name="T44_5">think</text:span><text:span text:style-name="T44_6"><text:s/></text:span><text:span text:style-name="T44_7">on</text:span><text:span text:style-name="T44_8"><text:s/></text:span><text:span text:style-name="T44_9">models</text:span><text:span text:style-name="T44_10"><text:s/></text:span><text:span text:style-name="T44_11">etc</text:span><text:span text:style-name="T44_12">.</text:span></text:p>
        </text:list-item>
        <text:list-item>
          <text:p text:style-name="P45"><text:span text:style-name="T45_1">Wednesday</text:span><text:span text:style-name="T45_2"><text:s/>22/06<text:s/>:<text:s/>5</text:span><text:span text:style-name="T45_3">pm</text:span><text:span text:style-name="T45_4">15<text:s/></text:span><text:span text:style-name="T45_5">with</text:span><text:span text:style-name="T45_6"><text:s/></text:span><text:span text:style-name="T45_7">Josh</text:span></text:p>
        </text:list-item>
      </text:list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h text:style-name="P67" text:outline-level="10"><text:bookmark-start text:name="h.zfhuzmg6yflc"/><text:bookmark-end text:name="h.zfhuzmg6yflc"/><text:span text:style-name="T67_1">Urban</text:span><text:span text:style-name="T67_2"><text:s/></text:span><text:span text:style-name="T67_3">Metabolism</text:span><text:span text:style-name="T67_4"><text:s/></text:span><text:span text:style-name="T67_5">and</text:span><text:span text:style-name="T67_6"><text:s/></text:span><text:span text:style-name="T67_7">Cities</text:span><text:span text:style-name="T67_8"><text:s/></text:span><text:span text:style-name="T67_9">as</text:span><text:span text:style-name="T67_10"><text:s/></text:span><text:span text:style-name="T67_11">Ecosystems</text:span></text:h>
      <text:p text:style-name="P68"/>
      <text:p text:style-name="P69"><text:span text:style-name="T69_1">References</text:span><text:span text:style-name="T69_2">:</text:span></text:p>
      <text:p text:style-name="P70"><text:span text:style-name="T70_1">Kennedy</text:span><text:span text:style-name="T70_2">,<text:s/></text:span><text:span text:style-name="T70_3">C</text:span><text:span text:style-name="T70_4">.,<text:s/></text:span><text:span text:style-name="T70_5">Cuddihy</text:span><text:span text:style-name="T70_6">,<text:s/></text:span><text:span text:style-name="T70_7">J</text:span><text:span text:style-name="T70_8">.,<text:s/>&amp;<text:s/></text:span><text:span text:style-name="T70_9">Engel</text:span><text:span text:style-name="T70_10">-</text:span><text:span text:style-name="T70_11">Yan</text:span><text:span text:style-name="T70_12">,<text:s/></text:span><text:span text:style-name="T70_13">J</text:span><text:span text:style-name="T70_14">.<text:s/>(2007).<text:s/>"</text:span><text:span text:style-name="T70_15">The</text:span><text:span text:style-name="T70_16"><text:s/></text:span><text:span text:style-name="T70_17">Changing</text:span><text:span text:style-name="T70_18"><text:s/></text:span><text:span text:style-name="T70_19">Metabolism</text:span><text:span text:style-name="T70_20"><text:s/></text:span><text:span text:style-name="T70_21">of</text:span><text:span text:style-name="T70_22"><text:s/></text:span><text:span text:style-name="T70_23">Cities</text:span><text:span text:style-name="T70_24">."<text:s/></text:span><text:span text:style-name="T70_25">Journal</text:span><text:span text:style-name="T70_26"><text:s/></text:span><text:span text:style-name="T70_27">of</text:span><text:span text:style-name="T70_28"><text:s/></text:span><text:span text:style-name="T70_29">Industrial</text:span><text:span text:style-name="T70_30"><text:s/></text:span><text:span text:style-name="T70_31">Ecology</text:span><text:span text:style-name="T70_32"><text:s/>,<text:s/>11<text:s/>(2),<text:s/>43-59.</text:span></text:p>
      <text:p text:style-name="P71"><text:span text:style-name="T71_1">Kennedy</text:span><text:span text:style-name="T71_2">,<text:s/></text:span><text:span text:style-name="T71_3">C</text:span><text:span text:style-name="T71_4">.,<text:s/></text:span><text:span text:style-name="T71_5">Pincetl</text:span><text:span text:style-name="T71_6">,<text:s/></text:span><text:span text:style-name="T71_7">S</text:span><text:span text:style-name="T71_8">.,<text:s/></text:span><text:span text:style-name="T71_9">Bunje</text:span><text:span text:style-name="T71_10">,<text:s/></text:span><text:span text:style-name="T71_11">P</text:span><text:span text:style-name="T71_12">.<text:s/>(2011).<text:s/>"</text:span><text:span text:style-name="T71_13">The</text:span><text:span text:style-name="T71_14"><text:s/></text:span><text:span text:style-name="T71_15">study</text:span><text:span text:style-name="T71_16"><text:s/></text:span><text:span text:style-name="T71_17">of</text:span><text:span text:style-name="T71_18"><text:s/></text:span><text:span text:style-name="T71_19">urban</text:span><text:span text:style-name="T71_20"><text:s/></text:span><text:span text:style-name="T71_21">metabolism</text:span><text:span text:style-name="T71_22"><text:s/></text:span><text:span text:style-name="T71_23">and</text:span><text:span text:style-name="T71_24"><text:s/></text:span><text:span text:style-name="T71_25">its</text:span><text:span text:style-name="T71_26"><text:s/></text:span><text:span text:style-name="T71_27">applications</text:span><text:span text:style-name="T71_28"><text:s/></text:span><text:span text:style-name="T71_29">to</text:span><text:span text:style-name="T71_30"><text:s/></text:span><text:span text:style-name="T71_31">urban</text:span><text:span text:style-name="T71_32"><text:s/></text:span><text:span text:style-name="T71_33">planning</text:span><text:span text:style-name="T71_34"><text:s/></text:span><text:span text:style-name="T71_35">and</text:span><text:span text:style-name="T71_36"><text:s/></text:span><text:span text:style-name="T71_37">design</text:span><text:span text:style-name="T71_38">."<text:s/></text:span><text:span text:style-name="T71_39">Environmental</text:span><text:span text:style-name="T71_40"><text:s/></text:span><text:span text:style-name="T71_41">Pollution</text:span><text:span text:style-name="T71_42"><text:s/>(159),<text:s/>1965-1973.<text:s/></text:span></text:p>
      <text:p text:style-name="P72"><text:span text:style-name="T72_1">Newcombe</text:span><text:span text:style-name="T72_2">,<text:s/></text:span><text:span text:style-name="T72_3">K</text:span><text:span text:style-name="T72_4">.,<text:s/></text:span><text:span text:style-name="T72_5">Kalma</text:span><text:span text:style-name="T72_6">,<text:s/></text:span><text:span text:style-name="T72_7">J</text:span><text:span text:style-name="T72_8">.<text:s/></text:span><text:span text:style-name="T72_9">D</text:span><text:span text:style-name="T72_10">.,<text:s/>&amp;<text:s/></text:span><text:span text:style-name="T72_11">Aston</text:span><text:span text:style-name="T72_12">,<text:s/></text:span><text:span text:style-name="T72_13">A</text:span><text:span text:style-name="T72_14">.<text:s/></text:span><text:span text:style-name="T72_15">R</text:span><text:span text:style-name="T72_16">.<text:s/>(1978).<text:s/>"</text:span><text:span text:style-name="T72_17">The</text:span><text:span text:style-name="T72_18"><text:s/></text:span><text:span text:style-name="T72_19">Metabolism</text:span><text:span text:style-name="T72_20"><text:s/></text:span><text:span text:style-name="T72_21">of</text:span><text:span text:style-name="T72_22"><text:s/></text:span><text:span text:style-name="T72_23">a</text:span><text:span text:style-name="T72_24"><text:s/></text:span><text:span text:style-name="T72_25">City</text:span><text:span text:style-name="T72_26">:<text:s/></text:span><text:span text:style-name="T72_27">The</text:span><text:span text:style-name="T72_28"><text:s/></text:span><text:span text:style-name="T72_29">Case</text:span><text:span text:style-name="T72_30"><text:s/></text:span><text:span text:style-name="T72_31">of</text:span><text:span text:style-name="T72_32"><text:s/></text:span><text:span text:style-name="T72_33">Hong</text:span><text:span text:style-name="T72_34"><text:s/></text:span><text:span text:style-name="T72_35">Kong</text:span><text:span text:style-name="T72_36">."<text:s/></text:span><text:span text:style-name="T72_37">Ambio</text:span><text:span text:style-name="T72_38"><text:s/>,<text:s/>7<text:s/>(1),<text:s/>3-15.<text:s/></text:span></text:p>
      <text:p text:style-name="P73"><text:span text:style-name="T73_1">Bodini</text:span><text:span text:style-name="T73_2">,<text:s/></text:span><text:span text:style-name="T73_3">A</text:span><text:span text:style-name="T73_4">.,<text:s/></text:span><text:span text:style-name="T73_5">Bondavalli</text:span><text:span text:style-name="T73_6">,<text:s/></text:span><text:span text:style-name="T73_7">C</text:span><text:span text:style-name="T73_8">.,<text:s/>&amp;<text:s/></text:span><text:span text:style-name="T73_9">Allesina</text:span><text:span text:style-name="T73_10">,<text:s/></text:span><text:span text:style-name="T73_11">S</text:span><text:span text:style-name="T73_12">.<text:s/>(2012).<text:s/>“</text:span><text:span text:style-name="T73_13">Cities</text:span><text:span text:style-name="T73_14"><text:s/></text:span><text:span text:style-name="T73_15">as</text:span><text:span text:style-name="T73_16"><text:s/></text:span><text:span text:style-name="T73_17">ecosystems</text:span><text:span text:style-name="T73_18">:<text:s/></text:span><text:span text:style-name="T73_19">Growth</text:span><text:span text:style-name="T73_20">,<text:s/></text:span><text:span text:style-name="T73_21">development</text:span><text:span text:style-name="T73_22">,<text:s/></text:span><text:span text:style-name="T73_23">and</text:span><text:span text:style-name="T73_24"><text:s/></text:span><text:span text:style-name="T73_25">implications</text:span><text:span text:style-name="T73_26"><text:s/></text:span><text:span text:style-name="T73_27">for</text:span><text:span text:style-name="T73_28"><text:s/></text:span><text:span text:style-name="T73_29">sustainability</text:span><text:span text:style-name="T73_30">.”<text:s/></text:span><text:span text:style-name="T73_31">Ecological</text:span><text:span text:style-name="T73_32"><text:s/></text:span><text:span text:style-name="T73_33">Modelling</text:span><text:span text:style-name="T73_34"><text:s/>245(2012):<text:s/>185-198.</text:span></text:p>
      <text:p text:style-name="P74"/>
      <text:p text:style-name="P75"><text:span text:style-name="T75_1">UM</text:span><text:span text:style-name="T75_2"><text:s/></text:span><text:span text:style-name="T75_3">Diagrams</text:span><text:span text:style-name="T75_4">:<text:s/></text:span><text:span text:style-name="T75_5">Hoornweg</text:span><text:span text:style-name="T75_6">,<text:s/></text:span><text:span text:style-name="T75_7">D</text:span><text:span text:style-name="T75_8">.,<text:s/></text:span><text:span text:style-name="T75_9">Campillo</text:span><text:span text:style-name="T75_10">,<text:s/></text:span><text:span text:style-name="T75_11">G</text:span><text:span text:style-name="T75_12">.,<text:s/></text:span><text:span text:style-name="T75_13">Linders</text:span><text:span text:style-name="T75_14">,<text:s/></text:span><text:span text:style-name="T75_15">D</text:span><text:span text:style-name="T75_16">.,<text:s/></text:span><text:span text:style-name="T75_17">Saldivar</text:span><text:span text:style-name="T75_18">-</text:span><text:span text:style-name="T75_19">Sali</text:span><text:span text:style-name="T75_20">,<text:s/></text:span><text:span text:style-name="T75_21">A</text:span><text:span text:style-name="T75_22">.,<text:s/>&amp;<text:s/></text:span><text:span text:style-name="T75_23">Sugar</text:span><text:span text:style-name="T75_24">,<text:s/></text:span><text:span text:style-name="T75_25">L</text:span><text:span text:style-name="T75_26">.<text:s/>(2012).<text:s text:c="2"/>“</text:span><text:span text:style-name="T75_27">Mainstreaming</text:span><text:span text:style-name="T75_28"><text:s/></text:span><text:span text:style-name="T75_29">Urban</text:span><text:span text:style-name="T75_30"><text:s/></text:span><text:span text:style-name="T75_31">Metabolism</text:span><text:span text:style-name="T75_32">:<text:s/></text:span><text:span text:style-name="T75_33">Advances</text:span><text:span text:style-name="T75_34"><text:s/></text:span><text:span text:style-name="T75_35">and</text:span><text:span text:style-name="T75_36"><text:s/></text:span><text:span text:style-name="T75_37">Studies</text:span><text:span text:style-name="T75_38"><text:s/></text:span><text:span text:style-name="T75_39">in</text:span><text:span text:style-name="T75_40"><text:s/></text:span><text:span text:style-name="T75_41">City</text:span><text:span text:style-name="T75_42"><text:s/></text:span><text:span text:style-name="T75_43">Participation</text:span><text:span text:style-name="T75_44">.”<text:s/></text:span><text:span text:style-name="T75_45">Proceedings</text:span><text:span text:style-name="T75_46"><text:s/></text:span><text:span text:style-name="T75_47">of</text:span><text:span text:style-name="T75_48"><text:s/></text:span><text:span text:style-name="T75_49">the</text:span><text:span text:style-name="T75_50"><text:s/></text:span><text:span text:style-name="T75_51">Sixth</text:span><text:span text:style-name="T75_52"><text:s/></text:span><text:span text:style-name="T75_53">Urban</text:span><text:span text:style-name="T75_54"><text:s/></text:span><text:span text:style-name="T75_55">Research</text:span><text:span text:style-name="T75_56"><text:s/></text:span><text:span text:style-name="T75_57">and</text:span><text:span text:style-name="T75_58"><text:s/></text:span><text:span text:style-name="T75_59">Knowledge</text:span><text:span text:style-name="T75_60"><text:s/></text:span><text:span text:style-name="T75_61">Symposium</text:span><text:span text:style-name="T75_62">.<text:s/></text:span><text:span text:style-name="T75_63">Available</text:span><text:span text:style-name="T75_64">:<text:s/></text:span><text:span text:style-name="T75_65"><text:a xlink:type="simple" xlink:href="http://siteresources.worldbank.org/INTURBANDEVELOPMENT/Resources/336387-1369969101352/Hoornweg-et-al.pdf"><text:span text:style-name="T75_66">http</text:span></text:a></text:span><text:span text:style-name="T75_67"><text:a xlink:type="simple" xlink:href="http://siteresources.worldbank.org/INTURBANDEVELOPMENT/Resources/336387-1369969101352/Hoornweg-et-al.pdf"><text:span text:style-name="T75_68">://</text:span></text:a></text:span><text:span text:style-name="T75_69"><text:a xlink:type="simple" xlink:href="http://siteresources.worldbank.org/INTURBANDEVELOPMENT/Resources/336387-1369969101352/Hoornweg-et-al.pdf"><text:span text:style-name="T75_70">siteresources</text:span></text:a></text:span><text:span text:style-name="T75_71"><text:a xlink:type="simple" xlink:href="http://siteresources.worldbank.org/INTURBANDEVELOPMENT/Resources/336387-1369969101352/Hoornweg-et-al.pdf"><text:span text:style-name="T75_72">.</text:span></text:a></text:span><text:span text:style-name="T75_73"><text:a xlink:type="simple" xlink:href="http://siteresources.worldbank.org/INTURBANDEVELOPMENT/Resources/336387-1369969101352/Hoornweg-et-al.pdf"><text:span text:style-name="T75_74">worldbank</text:span></text:a></text:span><text:span text:style-name="T75_75"><text:a xlink:type="simple" xlink:href="http://siteresources.worldbank.org/INTURBANDEVELOPMENT/Resources/336387-1369969101352/Hoornweg-et-al.pdf"><text:span text:style-name="T75_76">.</text:span></text:a></text:span><text:span text:style-name="T75_77"><text:a xlink:type="simple" xlink:href="http://siteresources.worldbank.org/INTURBANDEVELOPMENT/Resources/336387-1369969101352/Hoornweg-et-al.pdf"><text:span text:style-name="T75_78">org</text:span></text:a></text:span><text:span text:style-name="T75_79"><text:a xlink:type="simple" xlink:href="http://siteresources.worldbank.org/INTURBANDEVELOPMENT/Resources/336387-1369969101352/Hoornweg-et-al.pdf"><text:span text:style-name="T75_80">/</text:span></text:a></text:span><text:span text:style-name="T75_81"><text:a xlink:type="simple" xlink:href="http://siteresources.worldbank.org/INTURBANDEVELOPMENT/Resources/336387-1369969101352/Hoornweg-et-al.pdf"><text:span text:style-name="T75_82">INTURBANDEVELOPMENT</text:span></text:a></text:span><text:span text:style-name="T75_83"><text:a xlink:type="simple" xlink:href="http://siteresources.worldbank.org/INTURBANDEVELOPMENT/Resources/336387-1369969101352/Hoornweg-et-al.pdf"><text:span text:style-name="T75_84">/</text:span></text:a></text:span><text:span text:style-name="T75_85"><text:a xlink:type="simple" xlink:href="http://siteresources.worldbank.org/INTURBANDEVELOPMENT/Resources/336387-1369969101352/Hoornweg-et-al.pdf"><text:span text:style-name="T75_86">Resources</text:span></text:a></text:span><text:span text:style-name="T75_87"><text:a xlink:type="simple" xlink:href="http://siteresources.worldbank.org/INTURBANDEVELOPMENT/Resources/336387-1369969101352/Hoornweg-et-al.pdf"><text:span text:style-name="T75_88">/336387-1369969101352/</text:span></text:a></text:span><text:span text:style-name="T75_89"><text:a xlink:type="simple" xlink:href="http://siteresources.worldbank.org/INTURBANDEVELOPMENT/Resources/336387-1369969101352/Hoornweg-et-al.pdf"><text:span text:style-name="T75_90">Hoornweg</text:span></text:a></text:span><text:span text:style-name="T75_91"><text:a xlink:type="simple" xlink:href="http://siteresources.worldbank.org/INTURBANDEVELOPMENT/Resources/336387-1369969101352/Hoornweg-et-al.pdf"><text:span text:style-name="T75_92">-</text:span></text:a></text:span><text:span text:style-name="T75_93"><text:a xlink:type="simple" xlink:href="http://siteresources.worldbank.org/INTURBANDEVELOPMENT/Resources/336387-1369969101352/Hoornweg-et-al.pdf"><text:span text:style-name="T75_94">et</text:span></text:a></text:span><text:span text:style-name="T75_95"><text:a xlink:type="simple" xlink:href="http://siteresources.worldbank.org/INTURBANDEVELOPMENT/Resources/336387-1369969101352/Hoornweg-et-al.pdf"><text:span text:style-name="T75_96">-</text:span></text:a></text:span><text:span text:style-name="T75_97"><text:a xlink:type="simple" xlink:href="http://siteresources.worldbank.org/INTURBANDEVELOPMENT/Resources/336387-1369969101352/Hoornweg-et-al.pdf"><text:span text:style-name="T75_98">al</text:span></text:a></text:span><text:span text:style-name="T75_99"><text:a xlink:type="simple" xlink:href="http://siteresources.worldbank.org/INTURBANDEVELOPMENT/Resources/336387-1369969101352/Hoornweg-et-al.pdf"><text:span text:style-name="T75_100">.</text:span></text:a></text:span><text:span text:style-name="T75_101"><text:a xlink:type="simple" xlink:href="http://siteresources.worldbank.org/INTURBANDEVELOPMENT/Resources/336387-1369969101352/Hoornweg-et-al.pdf"><text:span text:style-name="T75_102">pdf</text:span></text:a></text:span><text:span text:style-name="T75_103"><text:s/>[</text:span><text:span text:style-name="T75_104">accessed</text:span><text:span text:style-name="T75_105"><text:s/>2016-06-19].</text:span></text:p>
      <text:p text:style-name="P76"/>
      <text:p text:style-name="P77"/>
      <text:p text:style-name="P78"/>
      <text:p text:style-name="P79"><text:bookmark-start text:name="h.y9xum7gj2oys"/><text:bookmark-end text:name="h.y9xum7gj2oys"/><text:span text:style-name="T79_1">Network</text:span><text:span text:style-name="T79_2"><text:s/></text:span><text:span text:style-name="T79_3">Growth</text:span><text:span text:style-name="T79_4"><text:s/></text:span><text:span text:style-name="T79_5">Literature</text:span></text:p>
      <text:p text:style-name="P80"><text:span text:style-name="T80_1">(</text:span><text:span text:style-name="T80_2">not</text:span><text:span text:style-name="T80_3"><text:s/></text:span><text:span text:style-name="T80_4">sure</text:span><text:span text:style-name="T80_5"><text:s/></text:span><text:span text:style-name="T80_6">how</text:span><text:span text:style-name="T80_7"><text:s/></text:span><text:span text:style-name="T80_8">these</text:span><text:span text:style-name="T80_9"><text:s/></text:span><text:span text:style-name="T80_10">will</text:span><text:span text:style-name="T80_11"><text:s/></text:span><text:span text:style-name="T80_12">be</text:span><text:span text:style-name="T80_13"><text:s/></text:span><text:span text:style-name="T80_14">relevant</text:span><text:span text:style-name="T80_15"><text:s/></text:span><text:span text:style-name="T80_16">to</text:span><text:span text:style-name="T80_17"><text:s/></text:span><text:span text:style-name="T80_18">our</text:span><text:span text:style-name="T80_19"><text:s/></text:span><text:span text:style-name="T80_20">purpose</text:span><text:span text:style-name="T80_21">,<text:s/></text:span><text:span text:style-name="T80_22">these</text:span><text:span text:style-name="T80_23"><text:s/></text:span><text:span text:style-name="T80_24">are</text:span><text:span text:style-name="T80_25"><text:s/></text:span><text:span text:style-name="T80_26">example</text:span><text:span text:style-name="T80_27"><text:s/></text:span><text:span text:style-name="T80_28">of</text:span><text:span text:style-name="T80_29"><text:s/>“</text:span><text:span text:style-name="T80_30">network</text:span><text:span text:style-name="T80_31"><text:s/></text:span><text:span text:style-name="T80_32">morphogenesis</text:span><text:span text:style-name="T80_33">”<text:s/></text:span><text:span text:style-name="T80_34">models</text:span><text:span text:style-name="T80_35">,<text:s/></text:span><text:span text:style-name="T80_36">that</text:span><text:span text:style-name="T80_37"><text:s/></text:span><text:span text:style-name="T80_38">could</text:span><text:span text:style-name="T80_39"><text:s/></text:span><text:span text:style-name="T80_40">be</text:span><text:span text:style-name="T80_41"><text:s/></text:span><text:span text:style-name="T80_42">useful</text:span><text:span text:style-name="T80_43"><text:s/></text:span><text:span text:style-name="T80_44">if</text:span><text:span text:style-name="T80_45"><text:s/></text:span><text:span text:style-name="T80_46">we</text:span><text:span text:style-name="T80_47"><text:s/></text:span><text:span text:style-name="T80_48">choose</text:span><text:span text:style-name="T80_49"><text:s/></text:span><text:span text:style-name="T80_50">to</text:span><text:span text:style-name="T80_51"><text:s/></text:span><text:span text:style-name="T80_52">implement</text:span><text:span text:style-name="T80_53"><text:s/></text:span><text:span text:style-name="T80_54">a</text:span><text:span text:style-name="T80_55"><text:s/></text:span><text:span text:style-name="T80_56">dynamical</text:span><text:span text:style-name="T80_57"><text:s/></text:span><text:span text:style-name="T80_58">model</text:span><text:span text:style-name="T80_59"><text:s/></text:span><text:span text:style-name="T80_60">of</text:span><text:span text:style-name="T80_61"><text:s/></text:span><text:span text:style-name="T80_62">the</text:span><text:span text:style-name="T80_63"><text:s/></text:span><text:span text:style-name="T80_64">local</text:span><text:span text:style-name="T80_65"><text:s/></text:span><text:span text:style-name="T80_66">ecosystem</text:span><text:span text:style-name="T80_67">)</text:span></text:p>
      <text:p text:style-name="P81"/>
      <text:p text:style-name="P82"/>
      <text:p text:style-name="P83"><text:bookmark-start text:name="h.vj3qrpja1wec"/><text:bookmark-end text:name="h.vj3qrpja1wec"/><text:span text:style-name="T83_1">System</text:span><text:span text:style-name="T83_2"><text:s/></text:span><text:span text:style-name="T83_3">of</text:span><text:span text:style-name="T83_4"><text:s/></text:span><text:span text:style-name="T83_5">Cities</text:span><text:span text:style-name="T83_6"><text:s/></text:span><text:span text:style-name="T83_7">Literature</text:span></text:p>
      <text:p text:style-name="P84"/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1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